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07cm"/>
    </style:style>
    <style:style style:name="co3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6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font-name="Times New Roman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number-columns-repeated="5" table:default-cell-style-name="ce2"/>
        <table:table-column table:style-name="co2" table:default-cell-style-name="ce2"/>
        <table:table-column table:style-name="co2" table:default-cell-style-name="Default"/>
        <table:table-row table:style-name="ro1">
          <table:table-cell table:style-name="ce1" office:value-type="string">
            <text:p>class</text:p>
          </table:table-cell>
          <table:table-cell table:style-name="ce1" office:value-type="string">
            <text:p>k1</text:p>
          </table:table-cell>
          <table:table-cell table:style-name="ce1" office:value-type="string">
            <text:p>k2</text:p>
          </table:table-cell>
          <table:table-cell table:style-name="ce1" office:value-type="string">
            <text:p>k3</text:p>
          </table:table-cell>
          <table:table-cell table:style-name="ce1" office:value-type="string">
            <text:p>k4</text:p>
          </table:table-cell>
          <table:table-cell table:style-name="ce1" office:value-type="string">
            <text:p>k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1.8296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0.372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67366</text:p>
          </table:table-cell>
          <table:table-cell table:style-name="ce1" office:value-type="string">
            <text:p>0.372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1.8296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0.59507</text:p>
          </table:table-cell>
          <table:table-cell table:style-name="ce1" office:value-type="string">
            <text:p>1.25739</text:p>
          </table:table-cell>
          <table:table-cell table:style-name="ce1" office:value-type="string">
            <text:p>1.8296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0.79269</text:p>
          </table:table-cell>
          <table:table-cell table:style-name="ce1" office:value-type="string">
            <text:p>0.597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0.372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19777</text:p>
          </table:table-cell>
          <table:table-cell table:style-name="ce1" office:value-type="string">
            <text:p>0.6087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1.65844</text:p>
          </table:table-cell>
          <table:table-cell table:style-name="ce1" office:value-type="string">
            <text:p>1.11861</text:p>
          </table:table-cell>
          <table:table-cell table:style-name="ce1" office:value-type="string">
            <text:p>0.448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0.62242</text:p>
          </table:table-cell>
          <table:table-cell table:style-name="ce1" office:value-type="string">
            <text:p>1.11861</text:p>
          </table:table-cell>
          <table:table-cell table:style-name="ce1" office:value-type="string">
            <text:p>0.104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1.65844</text:p>
          </table:table-cell>
          <table:table-cell table:style-name="ce1" office:value-type="string">
            <text:p>1.11861</text:p>
          </table:table-cell>
          <table:table-cell table:style-name="ce1" office:value-type="string">
            <text:p>0.448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1.01003</text:p>
          </table:table-cell>
          <table:table-cell table:style-name="ce1" office:value-type="string">
            <text:p>0.86529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1.25739</text:p>
          </table:table-cell>
          <table:table-cell table:style-name="ce1" office:value-type="string">
            <text:p>0.372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1.25739</text:p>
          </table:table-cell>
          <table:table-cell table:style-name="ce1" office:value-type="string">
            <text:p>1.8296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3.32151</text:p>
          </table:table-cell>
          <table:table-cell table:style-name="ce1" office:value-type="string">
            <text:p>0.79269</text:p>
          </table:table-cell>
          <table:table-cell table:style-name="ce1" office:value-type="string">
            <text:p>0.2536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0.00068</text:p>
          </table:table-cell>
          <table:table-cell table:style-name="ce1" office:value-type="string">
            <text:p>-0.17583</text:p>
          </table:table-cell>
          <table:table-cell table:style-name="ce1" office:value-type="string">
            <text:p>0.12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0.03755</text:p>
          </table:table-cell>
          <table:table-cell table:style-name="ce1" office:value-type="string">
            <text:p>0.79269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86529</text:p>
          </table:table-cell>
          <table:table-cell table:style-name="ce1" office:value-type="string">
            <text:p>-1.9943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0.12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79269</text:p>
          </table:table-cell>
          <table:table-cell table:style-name="ce1" office:value-type="string">
            <text:p>-1.9943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0.372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1.28381</text:p>
          </table:table-cell>
          <table:table-cell table:style-name="ce1" office:value-type="string">
            <text:p>-0.3778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-0.1886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0.597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0.372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0.59507</text:p>
          </table:table-cell>
          <table:table-cell table:style-name="ce1" office:value-type="string">
            <text:p>0.79269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0.03755</text:p>
          </table:table-cell>
          <table:table-cell table:style-name="ce1" office:value-type="string">
            <text:p>0.79269</text:p>
          </table:table-cell>
          <table:table-cell table:style-name="ce1" office:value-type="string">
            <text:p>-0.355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0.86529</text:p>
          </table:table-cell>
          <table:table-cell table:style-name="ce1" office:value-type="string">
            <text:p>0.12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0.59507</text:p>
          </table:table-cell>
          <table:table-cell table:style-name="ce1" office:value-type="string">
            <text:p>1.25739</text:p>
          </table:table-cell>
          <table:table-cell table:style-name="ce1" office:value-type="string">
            <text:p>2.0347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1.25739</text:p>
          </table:table-cell>
          <table:table-cell table:style-name="ce1" office:value-type="string">
            <text:p>2.0347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0.03755</text:p>
          </table:table-cell>
          <table:table-cell table:style-name="ce1" office:value-type="string">
            <text:p>0.79269</text:p>
          </table:table-cell>
          <table:table-cell table:style-name="ce1" office:value-type="string">
            <text:p>-0.4890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0.372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0.59507</text:p>
          </table:table-cell>
          <table:table-cell table:style-name="ce1" office:value-type="string">
            <text:p>0.79269</text:p>
          </table:table-cell>
          <table:table-cell table:style-name="ce1" office:value-type="string">
            <text:p>2.0347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31635</text:p>
          </table:table-cell>
          <table:table-cell table:style-name="ce1" office:value-type="string">
            <text:p>0.5083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-0.27807</text:p>
          </table:table-cell>
          <table:table-cell table:style-name="ce1" office:value-type="string">
            <text:p>0.31635</text:p>
          </table:table-cell>
          <table:table-cell table:style-name="ce1" office:value-type="string">
            <text:p>0.2536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0.5083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31635</text:p>
          </table:table-cell>
          <table:table-cell table:style-name="ce1" office:value-type="string">
            <text:p>0.5083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1.9943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0.12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-0.1886</text:p>
          </table:table-cell>
          <table:table-cell table:style-name="ce1" office:value-type="string">
            <text:p>0.31635</text:p>
          </table:table-cell>
          <table:table-cell table:style-name="ce1" office:value-type="string">
            <text:p>0.5083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0.03755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0.355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0.1886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0.6802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0.448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1.25739</text:p>
          </table:table-cell>
          <table:table-cell table:style-name="ce1" office:value-type="string">
            <text:p>0.104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0.5083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79269</text:p>
          </table:table-cell>
          <table:table-cell table:style-name="ce1" office:value-type="string">
            <text:p>0.6087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79269</text:p>
          </table:table-cell>
          <table:table-cell table:style-name="ce1" office:value-type="string">
            <text:p>0.597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0.1021</text:p>
          </table:table-cell>
          <table:table-cell table:number-columns-repeated="2" table:style-name="ce1" office:value-type="string">
            <text:p>0.89312</text:p>
          </table:table-cell>
          <table:table-cell table:style-name="ce1" office:value-type="string">
            <text:p>0.5083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1.25739</text:p>
          </table:table-cell>
          <table:table-cell table:style-name="ce1" office:value-type="string">
            <text:p>0.5083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0.27807</text:p>
          </table:table-cell>
          <table:table-cell table:style-name="ce1" office:value-type="string">
            <text:p>0.79269</text:p>
          </table:table-cell>
          <table:table-cell table:style-name="ce1" office:value-type="string">
            <text:p>-0.3778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0.27807</text:p>
          </table:table-cell>
          <table:table-cell table:style-name="ce1" office:value-type="string">
            <text:p>0.31635</text:p>
          </table:table-cell>
          <table:table-cell table:style-name="ce1" office:value-type="string">
            <text:p>0.2536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0.27807</text:p>
          </table:table-cell>
          <table:table-cell table:style-name="ce1" office:value-type="string">
            <text:p>0.27136</text:p>
          </table:table-cell>
          <table:table-cell table:style-name="ce1" office:value-type="string">
            <text:p>0.5759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0.1021</text:p>
          </table:table-cell>
          <table:table-cell table:style-name="ce3" office:value-type="date" office:date-value="6436-01-01">
            <text:p>01/01/36</text:p>
          </table:table-cell>
          <table:table-cell table:style-name="ce1" office:value-type="string">
            <text:p>0.79269</text:p>
          </table:table-cell>
          <table:table-cell table:style-name="ce1" office:value-type="string">
            <text:p>-0.3778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0.64818</text:p>
          </table:table-cell>
          <table:table-cell table:style-name="ce1" office:value-type="string">
            <text:p>-2.0963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0.27807</text:p>
          </table:table-cell>
          <table:table-cell table:style-name="ce1" office:value-type="string">
            <text:p>0.31635</text:p>
          </table:table-cell>
          <table:table-cell table:style-name="ce1" office:value-type="string">
            <text:p>-0.3778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11892</text:p>
          </table:table-cell>
          <table:table-cell table:style-name="ce4" office:value-type="date" office:date-value="6436-01-01">
            <text:p>01/01/36</text:p>
          </table:table-cell>
          <table:table-cell table:style-name="ce1" office:value-type="string">
            <text:p>0.27136</text:p>
          </table:table-cell>
          <table:table-cell table:style-name="ce1" office:value-type="string">
            <text:p>-0.13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1021</text:p>
          </table:table-cell>
          <table:table-cell table:style-name="ce4" office:value-type="date" office:date-value="6436-01-01">
            <text:p>01/01/36</text:p>
          </table:table-cell>
          <table:table-cell table:style-name="ce1" office:value-type="string">
            <text:p>0.27136</text:p>
          </table:table-cell>
          <table:table-cell table:style-name="ce1" office:value-type="string">
            <text:p>0.12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012</text:p>
          </table:table-cell>
          <table:table-cell table:style-name="ce4" office:value-type="date" office:date-value="6436-01-01">
            <text:p>01/01/36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0.13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012</text:p>
          </table:table-cell>
          <table:table-cell table:style-name="ce4" office:value-type="date" office:date-value="6436-01-01">
            <text:p>01/01/36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0.597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0.62242</text:p>
          </table:table-cell>
          <table:table-cell table:style-name="ce1" office:value-type="string">
            <text:p>1.11861</text:p>
          </table:table-cell>
          <table:table-cell table:style-name="ce1" office:value-type="string">
            <text:p>0.104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1.65844</text:p>
          </table:table-cell>
          <table:table-cell table:style-name="ce1" office:value-type="string">
            <text:p>1.11861</text:p>
          </table:table-cell>
          <table:table-cell table:style-name="ce1" office:value-type="string">
            <text:p>0.2536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79269</text:p>
          </table:table-cell>
          <table:table-cell table:style-name="ce1" office:value-type="string">
            <text:p>1.0345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1.65844</text:p>
          </table:table-cell>
          <table:table-cell table:style-name="ce1" office:value-type="string">
            <text:p>1.11861</text:p>
          </table:table-cell>
          <table:table-cell table:style-name="ce1" office:value-type="string">
            <text:p>0.5083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0.70113</text:p>
          </table:table-cell>
          <table:table-cell table:style-name="ce1" office:value-type="string">
            <text:p>1.49331</text:p>
          </table:table-cell>
          <table:table-cell table:style-name="ce1" office:value-type="string">
            <text:p>0.448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1.01003</text:p>
          </table:table-cell>
          <table:table-cell table:style-name="ce1" office:value-type="string">
            <text:p>0.31635</text:p>
          </table:table-cell>
          <table:table-cell table:style-name="ce1" office:value-type="string">
            <text:p>0.5083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67366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1.65844</text:p>
          </table:table-cell>
          <table:table-cell table:style-name="ce1" office:value-type="string">
            <text:p>1.11861</text:p>
          </table:table-cell>
          <table:table-cell table:style-name="ce1" office:value-type="string">
            <text:p>0.448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1.01003</text:p>
          </table:table-cell>
          <table:table-cell table:style-name="ce1" office:value-type="string">
            <text:p>0.31635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1.01003</text:p>
          </table:table-cell>
          <table:table-cell table:style-name="ce1" office:value-type="string">
            <text:p>0.31635</text:p>
          </table:table-cell>
          <table:table-cell table:style-name="ce1" office:value-type="string">
            <text:p>0.5083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0.70113</text:p>
          </table:table-cell>
          <table:table-cell table:style-name="ce1" office:value-type="string">
            <text:p>1.49331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0.1886</text:p>
          </table:table-cell>
          <table:table-cell table:style-name="ce1" office:value-type="string">
            <text:p>0.67366</text:p>
          </table:table-cell>
          <table:table-cell table:style-name="ce1" office:value-type="string">
            <text:p>0.5083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1.01003</text:p>
          </table:table-cell>
          <table:table-cell table:style-name="ce1" office:value-type="string">
            <text:p>0.31635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1.25739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1.25739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0.70113</text:p>
          </table:table-cell>
          <table:table-cell table:style-name="ce1" office:value-type="string">
            <text:p>-2.02158</text:p>
          </table:table-cell>
          <table:table-cell table:style-name="ce1" office:value-type="string">
            <text:p>0.448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0.5083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0.70113</text:p>
          </table:table-cell>
          <table:table-cell table:style-name="ce1" office:value-type="string">
            <text:p>1.49331</text:p>
          </table:table-cell>
          <table:table-cell table:style-name="ce1" office:value-type="string">
            <text:p>0.448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0.62242</text:p>
          </table:table-cell>
          <table:table-cell table:style-name="ce1" office:value-type="string">
            <text:p>1.11861</text:p>
          </table:table-cell>
          <table:table-cell table:style-name="ce1" office:value-type="string">
            <text:p>0.448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0.1886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0.4890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0.4890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1.86088</text:p>
          </table:table-cell>
          <table:table-cell table:style-name="ce1" office:value-type="string">
            <text:p>0.31635</text:p>
          </table:table-cell>
          <table:table-cell table:style-name="ce1" office:value-type="string">
            <text:p>-0.3778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79269</text:p>
          </table:table-cell>
          <table:table-cell table:style-name="ce1" office:value-type="string">
            <text:p>0.5759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2.6771</text:p>
          </table:table-cell>
          <table:table-cell table:style-name="ce1" office:value-type="string">
            <text:p>0.31635</text:p>
          </table:table-cell>
          <table:table-cell table:style-name="ce1" office:value-type="string">
            <text:p>0.6087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-2.6771</text:p>
          </table:table-cell>
          <table:table-cell table:style-name="ce1" office:value-type="string">
            <text:p>0.79269</text:p>
          </table:table-cell>
          <table:table-cell table:style-name="ce1" office:value-type="string">
            <text:p>0.6087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0.70113</text:p>
          </table:table-cell>
          <table:table-cell table:style-name="ce1" office:value-type="string">
            <text:p>1.49331</text:p>
          </table:table-cell>
          <table:table-cell table:style-name="ce1" office:value-type="string">
            <text:p>0.6087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0.5759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1.02107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0.6087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0.1886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0.3778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1.86088</text:p>
          </table:table-cell>
          <table:table-cell table:style-name="ce1" office:value-type="string">
            <text:p>-2.55422</text:p>
          </table:table-cell>
          <table:table-cell table:style-name="ce1" office:value-type="string">
            <text:p>-0.13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0.104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0.104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79269</text:p>
          </table:table-cell>
          <table:table-cell table:style-name="ce1" office:value-type="string">
            <text:p>1.0345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79269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79269</text:p>
          </table:table-cell>
          <table:table-cell table:style-name="ce1" office:value-type="string">
            <text:p>0.12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857</text:p>
          </table:table-cell>
          <table:table-cell table:style-name="ce3" office:value-type="date" office:date-value="6436-01-01">
            <text:p>01/01/36</text:p>
          </table:table-cell>
          <table:table-cell table:style-name="ce1" office:value-type="string">
            <text:p>0.27136</text:p>
          </table:table-cell>
          <table:table-cell table:style-name="ce1" office:value-type="string">
            <text:p>0.12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0.81846</text:p>
          </table:table-cell>
          <table:table-cell table:style-name="ce1" office:value-type="string">
            <text:p>-2.55422</text:p>
          </table:table-cell>
          <table:table-cell table:style-name="ce1" office:value-type="string">
            <text:p>-1.9943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0.19777</text:p>
          </table:table-cell>
          <table:table-cell table:style-name="ce1" office:value-type="string">
            <text:p>0.12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1.86088</text:p>
          </table:table-cell>
          <table:table-cell table:style-name="ce1" office:value-type="string">
            <text:p>0.79269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3.32151</text:p>
          </table:table-cell>
          <table:table-cell table:style-name="ce1" office:value-type="string">
            <text:p>0.31635</text:p>
          </table:table-cell>
          <table:table-cell table:style-name="ce1" office:value-type="string">
            <text:p>0.597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0.03755</text:p>
          </table:table-cell>
          <table:table-cell table:style-name="ce1" office:value-type="string">
            <text:p>0.79269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3.27344</text:p>
          </table:table-cell>
          <table:table-cell table:style-name="ce1" office:value-type="string">
            <text:p>0.86529</text:p>
          </table:table-cell>
          <table:table-cell table:style-name="ce1" office:value-type="string">
            <text:p>2.4032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-1.37207</text:p>
          </table:table-cell>
          <table:table-cell table:style-name="ce1" office:value-type="string">
            <text:p>-0.4890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0.13666</text:p>
          </table:table-cell>
          <table:table-cell table:style-name="ce1" office:value-type="string">
            <text:p>0.86529</text:p>
          </table:table-cell>
          <table:table-cell table:style-name="ce1" office:value-type="string">
            <text:p>1.8296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79269</text:p>
          </table:table-cell>
          <table:table-cell table:style-name="ce1" office:value-type="string">
            <text:p>0.12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1.02107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0.6087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1.25739</text:p>
          </table:table-cell>
          <table:table-cell table:style-name="ce1" office:value-type="string">
            <text:p>0.12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79269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1.02107</text:p>
          </table:table-cell>
          <table:table-cell table:style-name="ce1" office:value-type="string">
            <text:p>1.25739</text:p>
          </table:table-cell>
          <table:table-cell table:style-name="ce1" office:value-type="string">
            <text:p>1.8296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0.96785</text:p>
          </table:table-cell>
          <table:table-cell table:style-name="ce1" office:value-type="string">
            <text:p>-2.55422</text:p>
          </table:table-cell>
          <table:table-cell table:style-name="ce1" office:value-type="string">
            <text:p>-0.13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1.02107</text:p>
          </table:table-cell>
          <table:table-cell table:style-name="ce1" office:value-type="string">
            <text:p>0.79269</text:p>
          </table:table-cell>
          <table:table-cell table:style-name="ce1" office:value-type="string">
            <text:p>0.12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1.02107</text:p>
          </table:table-cell>
          <table:table-cell table:style-name="ce1" office:value-type="string">
            <text:p>-0.75901</text:p>
          </table:table-cell>
          <table:table-cell table:style-name="ce1" office:value-type="string">
            <text:p>-0.355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27136</text:p>
          </table:table-cell>
          <table:table-cell table:style-name="ce1" office:value-type="string">
            <text:p>0.5083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27136</text:p>
          </table:table-cell>
          <table:table-cell table:style-name="ce1" office:value-type="string">
            <text:p>0.5083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2.6771</text:p>
          </table:table-cell>
          <table:table-cell table:style-name="ce1" office:value-type="string">
            <text:p>0.79269</text:p>
          </table:table-cell>
          <table:table-cell table:style-name="ce1" office:value-type="string">
            <text:p>0.5759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0.03755</text:p>
          </table:table-cell>
          <table:table-cell table:style-name="ce1" office:value-type="string">
            <text:p>0.31635</text:p>
          </table:table-cell>
          <table:table-cell table:style-name="ce1" office:value-type="string">
            <text:p>-0.13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0.03755</text:p>
          </table:table-cell>
          <table:table-cell table:style-name="ce1" office:value-type="string">
            <text:p>0.31635</text:p>
          </table:table-cell>
          <table:table-cell table:style-name="ce1" office:value-type="string">
            <text:p>0.5083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0.3778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27136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-0.27807</text:p>
          </table:table-cell>
          <table:table-cell table:style-name="ce1" office:value-type="string">
            <text:p>0.79269</text:p>
          </table:table-cell>
          <table:table-cell table:style-name="ce1" office:value-type="string">
            <text:p>-0.13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0.59507</text:p>
          </table:table-cell>
          <table:table-cell table:style-name="ce1" office:value-type="string">
            <text:p>0.79269</text:p>
          </table:table-cell>
          <table:table-cell table:style-name="ce1" office:value-type="string">
            <text:p>2.0347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0.6087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1.46841</text:p>
          </table:table-cell>
          <table:table-cell table:style-name="ce1" office:value-type="string">
            <text:p>0.31635</text:p>
          </table:table-cell>
          <table:table-cell table:style-name="ce1" office:value-type="string">
            <text:p>0.2536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2.6771</text:p>
          </table:table-cell>
          <table:table-cell table:style-name="ce1" office:value-type="string">
            <text:p>0.79269</text:p>
          </table:table-cell>
          <table:table-cell table:style-name="ce1" office:value-type="string">
            <text:p>-0.3778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857</text:p>
          </table:table-cell>
          <table:table-cell table:style-name="ce3" office:value-type="date" office:date-value="6436-01-01">
            <text:p>01/01/36</text:p>
          </table:table-cell>
          <table:table-cell table:style-name="ce1" office:value-type="string">
            <text:p>0.31635</text:p>
          </table:table-cell>
          <table:table-cell table:style-name="ce1" office:value-type="string">
            <text:p>0.6087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1.25739</text:p>
          </table:table-cell>
          <table:table-cell table:style-name="ce1" office:value-type="string">
            <text:p>2.0347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1.86088</text:p>
          </table:table-cell>
          <table:table-cell table:style-name="ce1" office:value-type="string">
            <text:p>0.79269</text:p>
          </table:table-cell>
          <table:table-cell table:style-name="ce1" office:value-type="string">
            <text:p>-0.3778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-0.01797</text:p>
          </table:table-cell>
          <table:table-cell table:style-name="ce1" office:value-type="string">
            <text:p>-0.01196</text:p>
          </table:table-cell>
          <table:table-cell table:style-name="ce1" office:value-type="string">
            <text:p>-1.2806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-3.32151</text:p>
          </table:table-cell>
          <table:table-cell table:style-name="ce1" office:value-type="string">
            <text:p>0.31635</text:p>
          </table:table-cell>
          <table:table-cell table:style-name="ce1" office:value-type="string">
            <text:p>-1.9943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0.01777</text:p>
          </table:table-cell>
          <table:table-cell table:style-name="ce1" office:value-type="string">
            <text:p>-0.0173</text:p>
          </table:table-cell>
          <table:table-cell table:style-name="ce1" office:value-type="string">
            <text:p>-1.9943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0.000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0.129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72213</text:p>
          </table:table-cell>
          <table:table-cell table:style-name="ce1" office:value-type="string">
            <text:p>0.2536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1.9943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0.597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1.9943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3.42525</text:p>
          </table:table-cell>
          <table:table-cell table:style-name="ce1" office:value-type="string">
            <text:p>-3.4703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0.01797</text:p>
          </table:table-cell>
          <table:table-cell table:style-name="ce1" office:value-type="string">
            <text:p>-0.01196</text:p>
          </table:table-cell>
          <table:table-cell table:style-name="ce1" office:value-type="string">
            <text:p>-1.2806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3.3726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0.01777</text:p>
          </table:table-cell>
          <table:table-cell table:style-name="ce1" office:value-type="string">
            <text:p>-0.0173</text:p>
          </table:table-cell>
          <table:table-cell table:style-name="ce1" office:value-type="string">
            <text:p>-1.9943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0.6087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0.133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0.00596</text:p>
          </table:table-cell>
          <table:table-cell table:style-name="ce1" office:value-type="string">
            <text:p>-0.00587</text:p>
          </table:table-cell>
          <table:table-cell table:style-name="ce1" office:value-type="string">
            <text:p>-1.2806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-0.01777</text:p>
          </table:table-cell>
          <table:table-cell table:style-name="ce1" office:value-type="string">
            <text:p>-0.0173</text:p>
          </table:table-cell>
          <table:table-cell table:style-name="ce1" office:value-type="string">
            <text:p>-1.2806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0.4811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1.2806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0.9752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0.129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0.129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3.42525</text:p>
          </table:table-cell>
          <table:table-cell table:style-name="ce1" office:value-type="string">
            <text:p>-3.4703</text:p>
          </table:table-cell>
          <table:table-cell table:style-name="ce1" office:value-type="string">
            <text:p>-0.4890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0.2536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0.2536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1.2806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0.01777</text:p>
          </table:table-cell>
          <table:table-cell table:style-name="ce1" office:value-type="string">
            <text:p>-0.0173</text:p>
          </table:table-cell>
          <table:table-cell table:style-name="ce1" office:value-type="string">
            <text:p>-0.6802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1.9943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3.42525</text:p>
          </table:table-cell>
          <table:table-cell table:style-name="ce1" office:value-type="string">
            <text:p>-3.4703</text:p>
          </table:table-cell>
          <table:table-cell table:style-name="ce1" office:value-type="string">
            <text:p>-0.13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-1.86088</text:p>
          </table:table-cell>
          <table:table-cell table:style-name="ce1" office:value-type="string">
            <text:p>-2.55422</text:p>
          </table:table-cell>
          <table:table-cell table:style-name="ce1" office:value-type="string">
            <text:p>0.448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-1.86088</text:p>
          </table:table-cell>
          <table:table-cell table:style-name="ce1" office:value-type="string">
            <text:p>-2.55422</text:p>
          </table:table-cell>
          <table:table-cell table:style-name="ce1" office:value-type="string">
            <text:p>0.104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0.0103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0.372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0.01394</text:p>
          </table:table-cell>
          <table:table-cell table:style-name="ce1" office:value-type="string">
            <text:p>0.27136</text:p>
          </table:table-cell>
          <table:table-cell table:style-name="ce1" office:value-type="string">
            <text:p>-1.9943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-1.86088</text:p>
          </table:table-cell>
          <table:table-cell table:style-name="ce1" office:value-type="string">
            <text:p>-2.55422</text:p>
          </table:table-cell>
          <table:table-cell table:style-name="ce1" office:value-type="string">
            <text:p>0.448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0.03755</text:p>
          </table:table-cell>
          <table:table-cell table:style-name="ce1" office:value-type="string">
            <text:p>-0.00102</text:p>
          </table:table-cell>
          <table:table-cell table:style-name="ce1" office:value-type="string">
            <text:p>0.6087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0.03755</text:p>
          </table:table-cell>
          <table:table-cell table:style-name="ce1" office:value-type="string">
            <text:p>0.79269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0.01797</text:p>
          </table:table-cell>
          <table:table-cell table:style-name="ce1" office:value-type="string">
            <text:p>-0.01196</text:p>
          </table:table-cell>
          <table:table-cell table:style-name="ce1" office:value-type="string">
            <text:p>-1.2806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1.9943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0.6087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0.01797</text:p>
          </table:table-cell>
          <table:table-cell table:style-name="ce1" office:value-type="string">
            <text:p>-0.01196</text:p>
          </table:table-cell>
          <table:table-cell table:style-name="ce1" office:value-type="string">
            <text:p>-1.2806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0.133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0.01777</text:p>
          </table:table-cell>
          <table:table-cell table:style-name="ce1" office:value-type="string">
            <text:p>-0.0173</text:p>
          </table:table-cell>
          <table:table-cell table:style-name="ce1" office:value-type="string">
            <text:p>-1.9943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1.9943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3.42525</text:p>
          </table:table-cell>
          <table:table-cell table:style-name="ce1" office:value-type="string">
            <text:p>-3.4703</text:p>
          </table:table-cell>
          <table:table-cell table:style-name="ce1" office:value-type="string">
            <text:p>-0.0103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1.65844</text:p>
          </table:table-cell>
          <table:table-cell table:style-name="ce1" office:value-type="string">
            <text:p>1.11861</text:p>
          </table:table-cell>
          <table:table-cell table:style-name="ce1" office:value-type="string">
            <text:p>0.2536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0.62242</text:p>
          </table:table-cell>
          <table:table-cell table:style-name="ce1" office:value-type="string">
            <text:p>1.11861</text:p>
          </table:table-cell>
          <table:table-cell table:style-name="ce1" office:value-type="string">
            <text:p>0.2536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-0.00097</text:p>
          </table:table-cell>
          <table:table-cell table:style-name="ce1" office:value-type="string">
            <text:p>-2.55422</text:p>
          </table:table-cell>
          <table:table-cell table:style-name="ce1" office:value-type="string">
            <text:p>-0.6802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0.70113</text:p>
          </table:table-cell>
          <table:table-cell table:style-name="ce1" office:value-type="string">
            <text:p>1.49331</text:p>
          </table:table-cell>
          <table:table-cell table:style-name="ce1" office:value-type="string">
            <text:p>0.5083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0.62242</text:p>
          </table:table-cell>
          <table:table-cell table:style-name="ce1" office:value-type="string">
            <text:p>1.11861</text:p>
          </table:table-cell>
          <table:table-cell table:style-name="ce1" office:value-type="string">
            <text:p>-0.13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0.62242</text:p>
          </table:table-cell>
          <table:table-cell table:style-name="ce1" office:value-type="string">
            <text:p>1.11861</text:p>
          </table:table-cell>
          <table:table-cell table:style-name="ce1" office:value-type="string">
            <text:p>-0.3778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0.62242</text:p>
          </table:table-cell>
          <table:table-cell table:style-name="ce1" office:value-type="string">
            <text:p>1.11861</text:p>
          </table:table-cell>
          <table:table-cell table:style-name="ce1" office:value-type="string">
            <text:p>0.2536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0.62242</text:p>
          </table:table-cell>
          <table:table-cell table:style-name="ce1" office:value-type="string">
            <text:p>1.11861</text:p>
          </table:table-cell>
          <table:table-cell table:style-name="ce1" office:value-type="string">
            <text:p>-0.13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0.01394</text:p>
          </table:table-cell>
          <table:table-cell table:style-name="ce1" office:value-type="string">
            <text:p>-2.55422</text:p>
          </table:table-cell>
          <table:table-cell table:style-name="ce1" office:value-type="string">
            <text:p>-0.0039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3.32151</text:p>
          </table:table-cell>
          <table:table-cell table:style-name="ce1" office:value-type="string">
            <text:p>-2.55422</text:p>
          </table:table-cell>
          <table:table-cell table:style-name="ce1" office:value-type="string">
            <text:p>0.104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1.46841</text:p>
          </table:table-cell>
          <table:table-cell table:style-name="ce1" office:value-type="string">
            <text:p>0.79269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0.79269</text:p>
          </table:table-cell>
          <table:table-cell table:style-name="ce1" office:value-type="string">
            <text:p>-3.3726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0.01394</text:p>
          </table:table-cell>
          <table:table-cell table:style-name="ce1" office:value-type="string">
            <text:p>0.27136</text:p>
          </table:table-cell>
          <table:table-cell table:style-name="ce1" office:value-type="string">
            <text:p>-0.3778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-0.01394</text:p>
          </table:table-cell>
          <table:table-cell table:style-name="ce1" office:value-type="string">
            <text:p>-2.55422</text:p>
          </table:table-cell>
          <table:table-cell table:style-name="ce1" office:value-type="string">
            <text:p>-0.6802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0.01394</text:p>
          </table:table-cell>
          <table:table-cell table:style-name="ce1" office:value-type="string">
            <text:p>0.79269</text:p>
          </table:table-cell>
          <table:table-cell table:style-name="ce1" office:value-type="string">
            <text:p>-1.9943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1.86088</text:p>
          </table:table-cell>
          <table:table-cell table:style-name="ce1" office:value-type="string">
            <text:p>0.79269</text:p>
          </table:table-cell>
          <table:table-cell table:style-name="ce1" office:value-type="string">
            <text:p>-0.13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0.00751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2.6771</text:p>
          </table:table-cell>
          <table:table-cell table:style-name="ce1" office:value-type="string">
            <text:p>-2.55422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0.27807</text:p>
          </table:table-cell>
          <table:table-cell table:style-name="ce1" office:value-type="string">
            <text:p>0.31635</text:p>
          </table:table-cell>
          <table:table-cell table:style-name="ce1" office:value-type="string">
            <text:p>0.12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0.12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1.86088</text:p>
          </table:table-cell>
          <table:table-cell table:style-name="ce1" office:value-type="string">
            <text:p>-2.55422</text:p>
          </table:table-cell>
          <table:table-cell table:style-name="ce1" office:value-type="string">
            <text:p>0.104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1.9943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-1.86088</text:p>
          </table:table-cell>
          <table:table-cell table:style-name="ce1" office:value-type="string">
            <text:p>0.79269</text:p>
          </table:table-cell>
          <table:table-cell table:style-name="ce1" office:value-type="string">
            <text:p>-0.13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0.27807</text:p>
          </table:table-cell>
          <table:table-cell table:style-name="ce1" office:value-type="string">
            <text:p>0.31635</text:p>
          </table:table-cell>
          <table:table-cell table:style-name="ce1" office:value-type="string">
            <text:p>-1.9943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-0.75901</text:p>
          </table:table-cell>
          <table:table-cell table:style-name="ce1" office:value-type="string">
            <text:p>0.2536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1.2806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0.19777</text:p>
          </table:table-cell>
          <table:table-cell table:style-name="ce1" office:value-type="string">
            <text:p>-0.0002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-3.42525</text:p>
          </table:table-cell>
          <table:table-cell table:style-name="ce1" office:value-type="string">
            <text:p>-3.4703</text:p>
          </table:table-cell>
          <table:table-cell table:style-name="ce1" office:value-type="string">
            <text:p>-0.6802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1.86088</text:p>
          </table:table-cell>
          <table:table-cell table:style-name="ce1" office:value-type="string">
            <text:p>0.31635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0.3723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-0.01797</text:p>
          </table:table-cell>
          <table:table-cell table:style-name="ce1" office:value-type="string">
            <text:p>-0.01196</text:p>
          </table:table-cell>
          <table:table-cell table:style-name="ce1" office:value-type="string">
            <text:p>-1.2806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-0.00596</text:p>
          </table:table-cell>
          <table:table-cell table:style-name="ce1" office:value-type="string">
            <text:p>-0.00587</text:p>
          </table:table-cell>
          <table:table-cell table:style-name="ce1" office:value-type="string">
            <text:p>-1.2806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3.42525</text:p>
          </table:table-cell>
          <table:table-cell table:style-name="ce1" office:value-type="string">
            <text:p>-3.4703</text:p>
          </table:table-cell>
          <table:table-cell table:style-name="ce1" office:value-type="string">
            <text:p>-0.3778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3.42525</text:p>
          </table:table-cell>
          <table:table-cell table:style-name="ce1" office:value-type="string">
            <text:p>-3.4703</text:p>
          </table:table-cell>
          <table:table-cell table:style-name="ce1" office:value-type="string">
            <text:p>-3.3726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31635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0.372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1.01003</text:p>
          </table:table-cell>
          <table:table-cell table:style-name="ce1" office:value-type="string">
            <text:p>0.27136</text:p>
          </table:table-cell>
          <table:table-cell table:style-name="ce1" office:value-type="string">
            <text:p>0.5083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0.1886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0.13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-0.27807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0.2536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1.25739</text:p>
          </table:table-cell>
          <table:table-cell table:style-name="ce1" office:value-type="string">
            <text:p>0.129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0.27807</text:p>
          </table:table-cell>
          <table:table-cell table:style-name="ce1" office:value-type="string">
            <text:p>-0.75901</text:p>
          </table:table-cell>
          <table:table-cell table:style-name="ce1" office:value-type="string">
            <text:p>-0.0068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1.86088</text:p>
          </table:table-cell>
          <table:table-cell table:style-name="ce1" office:value-type="string">
            <text:p>-2.55422</text:p>
          </table:table-cell>
          <table:table-cell table:style-name="ce1" office:value-type="string">
            <text:p>0.2536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0.00751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-0.27807</text:p>
          </table:table-cell>
          <table:table-cell table:style-name="ce1" office:value-type="string">
            <text:p>0.31635</text:p>
          </table:table-cell>
          <table:table-cell table:style-name="ce1" office:value-type="string">
            <text:p>0.104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0.03755</text:p>
          </table:table-cell>
          <table:table-cell table:style-name="ce1" office:value-type="string">
            <text:p>1.25739</text:p>
          </table:table-cell>
          <table:table-cell table:style-name="ce1" office:value-type="string">
            <text:p>-0.4890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-1.37207</text:p>
          </table:table-cell>
          <table:table-cell table:style-name="ce1" office:value-type="string">
            <text:p>-0.6802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0.372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1.86088</text:p>
          </table:table-cell>
          <table:table-cell table:style-name="ce1" office:value-type="string">
            <text:p>0.31635</text:p>
          </table:table-cell>
          <table:table-cell table:style-name="ce1" office:value-type="string">
            <text:p>-1.9943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0.01394</text:p>
          </table:table-cell>
          <table:table-cell table:style-name="ce1" office:value-type="string">
            <text:p>0.27136</text:p>
          </table:table-cell>
          <table:table-cell table:style-name="ce1" office:value-type="string">
            <text:p>0.2536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0.1021</text:p>
          </table:table-cell>
          <table:table-cell table:style-name="ce3" office:value-type="date" office:date-value="6436-01-01">
            <text:p>01/01/36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0.13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0.00751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0.13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0.00751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0.6087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-0.11892</text:p>
          </table:table-cell>
          <table:table-cell table:number-columns-repeated="2" table:style-name="ce1" office:value-type="string">
            <text:p>-0.00238</text:p>
          </table:table-cell>
          <table:table-cell table:style-name="ce1" office:value-type="string">
            <text:p>-0.0023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0.00751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0.27807</text:p>
          </table:table-cell>
          <table:table-cell table:style-name="ce1" office:value-type="string">
            <text:p>0.31635</text:p>
          </table:table-cell>
          <table:table-cell table:style-name="ce1" office:value-type="string">
            <text:p>0.2536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0.00751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0.27807</text:p>
          </table:table-cell>
          <table:table-cell table:style-name="ce1" office:value-type="string">
            <text:p>0.31635</text:p>
          </table:table-cell>
          <table:table-cell table:style-name="ce1" office:value-type="string">
            <text:p>-0.3778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00751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0.70113</text:p>
          </table:table-cell>
          <table:table-cell table:style-name="ce1" office:value-type="string">
            <text:p>-2.02158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-0.20999</text:p>
          </table:table-cell>
          <table:table-cell table:style-name="ce1" office:value-type="string">
            <text:p>-0.0008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0.00751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0.19777</text:p>
          </table:table-cell>
          <table:table-cell table:style-name="ce1" office:value-type="string">
            <text:p>-0.13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0.1886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3.3726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0.12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0.1886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1.0345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0.4811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03629</text:p>
          </table:table-cell>
          <table:table-cell table:style-name="ce3" office:value-type="date" office:date-value="6436-01-01">
            <text:p>01/01/36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0.104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3.42525</text:p>
          </table:table-cell>
          <table:table-cell table:style-name="ce1" office:value-type="string">
            <text:p>-3.4703</text:p>
          </table:table-cell>
          <table:table-cell table:style-name="ce1" office:value-type="string">
            <text:p>-3.3726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0.00596</text:p>
          </table:table-cell>
          <table:table-cell table:style-name="ce1" office:value-type="string">
            <text:p>-0.00587</text:p>
          </table:table-cell>
          <table:table-cell table:style-name="ce1" office:value-type="string">
            <text:p>-1.2806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0.133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0.0103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0.129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1.9943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0.6802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0.188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0.133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0.0324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0.62242</text:p>
          </table:table-cell>
          <table:table-cell table:style-name="ce1" office:value-type="string">
            <text:p>1.11861</text:p>
          </table:table-cell>
          <table:table-cell table:style-name="ce1" office:value-type="string">
            <text:p>-0.4890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0.00751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72213</text:p>
          </table:table-cell>
          <table:table-cell table:style-name="ce1" office:value-type="string">
            <text:p>0.372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31635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0.00751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0.03755</text:p>
          </table:table-cell>
          <table:table-cell table:style-name="ce1" office:value-type="string">
            <text:p>0.31635</text:p>
          </table:table-cell>
          <table:table-cell table:style-name="ce1" office:value-type="string">
            <text:p>-0.3778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0.188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0.0103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00751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0.12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0.00751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0.12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0.12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0.00751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31635</text:p>
          </table:table-cell>
          <table:table-cell table:style-name="ce1" office:value-type="string">
            <text:p>0.104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1.9943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0.27807</text:p>
          </table:table-cell>
          <table:table-cell table:style-name="ce1" office:value-type="string">
            <text:p>-0.75901</text:p>
          </table:table-cell>
          <table:table-cell table:style-name="ce1" office:value-type="string">
            <text:p>-0.13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0.27136</text:p>
          </table:table-cell>
          <table:table-cell table:style-name="ce1" office:value-type="string">
            <text:p>0.9856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0.59507</text:p>
          </table:table-cell>
          <table:table-cell table:style-name="ce1" office:value-type="string">
            <text:p>0.86529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-0.01394</text:p>
          </table:table-cell>
          <table:table-cell table:style-name="ce1" office:value-type="string">
            <text:p>0.79269</text:p>
          </table:table-cell>
          <table:table-cell table:style-name="ce1" office:value-type="string">
            <text:p>0.448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0.70113</text:p>
          </table:table-cell>
          <table:table-cell table:style-name="ce1" office:value-type="string">
            <text:p>-2.02158</text:p>
          </table:table-cell>
          <table:table-cell table:style-name="ce1" office:value-type="string">
            <text:p>0.5083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86529</text:p>
          </table:table-cell>
          <table:table-cell table:style-name="ce1" office:value-type="string">
            <text:p>-0.0324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00751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-3.42525</text:p>
          </table:table-cell>
          <table:table-cell table:style-name="ce1" office:value-type="string">
            <text:p>-3.4703</text:p>
          </table:table-cell>
          <table:table-cell table:style-name="ce1" office:value-type="string">
            <text:p>-0.3778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-0.18635</text:p>
          </table:table-cell>
          <table:table-cell table:style-name="ce1" office:value-type="string">
            <text:p>-1.28381</text:p>
          </table:table-cell>
          <table:table-cell table:style-name="ce1" office:value-type="string">
            <text:p>-1.9943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-0.18215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0.12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0.27807</text:p>
          </table:table-cell>
          <table:table-cell table:style-name="ce1" office:value-type="string">
            <text:p>0.31635</text:p>
          </table:table-cell>
          <table:table-cell table:style-name="ce1" office:value-type="string">
            <text:p>0.6087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1.86088</text:p>
          </table:table-cell>
          <table:table-cell table:style-name="ce1" office:value-type="string">
            <text:p>-2.55422</text:p>
          </table:table-cell>
          <table:table-cell table:style-name="ce1" office:value-type="string">
            <text:p>0.104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0.00751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-1.37207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3.3726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0.59507</text:p>
          </table:table-cell>
          <table:table-cell table:style-name="ce1" office:value-type="string">
            <text:p>0.79269</text:p>
          </table:table-cell>
          <table:table-cell table:style-name="ce1" office:value-type="string">
            <text:p>-0.0324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2.6771</text:p>
          </table:table-cell>
          <table:table-cell table:style-name="ce1" office:value-type="string">
            <text:p>-1.37207</text:p>
          </table:table-cell>
          <table:table-cell table:style-name="ce1" office:value-type="string">
            <text:p>-0.13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0.27807</text:p>
          </table:table-cell>
          <table:table-cell table:style-name="ce1" office:value-type="string">
            <text:p>0.27136</text:p>
          </table:table-cell>
          <table:table-cell table:style-name="ce1" office:value-type="string">
            <text:p>0.5759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-0.01777</text:p>
          </table:table-cell>
          <table:table-cell table:style-name="ce1" office:value-type="string">
            <text:p>-0.0173</text:p>
          </table:table-cell>
          <table:table-cell table:style-name="ce1" office:value-type="string">
            <text:p>-1.9943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86529</text:p>
          </table:table-cell>
          <table:table-cell table:style-name="ce1" office:value-type="string">
            <text:p>-0.0324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0.00751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0.372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0.00068</text:p>
          </table:table-cell>
          <table:table-cell table:style-name="ce1" office:value-type="string">
            <text:p>-0.17583</text:p>
          </table:table-cell>
          <table:table-cell table:style-name="ce1" office:value-type="string">
            <text:p>-0.9752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3.3726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-2.6771</text:p>
          </table:table-cell>
          <table:table-cell table:style-name="ce1" office:value-type="string">
            <text:p>0.31635</text:p>
          </table:table-cell>
          <table:table-cell table:style-name="ce1" office:value-type="string">
            <text:p>0.6087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0.01777</text:p>
          </table:table-cell>
          <table:table-cell table:style-name="ce1" office:value-type="string">
            <text:p>-0.0173</text:p>
          </table:table-cell>
          <table:table-cell table:style-name="ce1" office:value-type="string">
            <text:p>-1.9943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0.00085</text:p>
          </table:table-cell>
          <table:table-cell table:style-name="ce1" office:value-type="string">
            <text:p>0.46057</text:p>
          </table:table-cell>
          <table:table-cell table:style-name="ce5" office:value-type="float" office:value="-0.00007">
            <text:p>-7,00E-00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0.00751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0.133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3.3726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-1.37207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0.00751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0.27807</text:p>
          </table:table-cell>
          <table:table-cell table:style-name="ce1" office:value-type="string">
            <text:p>0.31635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0.00751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64818</text:p>
          </table:table-cell>
          <table:table-cell table:style-name="ce1" office:value-type="string">
            <text:p>-0.0324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0.13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79269</text:p>
          </table:table-cell>
          <table:table-cell table:style-name="ce1" office:value-type="string">
            <text:p>-0.13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-0.1886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2.0347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3.3726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0.13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0.12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0.00751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2.0347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0.188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0.6087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0.27807</text:p>
          </table:table-cell>
          <table:table-cell table:style-name="ce1" office:value-type="string">
            <text:p>-0.75901</text:p>
          </table:table-cell>
          <table:table-cell table:style-name="ce1" office:value-type="string">
            <text:p>-0.0068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-0.27807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0.0068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0.6802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3.3726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0.1886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0.5083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0.00751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-0.17583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00751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0.3778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31635</text:p>
          </table:table-cell>
          <table:table-cell table:style-name="ce1" office:value-type="string">
            <text:p>0.12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-0.1886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0.6802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3.42525</text:p>
          </table:table-cell>
          <table:table-cell table:style-name="ce1" office:value-type="string">
            <text:p>-3.4703</text:p>
          </table:table-cell>
          <table:table-cell table:style-name="ce1" office:value-type="string">
            <text:p>-0.13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0.59507</text:p>
          </table:table-cell>
          <table:table-cell table:style-name="ce1" office:value-type="string">
            <text:p>0.64818</text:p>
          </table:table-cell>
          <table:table-cell table:style-name="ce1" office:value-type="string">
            <text:p>0.3723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00751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0.4811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0.2536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-3.32151</text:p>
          </table:table-cell>
          <table:table-cell table:style-name="ce1" office:value-type="string">
            <text:p>-0.00302</text:p>
          </table:table-cell>
          <table:table-cell table:style-name="ce1" office:value-type="string">
            <text:p>-0.0039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79269</text:p>
          </table:table-cell>
          <table:table-cell table:style-name="ce1" office:value-type="string">
            <text:p>0.12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0.13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79269</text:p>
          </table:table-cell>
          <table:table-cell table:style-name="ce1" office:value-type="string">
            <text:p>0.5759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0.27807</text:p>
          </table:table-cell>
          <table:table-cell table:style-name="ce1" office:value-type="string">
            <text:p>-0.75901</text:p>
          </table:table-cell>
          <table:table-cell table:style-name="ce1" office:value-type="string">
            <text:p>-1.9943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0.19777</text:p>
          </table:table-cell>
          <table:table-cell table:style-name="ce1" office:value-type="string">
            <text:p>0.12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1.46841</text:p>
          </table:table-cell>
          <table:table-cell table:style-name="ce1" office:value-type="string">
            <text:p>0.31635</text:p>
          </table:table-cell>
          <table:table-cell table:style-name="ce1" office:value-type="string">
            <text:p>-0.4890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1.2806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31635</text:p>
          </table:table-cell>
          <table:table-cell table:style-name="ce1" office:value-type="string">
            <text:p>0.5083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0.27136</text:p>
          </table:table-cell>
          <table:table-cell table:style-name="ce1" office:value-type="string">
            <text:p>0.6087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-0.01797</text:p>
          </table:table-cell>
          <table:table-cell table:style-name="ce1" office:value-type="string">
            <text:p>-0.01196</text:p>
          </table:table-cell>
          <table:table-cell table:style-name="ce1" office:value-type="string">
            <text:p>-1.2806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0.27807</text:p>
          </table:table-cell>
          <table:table-cell table:style-name="ce1" office:value-type="string">
            <text:p>0.31635</text:p>
          </table:table-cell>
          <table:table-cell table:style-name="ce1" office:value-type="string">
            <text:p>0.104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1.9943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0.00751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0.13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0.59507</text:p>
          </table:table-cell>
          <table:table-cell table:style-name="ce1" office:value-type="string">
            <text:p>1.25739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0.188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3.3726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0.01394</text:p>
          </table:table-cell>
          <table:table-cell table:style-name="ce1" office:value-type="string">
            <text:p>0.27136</text:p>
          </table:table-cell>
          <table:table-cell table:style-name="ce1" office:value-type="string">
            <text:p>-0.3778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0.00751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0.1886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0.597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0.3778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0.3778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00751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-3.42525</text:p>
          </table:table-cell>
          <table:table-cell table:style-name="ce1" office:value-type="string">
            <text:p>-3.4703</text:p>
          </table:table-cell>
          <table:table-cell table:style-name="ce1" office:value-type="string">
            <text:p>-0.13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0.03755</text:p>
          </table:table-cell>
          <table:table-cell table:style-name="ce1" office:value-type="string">
            <text:p>0.31635</text:p>
          </table:table-cell>
          <table:table-cell table:style-name="ce1" office:value-type="string">
            <text:p>0.5083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1.28381</text:p>
          </table:table-cell>
          <table:table-cell table:style-name="ce1" office:value-type="string">
            <text:p>-3.3726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1.86088</text:p>
          </table:table-cell>
          <table:table-cell table:style-name="ce1" office:value-type="string">
            <text:p>-2.55422</text:p>
          </table:table-cell>
          <table:table-cell table:style-name="ce1" office:value-type="string">
            <text:p>-0.4890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0.00751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3.32151</text:p>
          </table:table-cell>
          <table:table-cell table:style-name="ce1" office:value-type="string">
            <text:p>0.31635</text:p>
          </table:table-cell>
          <table:table-cell table:style-name="ce1" office:value-type="string">
            <text:p>-1.9943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0.19777</text:p>
          </table:table-cell>
          <table:table-cell table:style-name="ce1" office:value-type="string">
            <text:p>0.12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1.65844</text:p>
          </table:table-cell>
          <table:table-cell table:style-name="ce1" office:value-type="string">
            <text:p>1.11861</text:p>
          </table:table-cell>
          <table:table-cell table:style-name="ce1" office:value-type="string">
            <text:p>0.4489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00751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0.0324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0.13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0.19777</text:p>
          </table:table-cell>
          <table:table-cell table:style-name="ce1" office:value-type="string">
            <text:p>0.6087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0.19777</text:p>
          </table:table-cell>
          <table:table-cell table:style-name="ce1" office:value-type="string">
            <text:p>0.129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0.00751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-1.86088</text:p>
          </table:table-cell>
          <table:table-cell table:style-name="ce1" office:value-type="string">
            <text:p>0.31635</text:p>
          </table:table-cell>
          <table:table-cell table:style-name="ce1" office:value-type="string">
            <text:p>0.4489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00751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0.129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3.42525</text:p>
          </table:table-cell>
          <table:table-cell table:style-name="ce1" office:value-type="string">
            <text:p>-3.4703</text:p>
          </table:table-cell>
          <table:table-cell table:style-name="ce1" office:value-type="string">
            <text:p>0.129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27136</text:p>
          </table:table-cell>
          <table:table-cell table:style-name="ce1" office:value-type="string">
            <text:p>-3.3726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0.03755</text:p>
          </table:table-cell>
          <table:table-cell table:style-name="ce1" office:value-type="string">
            <text:p>-0.00102</text:p>
          </table:table-cell>
          <table:table-cell table:style-name="ce1" office:value-type="string">
            <text:p>0.6087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-0.27807</text:p>
          </table:table-cell>
          <table:table-cell table:style-name="ce1" office:value-type="string">
            <text:p>-0.75901</text:p>
          </table:table-cell>
          <table:table-cell table:style-name="ce1" office:value-type="string">
            <text:p>-2.0963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0.00277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1.2806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0.01797</text:p>
          </table:table-cell>
          <table:table-cell table:style-name="ce1" office:value-type="string">
            <text:p>-0.01196</text:p>
          </table:table-cell>
          <table:table-cell table:style-name="ce1" office:value-type="string">
            <text:p>-1.2806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0.597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0.12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0.00751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-0.01797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1.2806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86529</text:p>
          </table:table-cell>
          <table:table-cell table:style-name="ce1" office:value-type="string">
            <text:p>0.372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0.00751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1.25739</text:p>
          </table:table-cell>
          <table:table-cell table:style-name="ce1" office:value-type="string">
            <text:p>1.8296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00751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3.3726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0.0011</text:p>
          </table:table-cell>
          <table:table-cell table:style-name="ce1" office:value-type="string">
            <text:p>0.74795</text:p>
          </table:table-cell>
          <table:table-cell table:style-name="ce1" office:value-type="string">
            <text:p>0.5759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-0.03629</text:p>
          </table:table-cell>
          <table:table-cell table:style-name="ce3" office:value-type="date" office:date-value="6436-01-01">
            <text:p>01/01/36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0.129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00751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0.355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31635</text:p>
          </table:table-cell>
          <table:table-cell table:style-name="ce1" office:value-type="string">
            <text:p>0.5083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0.0324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0.00751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0.70113</text:p>
          </table:table-cell>
          <table:table-cell table:style-name="ce1" office:value-type="string">
            <text:p>1.49331</text:p>
          </table:table-cell>
          <table:table-cell table:style-name="ce1" office:value-type="string">
            <text:p>0.129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3.3726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0.133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1.2806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-3.42525</text:p>
          </table:table-cell>
          <table:table-cell table:style-name="ce1" office:value-type="string">
            <text:p>-3.4703</text:p>
          </table:table-cell>
          <table:table-cell table:style-name="ce1" office:value-type="string">
            <text:p>-3.3726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0.3778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0.00596</text:p>
          </table:table-cell>
          <table:table-cell table:style-name="ce1" office:value-type="string">
            <text:p>-0.00587</text:p>
          </table:table-cell>
          <table:table-cell table:style-name="ce1" office:value-type="string">
            <text:p>-1.2806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48791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-3.42525</text:p>
          </table:table-cell>
          <table:table-cell table:style-name="ce1" office:value-type="string">
            <text:p>-3.4703</text:p>
          </table:table-cell>
          <table:table-cell table:style-name="ce1" office:value-type="string">
            <text:p>-3.3726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1.01003</text:p>
          </table:table-cell>
          <table:table-cell table:style-name="ce1" office:value-type="string">
            <text:p>0.27136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1.02107</text:p>
          </table:table-cell>
          <table:table-cell table:style-name="ce1" office:value-type="string">
            <text:p>-0.75901</text:p>
          </table:table-cell>
          <table:table-cell table:style-name="ce1" office:value-type="string">
            <text:p>-0.355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0.00751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-0.1886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0.133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00751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0.18635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1.2806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-0.01777</text:p>
          </table:table-cell>
          <table:table-cell table:style-name="ce1" office:value-type="string">
            <text:p>-0.0173</text:p>
          </table:table-cell>
          <table:table-cell table:style-name="ce1" office:value-type="string">
            <text:p>-1.9943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00751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3.42525</text:p>
          </table:table-cell>
          <table:table-cell table:style-name="ce1" office:value-type="string">
            <text:p>-3.4703</text:p>
          </table:table-cell>
          <table:table-cell table:style-name="ce1" office:value-type="string">
            <text:p>-3.3726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0.00751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3.3726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1.2806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0.1886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0.355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0.81739</text:p>
          </table:table-cell>
          <table:table-cell table:style-name="ce1" office:value-type="string">
            <text:p>0.46057</text:p>
          </table:table-cell>
          <table:table-cell table:style-name="ce1" office:value-type="string">
            <text:p>-0.6802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0.59507</text:p>
          </table:table-cell>
          <table:table-cell table:style-name="ce1" office:value-type="string">
            <text:p>0.79269</text:p>
          </table:table-cell>
          <table:table-cell table:style-name="ce1" office:value-type="string">
            <text:p>0.372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2.6771</text:p>
          </table:table-cell>
          <table:table-cell table:style-name="ce1" office:value-type="string">
            <text:p>0.79269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-3.42525</text:p>
          </table:table-cell>
          <table:table-cell table:style-name="ce1" office:value-type="string">
            <text:p>-3.4703</text:p>
          </table:table-cell>
          <table:table-cell table:style-name="ce1" office:value-type="string">
            <text:p>-0.0103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2.6771</text:p>
          </table:table-cell>
          <table:table-cell table:style-name="ce1" office:value-type="string">
            <text:p>0.79269</text:p>
          </table:table-cell>
          <table:table-cell table:style-name="ce1" office:value-type="string">
            <text:p>0.2536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3.42525</text:p>
          </table:table-cell>
          <table:table-cell table:style-name="ce1" office:value-type="string">
            <text:p>-3.4703</text:p>
          </table:table-cell>
          <table:table-cell table:style-name="ce1" office:value-type="string">
            <text:p>0.12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0.1886</text:p>
          </table:table-cell>
          <table:table-cell table:style-name="ce1" office:value-type="string">
            <text:p>-0.17583</text:p>
          </table:table-cell>
          <table:table-cell table:style-name="ce1" office:value-type="string">
            <text:p>0.129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00751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0.01797</text:p>
          </table:table-cell>
          <table:table-cell table:style-name="ce1" office:value-type="string">
            <text:p>-0.01196</text:p>
          </table:table-cell>
          <table:table-cell table:style-name="ce1" office:value-type="string">
            <text:p>-1.2806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0.1021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0.4811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37989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3.32151</text:p>
          </table:table-cell>
          <table:table-cell table:style-name="ce1" office:value-type="string">
            <text:p>-0.00865</text:p>
          </table:table-cell>
          <table:table-cell table:style-name="ce1" office:value-type="string">
            <text:p>-0.028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0.24368</text:p>
          </table:table-cell>
          <table:table-cell table:style-name="ce1" office:value-type="string">
            <text:p>-0.03629</text:p>
          </table:table-cell>
          <table:table-cell table:style-name="ce1" office:value-type="string">
            <text:p>-0.27807</text:p>
          </table:table-cell>
          <table:table-cell table:style-name="ce1" office:value-type="string">
            <text:p>0.31635</text:p>
          </table:table-cell>
          <table:table-cell table:style-name="ce1" office:value-type="string">
            <text:p>0.6087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-0.00751</text:p>
          </table:table-cell>
          <table:table-cell table:style-name="ce1" office:value-type="string">
            <text:p>0.01857</text:p>
          </table:table-cell>
          <table:table-cell table:style-name="ce1" office:value-type="string">
            <text:p>-2.6771</text:p>
          </table:table-cell>
          <table:table-cell table:style-name="ce1" office:value-type="string">
            <text:p>-2.55422</text:p>
          </table:table-cell>
          <table:table-cell table:style-name="ce1" office:value-type="string">
            <text:p>-0.133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0.00751</text:p>
          </table:table-cell>
          <table:table-cell table:style-name="ce1" office:value-type="string">
            <text:p>-0.11892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0.0324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-1.5552</text:p>
          </table:table-cell>
          <table:table-cell table:style-name="ce1" office:value-type="string">
            <text:p>0.01012</text:p>
          </table:table-cell>
          <table:table-cell table:style-name="ce1" office:value-type="string">
            <text:p>-1.05396</text:p>
          </table:table-cell>
          <table:table-cell table:style-name="ce1" office:value-type="string">
            <text:p>-2.01938</text:p>
          </table:table-cell>
          <table:table-cell table:style-name="ce1" office:value-type="string">
            <text:p>-1.28064</text:p>
          </table:table-cell>
          <table:table-cell/>
        </table:table-row>
        <table:table-row table:style-name="ro1" table:number-rows-repeated="104817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ja2" table:style-name="ta1" table:print="false">
        <table:table-column table:style-name="co1" table:number-columns-repeated="7" table:default-cell-style-name="ce6"/>
        <table:table-row table:style-name="ro1">
          <table:table-cell office:value-type="string">
            <text:p>fid</text:p>
          </table:table-cell>
          <table:table-cell office:value-type="string">
            <text:p>class</text:p>
          </table:table-cell>
          <table:table-cell office:value-type="string">
            <text:p>Landuse_Wo</text:p>
          </table:table-cell>
          <table:table-cell office:value-type="string">
            <text:p>GMF_WoE</text:p>
          </table:table-cell>
          <table:table-cell office:value-type="string">
            <text:p>PC1_WoE</text:p>
          </table:table-cell>
          <table:table-cell office:value-type="string">
            <text:p>UGS_WoE</text:p>
          </table:table-cell>
          <table:table-cell office:value-type="string">
            <text:p>PC2_WoE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-0.37788</text:p>
          </table:table-cell>
          <table:table-cell office:value-type="string">
            <text:p>0.79269</text:p>
          </table:table-cell>
          <table:table-cell office:value-type="string">
            <text:p>0.37989</text:p>
          </table:table-cell>
          <table:table-cell office:value-type="string">
            <text:p>-1.86088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string">
            <text:p>-0.37788</text:p>
          </table:table-cell>
          <table:table-cell office:value-type="string">
            <text:p>0.79269</text:p>
          </table:table-cell>
          <table:table-cell office:value-type="string">
            <text:p>0.37989</text:p>
          </table:table-cell>
          <table:table-cell office:value-type="string">
            <text:p>-2.6771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string">
            <text:p>0.60871</text:p>
          </table:table-cell>
          <table:table-cell office:value-type="string">
            <text:p>0.31635</text:p>
          </table:table-cell>
          <table:table-cell office:value-type="string">
            <text:p>0.37989</text:p>
          </table:table-cell>
          <table:table-cell table:style-name="ce8" office:value-type="date" office:date-value="6436-01-01">
            <text:p>01/01/36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string">
            <text:p>-0.02813</text:p>
          </table:table-cell>
          <table:table-cell office:value-type="string">
            <text:p>0.79269</text:p>
          </table:table-cell>
          <table:table-cell office:value-type="string">
            <text:p>0.37989</text:p>
          </table:table-cell>
          <table:table-cell office:value-type="string">
            <text:p>-1.86088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0.5979</text:p>
          </table:table-cell>
          <table:table-cell office:value-type="string">
            <text:p>0.31635</text:p>
          </table:table-cell>
          <table:table-cell office:value-type="string">
            <text:p>0.37989</text:p>
          </table:table-cell>
          <table:table-cell office:value-type="string">
            <text:p>-3.32151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string">
            <text:p>-1.99435</text:p>
          </table:table-cell>
          <table:table-cell office:value-type="string">
            <text:p>-2.55422</text:p>
          </table:table-cell>
          <table:table-cell office:value-type="string">
            <text:p>0.37989</text:p>
          </table:table-cell>
          <table:table-cell office:value-type="string">
            <text:p>-0.81846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string">
            <text:p>0.1298</text:p>
          </table:table-cell>
          <table:table-cell office:value-type="string">
            <text:p>0.19777</text:p>
          </table:table-cell>
          <table:table-cell office:value-type="string">
            <text:p>0.24368</text:p>
          </table:table-cell>
          <table:table-cell office:value-type="string">
            <text:p>-1.05396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string">
            <text:p>-0.48902</text:p>
          </table:table-cell>
          <table:table-cell office:value-type="string">
            <text:p>-1.37207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string">
            <text:p>1.82967</text:p>
          </table:table-cell>
          <table:table-cell office:value-type="string">
            <text:p>0.86529</text:p>
          </table:table-cell>
          <table:table-cell office:value-type="string">
            <text:p>0.37989</text:p>
          </table:table-cell>
          <table:table-cell office:value-type="string">
            <text:p>-0.13666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-0.02813</text:p>
          </table:table-cell>
          <table:table-cell office:value-type="string">
            <text:p>0.79269</text:p>
          </table:table-cell>
          <table:table-cell office:value-type="string">
            <text:p>0.37989</text:p>
          </table:table-cell>
          <table:table-cell office:value-type="string">
            <text:p>0.03755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2.40321</text:p>
          </table:table-cell>
          <table:table-cell office:value-type="string">
            <text:p>0.86529</text:p>
          </table:table-cell>
          <table:table-cell office:value-type="string">
            <text:p>0.37989</text:p>
          </table:table-cell>
          <table:table-cell office:value-type="string">
            <text:p>3.27344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string">
            <text:p>0.1298</text:p>
          </table:table-cell>
          <table:table-cell office:value-type="string">
            <text:p>1.25739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string">
            <text:p>-0.02813</text:p>
          </table:table-cell>
          <table:table-cell office:value-type="string">
            <text:p>0.79269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string">
            <text:p>0.1298</text:p>
          </table:table-cell>
          <table:table-cell office:value-type="string">
            <text:p>0.79269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0.60871</text:p>
          </table:table-cell>
          <table:table-cell office:value-type="string">
            <text:p>0.46057</text:p>
          </table:table-cell>
          <table:table-cell office:value-type="string">
            <text:p>0.24368</text:p>
          </table:table-cell>
          <table:table-cell office:value-type="string">
            <text:p>1.02107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string">
            <text:p>0.1298</text:p>
          </table:table-cell>
          <table:table-cell office:value-type="string">
            <text:p>0.79269</text:p>
          </table:table-cell>
          <table:table-cell office:value-type="string">
            <text:p>0.37989</text:p>
          </table:table-cell>
          <table:table-cell office:value-type="string">
            <text:p>1.02107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-0.3554</text:p>
          </table:table-cell>
          <table:table-cell office:value-type="string">
            <text:p>-0.75901</text:p>
          </table:table-cell>
          <table:table-cell office:value-type="string">
            <text:p>0.37989</text:p>
          </table:table-cell>
          <table:table-cell office:value-type="string">
            <text:p>1.02107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string">
            <text:p>1.82967</text:p>
          </table:table-cell>
          <table:table-cell office:value-type="string">
            <text:p>1.25739</text:p>
          </table:table-cell>
          <table:table-cell office:value-type="string">
            <text:p>0.37989</text:p>
          </table:table-cell>
          <table:table-cell office:value-type="string">
            <text:p>1.02107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string">
            <text:p>-0.1333</text:p>
          </table:table-cell>
          <table:table-cell office:value-type="string">
            <text:p>-2.55422</text:p>
          </table:table-cell>
          <table:table-cell office:value-type="string">
            <text:p>0.37989</text:p>
          </table:table-cell>
          <table:table-cell office:value-type="string">
            <text:p>0.96785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1">
            <text:p>1</text:p>
          </table:table-cell>
          <table:table-cell office:value-type="string">
            <text:p>-0.68024</text:p>
          </table:table-cell>
          <table:table-cell office:value-type="string">
            <text:p>0.46057</text:p>
          </table:table-cell>
          <table:table-cell office:value-type="string">
            <text:p>0.24368</text:p>
          </table:table-cell>
          <table:table-cell office:value-type="string">
            <text:p>0.81739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string">
            <text:p>0.37233</text:p>
          </table:table-cell>
          <table:table-cell office:value-type="string">
            <text:p>0.79269</text:p>
          </table:table-cell>
          <table:table-cell office:value-type="string">
            <text:p>0.37989</text:p>
          </table:table-cell>
          <table:table-cell office:value-type="string">
            <text:p>0.59507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">
            <text:p>0</text:p>
          </table:table-cell>
          <table:table-cell office:value-type="string">
            <text:p>-1.28064</text:p>
          </table:table-cell>
          <table:table-cell office:value-type="string">
            <text:p>0.46057</text:p>
          </table:table-cell>
          <table:table-cell office:value-type="string">
            <text:p>0.24368</text:p>
          </table:table-cell>
          <table:table-cell office:value-type="string">
            <text:p>0.81739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">
            <text:p>1</text:p>
          </table:table-cell>
          <table:table-cell office:value-type="string">
            <text:p>-0.3554</text:p>
          </table:table-cell>
          <table:table-cell office:value-type="string">
            <text:p>0.46057</text:p>
          </table:table-cell>
          <table:table-cell office:value-type="string">
            <text:p>-1.5552</text:p>
          </table:table-cell>
          <table:table-cell office:value-type="string">
            <text:p>-0.1886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1">
            <text:p>1</text:p>
          </table:table-cell>
          <table:table-cell office:value-type="string">
            <text:p>0.25369</text:p>
          </table:table-cell>
          <table:table-cell office:value-type="string">
            <text:p>0.79269</text:p>
          </table:table-cell>
          <table:table-cell office:value-type="string">
            <text:p>0.37989</text:p>
          </table:table-cell>
          <table:table-cell office:value-type="string">
            <text:p>-2.6771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">
            <text:p>0</text:p>
          </table:table-cell>
          <table:table-cell office:value-type="string">
            <text:p>0.1298</text:p>
          </table:table-cell>
          <table:table-cell office:value-type="string">
            <text:p>-3.4703</text:p>
          </table:table-cell>
          <table:table-cell office:value-type="string">
            <text:p>-1.5552</text:p>
          </table:table-cell>
          <table:table-cell office:value-type="string">
            <text:p>-3.42525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1">
            <text:p>1</text:p>
          </table:table-cell>
          <table:table-cell office:value-type="string">
            <text:p>-0.02813</text:p>
          </table:table-cell>
          <table:table-cell office:value-type="string">
            <text:p>0.79269</text:p>
          </table:table-cell>
          <table:table-cell office:value-type="string">
            <text:p>0.24368</text:p>
          </table:table-cell>
          <table:table-cell office:value-type="string">
            <text:p>-2.6771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 office:value-type="string">
            <text:p>-0.01035</text:p>
          </table:table-cell>
          <table:table-cell office:value-type="string">
            <text:p>-3.4703</text:p>
          </table:table-cell>
          <table:table-cell office:value-type="string">
            <text:p>-1.5552</text:p>
          </table:table-cell>
          <table:table-cell office:value-type="string">
            <text:p>-3.42525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1">
            <text:p>1</text:p>
          </table:table-cell>
          <table:table-cell office:value-type="string">
            <text:p>-0.48112</text:p>
          </table:table-cell>
          <table:table-cell office:value-type="string">
            <text:p>-2.01938</text:p>
          </table:table-cell>
          <table:table-cell office:value-type="string">
            <text:p>-1.5552</text:p>
          </table:table-cell>
          <table:table-cell office:value-type="string">
            <text:p>-1.05396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">
            <text:p>1</text:p>
          </table:table-cell>
          <table:table-cell office:value-type="string">
            <text:p>-0.02813</text:p>
          </table:table-cell>
          <table:table-cell office:value-type="string">
            <text:p>-0.00865</text:p>
          </table:table-cell>
          <table:table-cell office:value-type="string">
            <text:p>0.37989</text:p>
          </table:table-cell>
          <table:table-cell office:value-type="string">
            <text:p>-3.32151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">
            <text:p>1</text:p>
          </table:table-cell>
          <table:table-cell office:value-type="string">
            <text:p>0.1298</text:p>
          </table:table-cell>
          <table:table-cell office:value-type="string">
            <text:p>-0.17583</text:p>
          </table:table-cell>
          <table:table-cell office:value-type="string">
            <text:p>0.24368</text:p>
          </table:table-cell>
          <table:table-cell office:value-type="string">
            <text:p>-0.1886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">
            <text:p>0</text:p>
          </table:table-cell>
          <table:table-cell office:value-type="string">
            <text:p>-1.28064</text:p>
          </table:table-cell>
          <table:table-cell office:value-type="string">
            <text:p>-0.01196</text:p>
          </table:table-cell>
          <table:table-cell office:value-type="string">
            <text:p>-0.00751</text:p>
          </table:table-cell>
          <table:table-cell office:value-type="string">
            <text:p>-0.01797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">
            <text:p>0</text:p>
          </table:table-cell>
          <table:table-cell office:value-type="string">
            <text:p>-0.03249</text:p>
          </table:table-cell>
          <table:table-cell office:value-type="string">
            <text:p>-2.01938</text:p>
          </table:table-cell>
          <table:table-cell office:value-type="string">
            <text:p>-0.00751</text:p>
          </table:table-cell>
          <table:table-cell office:value-type="string">
            <text:p>-1.05396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">
            <text:p>0</text:p>
          </table:table-cell>
          <table:table-cell office:value-type="string">
            <text:p>-1.28064</text:p>
          </table:table-cell>
          <table:table-cell office:value-type="string">
            <text:p>-2.01938</text:p>
          </table:table-cell>
          <table:table-cell office:value-type="string">
            <text:p>-1.5552</text:p>
          </table:table-cell>
          <table:table-cell office:value-type="string">
            <text:p>-1.05396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1">
            <text:p>1</text:p>
          </table:table-cell>
          <table:table-cell office:value-type="string">
            <text:p>0.60871</text:p>
          </table:table-cell>
          <table:table-cell office:value-type="string">
            <text:p>0.31635</text:p>
          </table:table-cell>
          <table:table-cell office:value-type="string">
            <text:p>0.24368</text:p>
          </table:table-cell>
          <table:table-cell office:value-type="string">
            <text:p>-0.27807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1">
            <text:p>1</text:p>
          </table:table-cell>
          <table:table-cell office:value-type="string">
            <text:p>-0.1333</text:p>
          </table:table-cell>
          <table:table-cell office:value-type="string">
            <text:p>-2.55422</text:p>
          </table:table-cell>
          <table:table-cell office:value-type="string">
            <text:p>-0.00751</text:p>
          </table:table-cell>
          <table:table-cell office:value-type="string">
            <text:p>-2.6771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string">
            <text:p>-3.37268</text:p>
          </table:table-cell>
          <table:table-cell office:value-type="string">
            <text:p>0.46057</text:p>
          </table:table-cell>
          <table:table-cell office:value-type="string">
            <text:p>-0.00751</text:p>
          </table:table-cell>
          <table:table-cell office:value-type="string">
            <text:p>0.81739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">
            <text:p>1</text:p>
          </table:table-cell>
          <table:table-cell office:value-type="string">
            <text:p>-0.03249</text:p>
          </table:table-cell>
          <table:table-cell office:value-type="string">
            <text:p>0.79269</text:p>
          </table:table-cell>
          <table:table-cell office:value-type="string">
            <text:p>0.37989</text:p>
          </table:table-cell>
          <table:table-cell office:value-type="string">
            <text:p>0.59507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office:value-type="string">
            <text:p>-0.1333</text:p>
          </table:table-cell>
          <table:table-cell office:value-type="string">
            <text:p>-1.37207</text:p>
          </table:table-cell>
          <table:table-cell office:value-type="string">
            <text:p>-1.5552</text:p>
          </table:table-cell>
          <table:table-cell office:value-type="string">
            <text:p>-2.6771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string">
            <text:p>-0.02813</text:p>
          </table:table-cell>
          <table:table-cell office:value-type="string">
            <text:p>-1.37207</text:p>
          </table:table-cell>
          <table:table-cell office:value-type="string">
            <text:p>-0.00751</text:p>
          </table:table-cell>
          <table:table-cell office:value-type="string">
            <text:p>0.81739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">
            <text:p>0</text:p>
          </table:table-cell>
          <table:table-cell office:value-type="string">
            <text:p>-3.37268</text:p>
          </table:table-cell>
          <table:table-cell office:value-type="string">
            <text:p>-2.01938</text:p>
          </table:table-cell>
          <table:table-cell office:value-type="string">
            <text:p>-0.48791</text:p>
          </table:table-cell>
          <table:table-cell office:value-type="string">
            <text:p>-1.05396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">
            <text:p>0</text:p>
          </table:table-cell>
          <table:table-cell office:value-type="string">
            <text:p>-0.03249</text:p>
          </table:table-cell>
          <table:table-cell office:value-type="string">
            <text:p>0.86529</text:p>
          </table:table-cell>
          <table:table-cell office:value-type="string">
            <text:p>0.24368</text:p>
          </table:table-cell>
          <table:table-cell office:value-type="string">
            <text:p>0.81739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">
            <text:p>1</text:p>
          </table:table-cell>
          <table:table-cell office:value-type="string">
            <text:p>0.37233</text:p>
          </table:table-cell>
          <table:table-cell office:value-type="string">
            <text:p>0.46057</text:p>
          </table:table-cell>
          <table:table-cell office:value-type="string">
            <text:p>-0.00751</text:p>
          </table:table-cell>
          <table:table-cell office:value-type="string">
            <text:p>0.81739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">
            <text:p>1</text:p>
          </table:table-cell>
          <table:table-cell office:value-type="string">
            <text:p>0.57591</text:p>
          </table:table-cell>
          <table:table-cell office:value-type="string">
            <text:p>0.27136</text:p>
          </table:table-cell>
          <table:table-cell office:value-type="string">
            <text:p>0.37989</text:p>
          </table:table-cell>
          <table:table-cell office:value-type="string">
            <text:p>-0.27807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string">
            <text:p>-1.99435</text:p>
          </table:table-cell>
          <table:table-cell office:value-type="string">
            <text:p>-0.0173</text:p>
          </table:table-cell>
          <table:table-cell office:value-type="string">
            <text:p>-1.5552</text:p>
          </table:table-cell>
          <table:table-cell office:value-type="string">
            <text:p>-0.01777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string">
            <text:p>0.60871</text:p>
          </table:table-cell>
          <table:table-cell office:value-type="string">
            <text:p>0.31635</text:p>
          </table:table-cell>
          <table:table-cell office:value-type="string">
            <text:p>0.37989</text:p>
          </table:table-cell>
          <table:table-cell office:value-type="string">
            <text:p>-2.6771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string">
            <text:p>-1.99435</text:p>
          </table:table-cell>
          <table:table-cell office:value-type="string">
            <text:p>-0.0173</text:p>
          </table:table-cell>
          <table:table-cell office:value-type="string">
            <text:p>-1.5552</text:p>
          </table:table-cell>
          <table:table-cell office:value-type="string">
            <text:p>-0.01777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">
            <text:p>1</text:p>
          </table:table-cell>
          <table:table-cell office:value-type="string">
            <text:p>-0.97521</text:p>
          </table:table-cell>
          <table:table-cell office:value-type="string">
            <text:p>-0.17583</text:p>
          </table:table-cell>
          <table:table-cell office:value-type="string">
            <text:p>0.24368</text:p>
          </table:table-cell>
          <table:table-cell office:value-type="string">
            <text:p>-0.00068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3.37268</text:p>
          </table:table-cell>
          <table:table-cell office:value-type="string">
            <text:p>0.46057</text:p>
          </table:table-cell>
          <table:table-cell office:value-type="string">
            <text:p>-0.48791</text:p>
          </table:table-cell>
          <table:table-cell office:value-type="string">
            <text:p>0.81739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string">
            <text:p>-3.37268</text:p>
          </table:table-cell>
          <table:table-cell office:value-type="string">
            <text:p>0.46057</text:p>
          </table:table-cell>
          <table:table-cell office:value-type="string">
            <text:p>-0.48791</text:p>
          </table:table-cell>
          <table:table-cell office:value-type="string">
            <text:p>0.81739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">
            <text:p>0</text:p>
          </table:table-cell>
          <table:table-cell office:value-type="string">
            <text:p>-0.02813</text:p>
          </table:table-cell>
          <table:table-cell office:value-type="string">
            <text:p>0.46057</text:p>
          </table:table-cell>
          <table:table-cell office:value-type="string">
            <text:p>-0.48791</text:p>
          </table:table-cell>
          <table:table-cell office:value-type="string">
            <text:p>0.81739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  <table:table-cell table:style-name="ce7" office:value-type="float" office:value="-0.00007">
            <text:p>-7,00E-005</text:p>
          </table:table-cell>
          <table:table-cell office:value-type="string">
            <text:p>0.46057</text:p>
          </table:table-cell>
          <table:table-cell office:value-type="string">
            <text:p>-1.5552</text:p>
          </table:table-cell>
          <table:table-cell office:value-type="string">
            <text:p>-0.00085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">
            <text:p>1</text:p>
          </table:table-cell>
          <table:table-cell office:value-type="string">
            <text:p>-0.1333</text:p>
          </table:table-cell>
          <table:table-cell office:value-type="string">
            <text:p>0.46057</text:p>
          </table:table-cell>
          <table:table-cell office:value-type="string">
            <text:p>-0.00751</text:p>
          </table:table-cell>
          <table:table-cell office:value-type="string">
            <text:p>0.81739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">
            <text:p>1</text:p>
          </table:table-cell>
          <table:table-cell office:value-type="string">
            <text:p>0.1048</text:p>
          </table:table-cell>
          <table:table-cell office:value-type="string">
            <text:p>0.31635</text:p>
          </table:table-cell>
          <table:table-cell office:value-type="string">
            <text:p>-0.00751</text:p>
          </table:table-cell>
          <table:table-cell office:value-type="string">
            <text:p>0.81739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">
            <text:p>0</text:p>
          </table:table-cell>
          <table:table-cell office:value-type="string">
            <text:p>-0.02813</text:p>
          </table:table-cell>
          <table:table-cell office:value-type="string">
            <text:p>-2.01938</text:p>
          </table:table-cell>
          <table:table-cell office:value-type="string">
            <text:p>0.24368</text:p>
          </table:table-cell>
          <table:table-cell office:value-type="string">
            <text:p>-1.05396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">
            <text:p>1</text:p>
          </table:table-cell>
          <table:table-cell office:value-type="string">
            <text:p>0.1298</text:p>
          </table:table-cell>
          <table:table-cell office:value-type="string">
            <text:p>0.46057</text:p>
          </table:table-cell>
          <table:table-cell office:value-type="string">
            <text:p>-0.00751</text:p>
          </table:table-cell>
          <table:table-cell office:value-type="string">
            <text:p>0.81739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">
            <text:p>1</text:p>
          </table:table-cell>
          <table:table-cell office:value-type="string">
            <text:p>0.1298</text:p>
          </table:table-cell>
          <table:table-cell office:value-type="string">
            <text:p>0.46057</text:p>
          </table:table-cell>
          <table:table-cell office:value-type="string">
            <text:p>-0.48791</text:p>
          </table:table-cell>
          <table:table-cell office:value-type="string">
            <text:p>0.81739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">
            <text:p>1</text:p>
          </table:table-cell>
          <table:table-cell office:value-type="string">
            <text:p>0.98562</text:p>
          </table:table-cell>
          <table:table-cell office:value-type="string">
            <text:p>0.27136</text:p>
          </table:table-cell>
          <table:table-cell office:value-type="string">
            <text:p>-0.48791</text:p>
          </table:table-cell>
          <table:table-cell office:value-type="string">
            <text:p>-1.05396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">
            <text:p>1</text:p>
          </table:table-cell>
          <table:table-cell office:value-type="string">
            <text:p>-0.02813</text:p>
          </table:table-cell>
          <table:table-cell office:value-type="string">
            <text:p>0.86529</text:p>
          </table:table-cell>
          <table:table-cell office:value-type="string">
            <text:p>-0.48791</text:p>
          </table:table-cell>
          <table:table-cell office:value-type="string">
            <text:p>0.59507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string">
            <text:p>-1.99435</text:p>
          </table:table-cell>
          <table:table-cell office:value-type="string">
            <text:p>-2.01938</text:p>
          </table:table-cell>
          <table:table-cell office:value-type="string">
            <text:p>-0.48791</text:p>
          </table:table-cell>
          <table:table-cell office:value-type="string">
            <text:p>-1.05396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">
            <text:p>1</text:p>
          </table:table-cell>
          <table:table-cell office:value-type="string">
            <text:p>-0.1333</text:p>
          </table:table-cell>
          <table:table-cell office:value-type="string">
            <text:p>-0.75901</text:p>
          </table:table-cell>
          <table:table-cell office:value-type="string">
            <text:p>-0.48791</text:p>
          </table:table-cell>
          <table:table-cell office:value-type="string">
            <text:p>-0.27807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">
            <text:p>0</text:p>
          </table:table-cell>
          <table:table-cell office:value-type="string">
            <text:p>-0.03249</text:p>
          </table:table-cell>
          <table:table-cell office:value-type="string">
            <text:p>0.86529</text:p>
          </table:table-cell>
          <table:table-cell office:value-type="string">
            <text:p>-1.5552</text:p>
          </table:table-cell>
          <table:table-cell office:value-type="string">
            <text:p>0.81739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">
            <text:p>0</text:p>
          </table:table-cell>
          <table:table-cell office:value-type="string">
            <text:p>-0.37788</text:p>
          </table:table-cell>
          <table:table-cell office:value-type="string">
            <text:p>-3.4703</text:p>
          </table:table-cell>
          <table:table-cell office:value-type="string">
            <text:p>-0.00751</text:p>
          </table:table-cell>
          <table:table-cell office:value-type="string">
            <text:p>-3.42525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string">
            <text:p>0.44898</text:p>
          </table:table-cell>
          <table:table-cell office:value-type="string">
            <text:p>0.79269</text:p>
          </table:table-cell>
          <table:table-cell office:value-type="string">
            <text:p>0.37989</text:p>
          </table:table-cell>
          <table:table-cell office:value-type="string">
            <text:p>-0.01394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">
            <text:p>1</text:p>
          </table:table-cell>
          <table:table-cell office:value-type="string">
            <text:p>0.50836</text:p>
          </table:table-cell>
          <table:table-cell office:value-type="string">
            <text:p>-2.02158</text:p>
          </table:table-cell>
          <table:table-cell office:value-type="string">
            <text:p>-0.48791</text:p>
          </table:table-cell>
          <table:table-cell office:value-type="string">
            <text:p>0.70113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">
            <text:p>1</text:p>
          </table:table-cell>
          <table:table-cell office:value-type="string">
            <text:p>0.60871</text:p>
          </table:table-cell>
          <table:table-cell office:value-type="string">
            <text:p>0.31635</text:p>
          </table:table-cell>
          <table:table-cell office:value-type="string">
            <text:p>0.37989</text:p>
          </table:table-cell>
          <table:table-cell office:value-type="string">
            <text:p>-0.27807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">
            <text:p>1</text:p>
          </table:table-cell>
          <table:table-cell office:value-type="string">
            <text:p>0.1048</text:p>
          </table:table-cell>
          <table:table-cell office:value-type="string">
            <text:p>-2.55422</text:p>
          </table:table-cell>
          <table:table-cell office:value-type="string">
            <text:p>0.37989</text:p>
          </table:table-cell>
          <table:table-cell office:value-type="string">
            <text:p>-1.86088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">
            <text:p>1</text:p>
          </table:table-cell>
          <table:table-cell office:value-type="string">
            <text:p>-1.99435</text:p>
          </table:table-cell>
          <table:table-cell office:value-type="string">
            <text:p>-1.28381</text:p>
          </table:table-cell>
          <table:table-cell office:value-type="string">
            <text:p>0.37989</text:p>
          </table:table-cell>
          <table:table-cell office:value-type="string">
            <text:p>-0.18635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">
            <text:p>1</text:p>
          </table:table-cell>
          <table:table-cell office:value-type="string">
            <text:p>0.1298</text:p>
          </table:table-cell>
          <table:table-cell office:value-type="string">
            <text:p>0.46057</text:p>
          </table:table-cell>
          <table:table-cell office:value-type="string">
            <text:p>-0.48791</text:p>
          </table:table-cell>
          <table:table-cell office:value-type="string">
            <text:p>-0.18215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string">
            <text:p>0.1298</text:p>
          </table:table-cell>
          <table:table-cell office:value-type="string">
            <text:p>0.31635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">
            <text:p>1</text:p>
          </table:table-cell>
          <table:table-cell office:value-type="string">
            <text:p>-0.68024</text:p>
          </table:table-cell>
          <table:table-cell office:value-type="string">
            <text:p>0.46057</text:p>
          </table:table-cell>
          <table:table-cell office:value-type="string">
            <text:p>0.37989</text:p>
          </table:table-cell>
          <table:table-cell office:value-type="string">
            <text:p>-0.1886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">
            <text:p>1</text:p>
          </table:table-cell>
          <table:table-cell office:value-type="string">
            <text:p>-0.02813</text:p>
          </table:table-cell>
          <table:table-cell office:value-type="string">
            <text:p>-0.17583</text:p>
          </table:table-cell>
          <table:table-cell office:value-type="string">
            <text:p>-0.00751</text:p>
          </table:table-cell>
          <table:table-cell office:value-type="string">
            <text:p>0.81739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string">
            <text:p>-0.37788</text:p>
          </table:table-cell>
          <table:table-cell office:value-type="string">
            <text:p>-2.01938</text:p>
          </table:table-cell>
          <table:table-cell office:value-type="string">
            <text:p>-0.00751</text:p>
          </table:table-cell>
          <table:table-cell office:value-type="string">
            <text:p>-1.05396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 office:value-type="string">
            <text:p>-0.48112</text:p>
          </table:table-cell>
          <table:table-cell office:value-type="string">
            <text:p>0.46057</text:p>
          </table:table-cell>
          <table:table-cell office:value-type="string">
            <text:p>-0.00751</text:p>
          </table:table-cell>
          <table:table-cell office:value-type="string">
            <text:p>0.81739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office:value-type="string">
            <text:p>-0.02813</text:p>
          </table:table-cell>
          <table:table-cell office:value-type="string">
            <text:p>0.46057</text:p>
          </table:table-cell>
          <table:table-cell office:value-type="string">
            <text:p>0.24368</text:p>
          </table:table-cell>
          <table:table-cell office:value-type="string">
            <text:p>0.81739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string">
            <text:p>-0.1333</text:p>
          </table:table-cell>
          <table:table-cell office:value-type="string">
            <text:p>-3.4703</text:p>
          </table:table-cell>
          <table:table-cell office:value-type="string">
            <text:p>-0.48791</text:p>
          </table:table-cell>
          <table:table-cell office:value-type="string">
            <text:p>-3.42525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string">
            <text:p>0.37233</text:p>
          </table:table-cell>
          <table:table-cell office:value-type="string">
            <text:p>0.64818</text:p>
          </table:table-cell>
          <table:table-cell office:value-type="string">
            <text:p>0.37989</text:p>
          </table:table-cell>
          <table:table-cell office:value-type="string">
            <text:p>0.59507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string">
            <text:p>0.1298</text:p>
          </table:table-cell>
          <table:table-cell office:value-type="string">
            <text:p>0.79269</text:p>
          </table:table-cell>
          <table:table-cell office:value-type="string">
            <text:p>0.24368</text:p>
          </table:table-cell>
          <table:table-cell office:value-type="string">
            <text:p>0.81739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string">
            <text:p>-0.1333</text:p>
          </table:table-cell>
          <table:table-cell office:value-type="string">
            <text:p>0.46057</text:p>
          </table:table-cell>
          <table:table-cell office:value-type="string">
            <text:p>0.24368</text:p>
          </table:table-cell>
          <table:table-cell office:value-type="string">
            <text:p>0.81739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string">
            <text:p>0.25369</text:p>
          </table:table-cell>
          <table:table-cell office:value-type="string">
            <text:p>0.46057</text:p>
          </table:table-cell>
          <table:table-cell office:value-type="string">
            <text:p>0.24368</text:p>
          </table:table-cell>
          <table:table-cell office:value-type="string">
            <text:p>0.81739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string">
            <text:p>-0.00393</text:p>
          </table:table-cell>
          <table:table-cell office:value-type="string">
            <text:p>-0.00302</text:p>
          </table:table-cell>
          <table:table-cell office:value-type="string">
            <text:p>0.37989</text:p>
          </table:table-cell>
          <table:table-cell office:value-type="string">
            <text:p>-3.32151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 office:value-type="string">
            <text:p>0.1298</text:p>
          </table:table-cell>
          <table:table-cell office:value-type="string">
            <text:p>0.19777</text:p>
          </table:table-cell>
          <table:table-cell office:value-type="string">
            <text:p>0.24368</text:p>
          </table:table-cell>
          <table:table-cell office:value-type="string">
            <text:p>-1.05396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">
            <text:p>1</text:p>
          </table:table-cell>
          <table:table-cell office:value-type="string">
            <text:p>-0.48902</text:p>
          </table:table-cell>
          <table:table-cell office:value-type="string">
            <text:p>0.31635</text:p>
          </table:table-cell>
          <table:table-cell office:value-type="string">
            <text:p>0.37989</text:p>
          </table:table-cell>
          <table:table-cell office:value-type="string">
            <text:p>1.46841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string">
            <text:p>0.57591</text:p>
          </table:table-cell>
          <table:table-cell office:value-type="string">
            <text:p>0.79269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string">
            <text:p>-1.99435</text:p>
          </table:table-cell>
          <table:table-cell office:value-type="string">
            <text:p>-0.75901</text:p>
          </table:table-cell>
          <table:table-cell office:value-type="string">
            <text:p>-1.5552</text:p>
          </table:table-cell>
          <table:table-cell office:value-type="string">
            <text:p>-0.27807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">
            <text:p>1</text:p>
          </table:table-cell>
          <table:table-cell office:value-type="string">
            <text:p>-0.03249</text:p>
          </table:table-cell>
          <table:table-cell office:value-type="string">
            <text:p>0.64818</text:p>
          </table:table-cell>
          <table:table-cell office:value-type="string">
            <text:p>-0.00751</text:p>
          </table:table-cell>
          <table:table-cell office:value-type="string">
            <text:p>0.81739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">
            <text:p>0</text:p>
          </table:table-cell>
          <table:table-cell office:value-type="string">
            <text:p>-0.1333</text:p>
          </table:table-cell>
          <table:table-cell office:value-type="string">
            <text:p>-2.01938</text:p>
          </table:table-cell>
          <table:table-cell office:value-type="string">
            <text:p>0.37989</text:p>
          </table:table-cell>
          <table:table-cell office:value-type="string">
            <text:p>-1.05396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string">
            <text:p>-0.02813</text:p>
          </table:table-cell>
          <table:table-cell office:value-type="string">
            <text:p>-1.37207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">
            <text:p>1</text:p>
          </table:table-cell>
          <table:table-cell office:value-type="string">
            <text:p>-0.02813</text:p>
          </table:table-cell>
          <table:table-cell office:value-type="string">
            <text:p>0.31635</text:p>
          </table:table-cell>
          <table:table-cell office:value-type="string">
            <text:p>-0.00751</text:p>
          </table:table-cell>
          <table:table-cell office:value-type="string">
            <text:p>-0.27807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">
            <text:p>1</text:p>
          </table:table-cell>
          <table:table-cell office:value-type="string">
            <text:p>-3.37268</text:p>
          </table:table-cell>
          <table:table-cell office:value-type="string">
            <text:p>0.46057</text:p>
          </table:table-cell>
          <table:table-cell office:value-type="string">
            <text:p>0.24368</text:p>
          </table:table-cell>
          <table:table-cell office:value-type="string">
            <text:p>0.81739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string">
            <text:p>-0.1333</text:p>
          </table:table-cell>
          <table:table-cell office:value-type="string">
            <text:p>-2.01938</text:p>
          </table:table-cell>
          <table:table-cell office:value-type="string">
            <text:p>-1.5552</text:p>
          </table:table-cell>
          <table:table-cell office:value-type="string">
            <text:p>-1.05396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string">
            <text:p>-0.1333</text:p>
          </table:table-cell>
          <table:table-cell office:value-type="string">
            <text:p>0.79269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string">
            <text:p>2.03478</text:p>
          </table:table-cell>
          <table:table-cell office:value-type="string">
            <text:p>0.46057</text:p>
          </table:table-cell>
          <table:table-cell office:value-type="string">
            <text:p>-0.48791</text:p>
          </table:table-cell>
          <table:table-cell office:value-type="string">
            <text:p>-0.1886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">
            <text:p>1</text:p>
          </table:table-cell>
          <table:table-cell office:value-type="string">
            <text:p>0.60871</text:p>
          </table:table-cell>
          <table:table-cell office:value-type="string">
            <text:p>-2.01938</text:p>
          </table:table-cell>
          <table:table-cell office:value-type="string">
            <text:p>-1.5552</text:p>
          </table:table-cell>
          <table:table-cell office:value-type="string">
            <text:p>-0.1886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">
            <text:p>1</text:p>
          </table:table-cell>
          <table:table-cell office:value-type="string">
            <text:p>-0.00687</text:p>
          </table:table-cell>
          <table:table-cell office:value-type="string">
            <text:p>-0.75901</text:p>
          </table:table-cell>
          <table:table-cell office:value-type="string">
            <text:p>0.24368</text:p>
          </table:table-cell>
          <table:table-cell office:value-type="string">
            <text:p>-0.27807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">
            <text:p>1</text:p>
          </table:table-cell>
          <table:table-cell office:value-type="string">
            <text:p>0.1298</text:p>
          </table:table-cell>
          <table:table-cell office:value-type="string">
            <text:p>0.46057</text:p>
          </table:table-cell>
          <table:table-cell office:value-type="string">
            <text:p>0.24368</text:p>
          </table:table-cell>
          <table:table-cell office:value-type="string">
            <text:p>0.81739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">
            <text:p>1</text:p>
          </table:table-cell>
          <table:table-cell office:value-type="string">
            <text:p>2.03478</text:p>
          </table:table-cell>
          <table:table-cell office:value-type="string">
            <text:p>0.46057</text:p>
          </table:table-cell>
          <table:table-cell office:value-type="string">
            <text:p>-0.00751</text:p>
          </table:table-cell>
          <table:table-cell office:value-type="string">
            <text:p>0.81739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">
            <text:p>0</text:p>
          </table:table-cell>
          <table:table-cell office:value-type="string">
            <text:p>-3.37268</text:p>
          </table:table-cell>
          <table:table-cell office:value-type="string">
            <text:p>-2.01938</text:p>
          </table:table-cell>
          <table:table-cell office:value-type="string">
            <text:p>-0.48791</text:p>
          </table:table-cell>
          <table:table-cell office:value-type="string">
            <text:p>-1.05396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">
            <text:p>1</text:p>
          </table:table-cell>
          <table:table-cell office:value-type="string">
            <text:p>0.50836</text:p>
          </table:table-cell>
          <table:table-cell office:value-type="string">
            <text:p>0.46057</text:p>
          </table:table-cell>
          <table:table-cell office:value-type="string">
            <text:p>0.24368</text:p>
          </table:table-cell>
          <table:table-cell office:value-type="string">
            <text:p>-0.1886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">
            <text:p>1</text:p>
          </table:table-cell>
          <table:table-cell office:value-type="string">
            <text:p>-0.00687</text:p>
          </table:table-cell>
          <table:table-cell office:value-type="string">
            <text:p>-2.01938</text:p>
          </table:table-cell>
          <table:table-cell office:value-type="string">
            <text:p>0.37989</text:p>
          </table:table-cell>
          <table:table-cell office:value-type="string">
            <text:p>-0.27807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string">
            <text:p>-0.68024</text:p>
          </table:table-cell>
          <table:table-cell office:value-type="string">
            <text:p>0.46057</text:p>
          </table:table-cell>
          <table:table-cell office:value-type="string">
            <text:p>0.24368</text:p>
          </table:table-cell>
          <table:table-cell office:value-type="string">
            <text:p>0.81739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">
            <text:p>1</text:p>
          </table:table-cell>
          <table:table-cell office:value-type="string">
            <text:p>-0.02813</text:p>
          </table:table-cell>
          <table:table-cell office:value-type="string">
            <text:p>0.46057</text:p>
          </table:table-cell>
          <table:table-cell office:value-type="string">
            <text:p>-0.00751</text:p>
          </table:table-cell>
          <table:table-cell office:value-type="string">
            <text:p>0.81739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">
            <text:p>1</text:p>
          </table:table-cell>
          <table:table-cell office:value-type="string">
            <text:p>-1.99435</text:p>
          </table:table-cell>
          <table:table-cell office:value-type="string">
            <text:p>0.31635</text:p>
          </table:table-cell>
          <table:table-cell office:value-type="string">
            <text:p>0.37989</text:p>
          </table:table-cell>
          <table:table-cell office:value-type="string">
            <text:p>-3.32151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">
            <text:p>1</text:p>
          </table:table-cell>
          <table:table-cell office:value-type="string">
            <text:p>-0.48902</text:p>
          </table:table-cell>
          <table:table-cell office:value-type="string">
            <text:p>-2.55422</text:p>
          </table:table-cell>
          <table:table-cell office:value-type="string">
            <text:p>0.24368</text:p>
          </table:table-cell>
          <table:table-cell office:value-type="string">
            <text:p>-1.86088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">
            <text:p>1</text:p>
          </table:table-cell>
          <table:table-cell office:value-type="string">
            <text:p>-0.02813</text:p>
          </table:table-cell>
          <table:table-cell office:value-type="string">
            <text:p>0.46057</text:p>
          </table:table-cell>
          <table:table-cell office:value-type="string">
            <text:p>0.24368</text:p>
          </table:table-cell>
          <table:table-cell office:value-type="string">
            <text:p>0.81739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  <table:table-cell office:value-type="string">
            <text:p>-0.03249</text:p>
          </table:table-cell>
          <table:table-cell office:value-type="string">
            <text:p>0.46057</text:p>
          </table:table-cell>
          <table:table-cell office:value-type="string">
            <text:p>-0.00751</text:p>
          </table:table-cell>
          <table:table-cell office:value-type="string">
            <text:p>0.81739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office:value-type="string">
            <text:p>-0.1333</text:p>
          </table:table-cell>
          <table:table-cell office:value-type="string">
            <text:p>-2.01938</text:p>
          </table:table-cell>
          <table:table-cell office:value-type="string">
            <text:p>-0.48791</text:p>
          </table:table-cell>
          <table:table-cell office:value-type="string">
            <text:p>-1.05396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">
            <text:p>0</text:p>
          </table:table-cell>
          <table:table-cell office:value-type="string">
            <text:p>0.1298</text:p>
          </table:table-cell>
          <table:table-cell office:value-type="string">
            <text:p>0.19777</text:p>
          </table:table-cell>
          <table:table-cell office:value-type="string">
            <text:p>-0.48791</text:p>
          </table:table-cell>
          <table:table-cell office:value-type="string">
            <text:p>-1.05396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string">
            <text:p>0.44898</text:p>
          </table:table-cell>
          <table:table-cell office:value-type="string">
            <text:p>1.11861</text:p>
          </table:table-cell>
          <table:table-cell office:value-type="string">
            <text:p>0.37989</text:p>
          </table:table-cell>
          <table:table-cell office:value-type="string">
            <text:p>1.65844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">
            <text:p>0</text:p>
          </table:table-cell>
          <table:table-cell office:value-type="string">
            <text:p>-0.02813</text:p>
          </table:table-cell>
          <table:table-cell office:value-type="string">
            <text:p>-2.01938</text:p>
          </table:table-cell>
          <table:table-cell office:value-type="string">
            <text:p>-0.48791</text:p>
          </table:table-cell>
          <table:table-cell office:value-type="string">
            <text:p>-1.05396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">
            <text:p>1</text:p>
          </table:table-cell>
          <table:table-cell office:value-type="string">
            <text:p>0.44898</text:p>
          </table:table-cell>
          <table:table-cell office:value-type="string">
            <text:p>0.31635</text:p>
          </table:table-cell>
          <table:table-cell office:value-type="string">
            <text:p>-0.00751</text:p>
          </table:table-cell>
          <table:table-cell office:value-type="string">
            <text:p>-1.86088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">
            <text:p>1</text:p>
          </table:table-cell>
          <table:table-cell office:value-type="string">
            <text:p>0.60871</text:p>
          </table:table-cell>
          <table:table-cell office:value-type="string">
            <text:p>0.19777</text:p>
          </table:table-cell>
          <table:table-cell office:value-type="string">
            <text:p>0.37989</text:p>
          </table:table-cell>
          <table:table-cell office:value-type="string">
            <text:p>-1.05396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office:value-type="string">
            <text:p>0.1298</text:p>
          </table:table-cell>
          <table:table-cell office:value-type="string">
            <text:p>0.19777</text:p>
          </table:table-cell>
          <table:table-cell office:value-type="string">
            <text:p>-1.5552</text:p>
          </table:table-cell>
          <table:table-cell office:value-type="string">
            <text:p>-1.05396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">
            <text:p>0</text:p>
          </table:table-cell>
          <table:table-cell office:value-type="string">
            <text:p>-0.02813</text:p>
          </table:table-cell>
          <table:table-cell office:value-type="string">
            <text:p>-2.01938</text:p>
          </table:table-cell>
          <table:table-cell office:value-type="string">
            <text:p>-1.5552</text:p>
          </table:table-cell>
          <table:table-cell office:value-type="string">
            <text:p>-1.05396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">
            <text:p>0</text:p>
          </table:table-cell>
          <table:table-cell office:value-type="string">
            <text:p>-3.37268</text:p>
          </table:table-cell>
          <table:table-cell office:value-type="string">
            <text:p>0.27136</text:p>
          </table:table-cell>
          <table:table-cell office:value-type="string">
            <text:p>-0.48791</text:p>
          </table:table-cell>
          <table:table-cell office:value-type="string">
            <text:p>0.81739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  <table:table-cell office:value-type="string">
            <text:p>0.1298</text:p>
          </table:table-cell>
          <table:table-cell office:value-type="string">
            <text:p>0.46057</text:p>
          </table:table-cell>
          <table:table-cell office:value-type="string">
            <text:p>-0.00751</text:p>
          </table:table-cell>
          <table:table-cell office:value-type="string">
            <text:p>0.81739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string">
            <text:p>0.1298</text:p>
          </table:table-cell>
          <table:table-cell office:value-type="string">
            <text:p>-3.4703</text:p>
          </table:table-cell>
          <table:table-cell office:value-type="string">
            <text:p>-1.5552</text:p>
          </table:table-cell>
          <table:table-cell office:value-type="string">
            <text:p>-3.42525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">
            <text:p>1</text:p>
          </table:table-cell>
          <table:table-cell office:value-type="string">
            <text:p>0.60871</text:p>
          </table:table-cell>
          <table:table-cell office:value-type="string">
            <text:p>0.27136</text:p>
          </table:table-cell>
          <table:table-cell office:value-type="string">
            <text:p>0.24368</text:p>
          </table:table-cell>
          <table:table-cell office:value-type="string">
            <text:p>-1.05396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">
            <text:p>0</text:p>
          </table:table-cell>
          <table:table-cell office:value-type="string">
            <text:p>-1.28064</text:p>
          </table:table-cell>
          <table:table-cell office:value-type="string">
            <text:p>-0.01196</text:p>
          </table:table-cell>
          <table:table-cell office:value-type="string">
            <text:p>-1.5552</text:p>
          </table:table-cell>
          <table:table-cell office:value-type="string">
            <text:p>-0.01797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string">
            <text:p>-1.28064</text:p>
          </table:table-cell>
          <table:table-cell office:value-type="string">
            <text:p>-2.01938</text:p>
          </table:table-cell>
          <table:table-cell office:value-type="string">
            <text:p>-1.5552</text:p>
          </table:table-cell>
          <table:table-cell office:value-type="string">
            <text:p>-1.05396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1">
            <text:p>1</text:p>
          </table:table-cell>
          <table:table-cell office:value-type="string">
            <text:p>0.50836</text:p>
          </table:table-cell>
          <table:table-cell office:value-type="string">
            <text:p>0.31635</text:p>
          </table:table-cell>
          <table:table-cell office:value-type="string">
            <text:p>0.24368</text:p>
          </table:table-cell>
          <table:table-cell office:value-type="string">
            <text:p>0.81739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1">
            <text:p>1</text:p>
          </table:table-cell>
          <table:table-cell office:value-type="string">
            <text:p>-0.1333</text:p>
          </table:table-cell>
          <table:table-cell office:value-type="string">
            <text:p>0.46057</text:p>
          </table:table-cell>
          <table:table-cell office:value-type="string">
            <text:p>-0.00751</text:p>
          </table:table-cell>
          <table:table-cell office:value-type="string">
            <text:p>0.81739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">
            <text:p>1</text:p>
          </table:table-cell>
          <table:table-cell office:value-type="string">
            <text:p>-0.02813</text:p>
          </table:table-cell>
          <table:table-cell office:value-type="string">
            <text:p>1.25739</text:p>
          </table:table-cell>
          <table:table-cell office:value-type="string">
            <text:p>0.24368</text:p>
          </table:table-cell>
          <table:table-cell office:value-type="string">
            <text:p>0.59507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1">
            <text:p>1</text:p>
          </table:table-cell>
          <table:table-cell office:value-type="string">
            <text:p>0.1048</text:p>
          </table:table-cell>
          <table:table-cell office:value-type="string">
            <text:p>0.31635</text:p>
          </table:table-cell>
          <table:table-cell office:value-type="string">
            <text:p>-0.48791</text:p>
          </table:table-cell>
          <table:table-cell office:value-type="string">
            <text:p>-0.27807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">
            <text:p>0</text:p>
          </table:table-cell>
          <table:table-cell office:value-type="string">
            <text:p>-1.99435</text:p>
          </table:table-cell>
          <table:table-cell office:value-type="string">
            <text:p>-2.01938</text:p>
          </table:table-cell>
          <table:table-cell office:value-type="string">
            <text:p>-0.48791</text:p>
          </table:table-cell>
          <table:table-cell office:value-type="string">
            <text:p>-1.05396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">
            <text:p>1</text:p>
          </table:table-cell>
          <table:table-cell office:value-type="string">
            <text:p>0.5979</text:p>
          </table:table-cell>
          <table:table-cell office:value-type="string">
            <text:p>0.46057</text:p>
          </table:table-cell>
          <table:table-cell office:value-type="string">
            <text:p>-0.00751</text:p>
          </table:table-cell>
          <table:table-cell office:value-type="string">
            <text:p>-0.1886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">
            <text:p>0</text:p>
          </table:table-cell>
          <table:table-cell office:value-type="string">
            <text:p>-0.37788</text:p>
          </table:table-cell>
          <table:table-cell office:value-type="string">
            <text:p>0.46057</text:p>
          </table:table-cell>
          <table:table-cell office:value-type="string">
            <text:p>-0.48791</text:p>
          </table:table-cell>
          <table:table-cell office:value-type="string">
            <text:p>0.81739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">
            <text:p>0</text:p>
          </table:table-cell>
          <table:table-cell office:value-type="string">
            <text:p>-3.37268</text:p>
          </table:table-cell>
          <table:table-cell office:value-type="string">
            <text:p>-2.01938</text:p>
          </table:table-cell>
          <table:table-cell office:value-type="string">
            <text:p>0.24368</text:p>
          </table:table-cell>
          <table:table-cell office:value-type="string">
            <text:p>-0.1886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">
            <text:p>1</text:p>
          </table:table-cell>
          <table:table-cell office:value-type="string">
            <text:p>-0.37788</text:p>
          </table:table-cell>
          <table:table-cell office:value-type="string">
            <text:p>0.27136</text:p>
          </table:table-cell>
          <table:table-cell office:value-type="string">
            <text:p>0.37989</text:p>
          </table:table-cell>
          <table:table-cell office:value-type="string">
            <text:p>-0.01394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string">
            <text:p>0.50836</text:p>
          </table:table-cell>
          <table:table-cell office:value-type="string">
            <text:p>0.31635</text:p>
          </table:table-cell>
          <table:table-cell office:value-type="string">
            <text:p>0.37989</text:p>
          </table:table-cell>
          <table:table-cell office:value-type="string">
            <text:p>0.03755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">
            <text:p>1</text:p>
          </table:table-cell>
          <table:table-cell office:value-type="string">
            <text:p>-3.37268</text:p>
          </table:table-cell>
          <table:table-cell office:value-type="string">
            <text:p>-1.28381</text:p>
          </table:table-cell>
          <table:table-cell office:value-type="string">
            <text:p>0.24368</text:p>
          </table:table-cell>
          <table:table-cell office:value-type="string">
            <text:p>-1.05396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">
            <text:p>0</text:p>
          </table:table-cell>
          <table:table-cell office:value-type="string">
            <text:p>-0.37788</text:p>
          </table:table-cell>
          <table:table-cell office:value-type="string">
            <text:p>0.46057</text:p>
          </table:table-cell>
          <table:table-cell office:value-type="string">
            <text:p>-0.48791</text:p>
          </table:table-cell>
          <table:table-cell office:value-type="string">
            <text:p>0.81739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">
            <text:p>0</text:p>
          </table:table-cell>
          <table:table-cell office:value-type="string">
            <text:p>-0.1333</text:p>
          </table:table-cell>
          <table:table-cell office:value-type="string">
            <text:p>-3.4703</text:p>
          </table:table-cell>
          <table:table-cell office:value-type="string">
            <text:p>-0.00751</text:p>
          </table:table-cell>
          <table:table-cell office:value-type="string">
            <text:p>-3.42525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">
            <text:p>0</text:p>
          </table:table-cell>
          <table:table-cell office:value-type="string">
            <text:p>-0.02813</text:p>
          </table:table-cell>
          <table:table-cell office:value-type="string">
            <text:p>-2.01938</text:p>
          </table:table-cell>
          <table:table-cell office:value-type="string">
            <text:p>-0.48791</text:p>
          </table:table-cell>
          <table:table-cell office:value-type="string">
            <text:p>-1.05396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">
            <text:p>0</text:p>
          </table:table-cell>
          <table:table-cell office:value-type="string">
            <text:p>-3.37268</text:p>
          </table:table-cell>
          <table:table-cell office:value-type="string">
            <text:p>-2.01938</text:p>
          </table:table-cell>
          <table:table-cell office:value-type="string">
            <text:p>-1.5552</text:p>
          </table:table-cell>
          <table:table-cell office:value-type="string">
            <text:p>-1.05396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string">
            <text:p>-0.03249</text:p>
          </table:table-cell>
          <table:table-cell office:value-type="string">
            <text:p>0.46057</text:p>
          </table:table-cell>
          <table:table-cell office:value-type="string">
            <text:p>-0.48791</text:p>
          </table:table-cell>
          <table:table-cell office:value-type="string">
            <text:p>0.81739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">
            <text:p>1</text:p>
          </table:table-cell>
          <table:table-cell office:value-type="string">
            <text:p>0.1298</text:p>
          </table:table-cell>
          <table:table-cell office:value-type="string">
            <text:p>1.49331</text:p>
          </table:table-cell>
          <table:table-cell office:value-type="string">
            <text:p>-0.00751</text:p>
          </table:table-cell>
          <table:table-cell office:value-type="string">
            <text:p>0.70113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">
            <text:p>0</text:p>
          </table:table-cell>
          <table:table-cell office:value-type="string">
            <text:p>-3.37268</text:p>
          </table:table-cell>
          <table:table-cell office:value-type="string">
            <text:p>-3.4703</text:p>
          </table:table-cell>
          <table:table-cell office:value-type="string">
            <text:p>0.24368</text:p>
          </table:table-cell>
          <table:table-cell office:value-type="string">
            <text:p>-3.42525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office:value-type="string">
            <text:p>-0.37788</text:p>
          </table:table-cell>
          <table:table-cell office:value-type="string">
            <text:p>0.46057</text:p>
          </table:table-cell>
          <table:table-cell office:value-type="string">
            <text:p>-1.5552</text:p>
          </table:table-cell>
          <table:table-cell office:value-type="string">
            <text:p>0.81739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 office:value-type="string">
            <text:p>-0.1333</text:p>
          </table:table-cell>
          <table:table-cell office:value-type="string">
            <text:p>-2.01938</text:p>
          </table:table-cell>
          <table:table-cell office:value-type="string">
            <text:p>-1.5552</text:p>
          </table:table-cell>
          <table:table-cell office:value-type="string">
            <text:p>-1.05396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string">
            <text:p>-1.28064</text:p>
          </table:table-cell>
          <table:table-cell office:value-type="string">
            <text:p>0.46057</text:p>
          </table:table-cell>
          <table:table-cell office:value-type="string">
            <text:p>0.24368</text:p>
          </table:table-cell>
          <table:table-cell office:value-type="string">
            <text:p>0.81739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office:value-type="string">
            <text:p>-0.02813</text:p>
          </table:table-cell>
          <table:table-cell office:value-type="string">
            <text:p>0.27136</text:p>
          </table:table-cell>
          <table:table-cell office:value-type="string">
            <text:p>0.37989</text:p>
          </table:table-cell>
          <table:table-cell office:value-type="string">
            <text:p>1.01003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">
            <text:p>1</text:p>
          </table:table-cell>
          <table:table-cell office:value-type="string">
            <text:p>-0.3554</text:p>
          </table:table-cell>
          <table:table-cell office:value-type="string">
            <text:p>-0.75901</text:p>
          </table:table-cell>
          <table:table-cell office:value-type="string">
            <text:p>0.24368</text:p>
          </table:table-cell>
          <table:table-cell office:value-type="string">
            <text:p>1.02107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">
            <text:p>0</text:p>
          </table:table-cell>
          <table:table-cell office:value-type="string">
            <text:p>-1.28064</text:p>
          </table:table-cell>
          <table:table-cell office:value-type="string">
            <text:p>-0.00587</text:p>
          </table:table-cell>
          <table:table-cell office:value-type="string">
            <text:p>-1.5552</text:p>
          </table:table-cell>
          <table:table-cell office:value-type="string">
            <text:p>-0.00596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 office:value-type="string">
            <text:p>-3.37268</text:p>
          </table:table-cell>
          <table:table-cell office:value-type="string">
            <text:p>-3.4703</text:p>
          </table:table-cell>
          <table:table-cell office:value-type="string">
            <text:p>-0.48791</text:p>
          </table:table-cell>
          <table:table-cell office:value-type="string">
            <text:p>-3.42525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 office:value-type="string">
            <text:p>-1.99435</text:p>
          </table:table-cell>
          <table:table-cell office:value-type="string">
            <text:p>-0.0173</text:p>
          </table:table-cell>
          <table:table-cell office:value-type="string">
            <text:p>-1.5552</text:p>
          </table:table-cell>
          <table:table-cell office:value-type="string">
            <text:p>-0.01777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string">
            <text:p>-3.37268</text:p>
          </table:table-cell>
          <table:table-cell office:value-type="string">
            <text:p>-3.4703</text:p>
          </table:table-cell>
          <table:table-cell office:value-type="string">
            <text:p>-0.00751</text:p>
          </table:table-cell>
          <table:table-cell office:value-type="string">
            <text:p>-3.42525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">
            <text:p>1</text:p>
          </table:table-cell>
          <table:table-cell office:value-type="string">
            <text:p>-0.1333</text:p>
          </table:table-cell>
          <table:table-cell office:value-type="string">
            <text:p>0.46057</text:p>
          </table:table-cell>
          <table:table-cell office:value-type="string">
            <text:p>-0.00751</text:p>
          </table:table-cell>
          <table:table-cell office:value-type="string">
            <text:p>-0.1886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  <table:table-cell office:value-type="string">
            <text:p>-1.28064</text:p>
          </table:table-cell>
          <table:table-cell office:value-type="string">
            <text:p>-2.01938</text:p>
          </table:table-cell>
          <table:table-cell office:value-type="string">
            <text:p>-0.00751</text:p>
          </table:table-cell>
          <table:table-cell office:value-type="string">
            <text:p>-0.18635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">
            <text:p>0</text:p>
          </table:table-cell>
          <table:table-cell office:value-type="string">
            <text:p>-0.02813</text:p>
          </table:table-cell>
          <table:table-cell office:value-type="string">
            <text:p>-2.01938</text:p>
          </table:table-cell>
          <table:table-cell office:value-type="string">
            <text:p>-0.48791</text:p>
          </table:table-cell>
          <table:table-cell office:value-type="string">
            <text:p>-1.05396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">
            <text:p>0</text:p>
          </table:table-cell>
          <table:table-cell office:value-type="string">
            <text:p>-1.28064</text:p>
          </table:table-cell>
          <table:table-cell office:value-type="string">
            <text:p>0.46057</text:p>
          </table:table-cell>
          <table:table-cell office:value-type="string">
            <text:p>-0.48791</text:p>
          </table:table-cell>
          <table:table-cell office:value-type="string">
            <text:p>-0.00277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">
            <text:p>1</text:p>
          </table:table-cell>
          <table:table-cell office:value-type="string">
            <text:p>0.60871</text:p>
          </table:table-cell>
          <table:table-cell office:value-type="string">
            <text:p>-0.00102</text:p>
          </table:table-cell>
          <table:table-cell office:value-type="string">
            <text:p>0.37989</text:p>
          </table:table-cell>
          <table:table-cell office:value-type="string">
            <text:p>0.03755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">
            <text:p>1</text:p>
          </table:table-cell>
          <table:table-cell office:value-type="string">
            <text:p>-2.09639</text:p>
          </table:table-cell>
          <table:table-cell office:value-type="string">
            <text:p>-0.75901</text:p>
          </table:table-cell>
          <table:table-cell office:value-type="string">
            <text:p>0.24368</text:p>
          </table:table-cell>
          <table:table-cell office:value-type="string">
            <text:p>-0.27807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">
            <text:p>0</text:p>
          </table:table-cell>
          <table:table-cell office:value-type="string">
            <text:p>0.1298</text:p>
          </table:table-cell>
          <table:table-cell office:value-type="string">
            <text:p>-2.01938</text:p>
          </table:table-cell>
          <table:table-cell office:value-type="string">
            <text:p>-0.48791</text:p>
          </table:table-cell>
          <table:table-cell office:value-type="string">
            <text:p>-1.05396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">
            <text:p>1</text:p>
          </table:table-cell>
          <table:table-cell office:value-type="string">
            <text:p>-0.02813</text:p>
          </table:table-cell>
          <table:table-cell office:value-type="string">
            <text:p>-2.01938</text:p>
          </table:table-cell>
          <table:table-cell office:value-type="string">
            <text:p>-0.00751</text:p>
          </table:table-cell>
          <table:table-cell office:value-type="string">
            <text:p>-1.05396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">
            <text:p>0</text:p>
          </table:table-cell>
          <table:table-cell office:value-type="string">
            <text:p>-1.28064</text:p>
          </table:table-cell>
          <table:table-cell office:value-type="string">
            <text:p>-0.01196</text:p>
          </table:table-cell>
          <table:table-cell office:value-type="string">
            <text:p>-1.5552</text:p>
          </table:table-cell>
          <table:table-cell office:value-type="string">
            <text:p>-0.01797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">
            <text:p>0</text:p>
          </table:table-cell>
          <table:table-cell office:value-type="string">
            <text:p>0.5979</text:p>
          </table:table-cell>
          <table:table-cell office:value-type="string">
            <text:p>0.46057</text:p>
          </table:table-cell>
          <table:table-cell office:value-type="string">
            <text:p>-0.48791</text:p>
          </table:table-cell>
          <table:table-cell office:value-type="string">
            <text:p>0.81739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">
            <text:p>1</text:p>
          </table:table-cell>
          <table:table-cell office:value-type="string">
            <text:p>1.82967</text:p>
          </table:table-cell>
          <table:table-cell office:value-type="string">
            <text:p>1.25739</text:p>
          </table:table-cell>
          <table:table-cell office:value-type="string">
            <text:p>-0.00751</text:p>
          </table:table-cell>
          <table:table-cell office:value-type="string">
            <text:p>0.81739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string">
            <text:p>-3.37268</text:p>
          </table:table-cell>
          <table:table-cell office:value-type="string">
            <text:p>-2.01938</text:p>
          </table:table-cell>
          <table:table-cell office:value-type="string">
            <text:p>-0.00751</text:p>
          </table:table-cell>
          <table:table-cell office:value-type="string">
            <text:p>-1.05396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office:value-type="string">
            <text:p>-1.28064</text:p>
          </table:table-cell>
          <table:table-cell office:value-type="string">
            <text:p>0.46057</text:p>
          </table:table-cell>
          <table:table-cell office:value-type="string">
            <text:p>-0.48791</text:p>
          </table:table-cell>
          <table:table-cell office:value-type="string">
            <text:p>-0.01797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">
            <text:p>1</text:p>
          </table:table-cell>
          <table:table-cell office:value-type="string">
            <text:p>0.37233</text:p>
          </table:table-cell>
          <table:table-cell office:value-type="string">
            <text:p>0.86529</text:p>
          </table:table-cell>
          <table:table-cell office:value-type="string">
            <text:p>-0.48791</text:p>
          </table:table-cell>
          <table:table-cell office:value-type="string">
            <text:p>0.81739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">
            <text:p>0</text:p>
          </table:table-cell>
          <table:table-cell office:value-type="string">
            <text:p>-0.3554</text:p>
          </table:table-cell>
          <table:table-cell office:value-type="string">
            <text:p>0.46057</text:p>
          </table:table-cell>
          <table:table-cell office:value-type="string">
            <text:p>-0.00751</text:p>
          </table:table-cell>
          <table:table-cell office:value-type="string">
            <text:p>0.81739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">
            <text:p>1</text:p>
          </table:table-cell>
          <table:table-cell office:value-type="string">
            <text:p>0.50836</text:p>
          </table:table-cell>
          <table:table-cell office:value-type="string">
            <text:p>0.31635</text:p>
          </table:table-cell>
          <table:table-cell office:value-type="string">
            <text:p>-0.48791</text:p>
          </table:table-cell>
          <table:table-cell office:value-type="string">
            <text:p>0.81739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">
            <text:p>1</text:p>
          </table:table-cell>
          <table:table-cell office:value-type="string">
            <text:p>0.57591</text:p>
          </table:table-cell>
          <table:table-cell office:value-type="string">
            <text:p>0.74795</text:p>
          </table:table-cell>
          <table:table-cell office:value-type="string">
            <text:p>-0.48791</text:p>
          </table:table-cell>
          <table:table-cell office:value-type="string">
            <text:p>-0.0011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">
            <text:p>1</text:p>
          </table:table-cell>
          <table:table-cell office:value-type="string">
            <text:p>0.1298</text:p>
          </table:table-cell>
          <table:table-cell office:value-type="string">
            <text:p>0.46057</text:p>
          </table:table-cell>
          <table:table-cell office:value-type="string">
            <text:p>0.24368</text:p>
          </table:table-cell>
          <table:table-cell table:style-name="ce8" office:value-type="date" office:date-value="6436-01-01">
            <text:p>01/01/36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string">
            <text:p>-1.28064</text:p>
          </table:table-cell>
          <table:table-cell office:value-type="string">
            <text:p>-0.00587</text:p>
          </table:table-cell>
          <table:table-cell office:value-type="string">
            <text:p>-0.48791</text:p>
          </table:table-cell>
          <table:table-cell office:value-type="string">
            <text:p>-0.00596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string">
            <text:p>-1.28064</text:p>
          </table:table-cell>
          <table:table-cell office:value-type="string">
            <text:p>-0.0173</text:p>
          </table:table-cell>
          <table:table-cell office:value-type="string">
            <text:p>-1.5552</text:p>
          </table:table-cell>
          <table:table-cell office:value-type="string">
            <text:p>-0.01777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string">
            <text:p>0.60871</text:p>
          </table:table-cell>
          <table:table-cell office:value-type="string">
            <text:p>-2.01938</text:p>
          </table:table-cell>
          <table:table-cell office:value-type="string">
            <text:p>-1.5552</text:p>
          </table:table-cell>
          <table:table-cell office:value-type="string">
            <text:p>-1.05396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string">
            <text:p>-0.1333</text:p>
          </table:table-cell>
          <table:table-cell office:value-type="string">
            <text:p>-2.01938</text:p>
          </table:table-cell>
          <table:table-cell office:value-type="string">
            <text:p>-1.5552</text:p>
          </table:table-cell>
          <table:table-cell office:value-type="string">
            <text:p>-1.05396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string">
            <text:p>-0.97521</text:p>
          </table:table-cell>
          <table:table-cell office:value-type="string">
            <text:p>-2.01938</text:p>
          </table:table-cell>
          <table:table-cell office:value-type="string">
            <text:p>-1.5552</text:p>
          </table:table-cell>
          <table:table-cell office:value-type="string">
            <text:p>-1.05396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string">
            <text:p>0.1298</text:p>
          </table:table-cell>
          <table:table-cell office:value-type="string">
            <text:p>-2.01938</text:p>
          </table:table-cell>
          <table:table-cell office:value-type="string">
            <text:p>-1.5552</text:p>
          </table:table-cell>
          <table:table-cell office:value-type="string">
            <text:p>-1.05396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string">
            <text:p>-0.48112</text:p>
          </table:table-cell>
          <table:table-cell office:value-type="string">
            <text:p>-2.01938</text:p>
          </table:table-cell>
          <table:table-cell office:value-type="string">
            <text:p>-1.5552</text:p>
          </table:table-cell>
          <table:table-cell office:value-type="string">
            <text:p>-1.05396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string">
            <text:p>-1.28064</text:p>
          </table:table-cell>
          <table:table-cell office:value-type="string">
            <text:p>0.46057</text:p>
          </table:table-cell>
          <table:table-cell office:value-type="string">
            <text:p>-1.5552</text:p>
          </table:table-cell>
          <table:table-cell office:value-type="string">
            <text:p>0.81739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string">
            <text:p>0.25369</text:p>
          </table:table-cell>
          <table:table-cell office:value-type="string">
            <text:p>0.46057</text:p>
          </table:table-cell>
          <table:table-cell office:value-type="string">
            <text:p>-1.5552</text:p>
          </table:table-cell>
          <table:table-cell office:value-type="string">
            <text:p>0.81739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string">
            <text:p>0.25369</text:p>
          </table:table-cell>
          <table:table-cell office:value-type="string">
            <text:p>0.46057</text:p>
          </table:table-cell>
          <table:table-cell office:value-type="string">
            <text:p>-1.5552</text:p>
          </table:table-cell>
          <table:table-cell office:value-type="string">
            <text:p>0.81739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string">
            <text:p>0.1298</text:p>
          </table:table-cell>
          <table:table-cell office:value-type="string">
            <text:p>0.46057</text:p>
          </table:table-cell>
          <table:table-cell office:value-type="string">
            <text:p>-0.48791</text:p>
          </table:table-cell>
          <table:table-cell office:value-type="string">
            <text:p>0.81739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string">
            <text:p>-0.48902</text:p>
          </table:table-cell>
          <table:table-cell office:value-type="string">
            <text:p>-3.4703</text:p>
          </table:table-cell>
          <table:table-cell office:value-type="string">
            <text:p>-1.5552</text:p>
          </table:table-cell>
          <table:table-cell office:value-type="string">
            <text:p>-3.42525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string">
            <text:p>-1.99435</text:p>
          </table:table-cell>
          <table:table-cell office:value-type="string">
            <text:p>-2.01938</text:p>
          </table:table-cell>
          <table:table-cell office:value-type="string">
            <text:p>-1.5552</text:p>
          </table:table-cell>
          <table:table-cell office:value-type="string">
            <text:p>-1.05396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string">
            <text:p>-0.1333</text:p>
          </table:table-cell>
          <table:table-cell office:value-type="string">
            <text:p>-3.4703</text:p>
          </table:table-cell>
          <table:table-cell office:value-type="string">
            <text:p>-1.5552</text:p>
          </table:table-cell>
          <table:table-cell office:value-type="string">
            <text:p>-3.42525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string">
            <text:p>-1.28064</text:p>
          </table:table-cell>
          <table:table-cell office:value-type="string">
            <text:p>-2.01938</text:p>
          </table:table-cell>
          <table:table-cell office:value-type="string">
            <text:p>-1.5552</text:p>
          </table:table-cell>
          <table:table-cell office:value-type="string">
            <text:p>-1.05396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string">
            <text:p>-0.68024</text:p>
          </table:table-cell>
          <table:table-cell office:value-type="string">
            <text:p>-0.0173</text:p>
          </table:table-cell>
          <table:table-cell office:value-type="string">
            <text:p>-0.48791</text:p>
          </table:table-cell>
          <table:table-cell office:value-type="string">
            <text:p>-0.01777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string">
            <text:p>-1.99435</text:p>
          </table:table-cell>
          <table:table-cell office:value-type="string">
            <text:p>-0.0173</text:p>
          </table:table-cell>
          <table:table-cell office:value-type="string">
            <text:p>-1.5552</text:p>
          </table:table-cell>
          <table:table-cell office:value-type="string">
            <text:p>-0.01777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string">
            <text:p>-0.0007</text:p>
          </table:table-cell>
          <table:table-cell office:value-type="string">
            <text:p>-2.01938</text:p>
          </table:table-cell>
          <table:table-cell office:value-type="string">
            <text:p>-1.5552</text:p>
          </table:table-cell>
          <table:table-cell office:value-type="string">
            <text:p>-1.05396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string">
            <text:p>-1.28064</text:p>
          </table:table-cell>
          <table:table-cell office:value-type="string">
            <text:p>-0.01196</text:p>
          </table:table-cell>
          <table:table-cell office:value-type="string">
            <text:p>-1.5552</text:p>
          </table:table-cell>
          <table:table-cell office:value-type="string">
            <text:p>-0.01797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string">
            <text:p>-1.99435</text:p>
          </table:table-cell>
          <table:table-cell office:value-type="string">
            <text:p>0.31635</text:p>
          </table:table-cell>
          <table:table-cell office:value-type="string">
            <text:p>-1.5552</text:p>
          </table:table-cell>
          <table:table-cell office:value-type="string">
            <text:p>-3.32151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string">
            <text:p>-0.02813</text:p>
          </table:table-cell>
          <table:table-cell office:value-type="string">
            <text:p>0.46057</text:p>
          </table:table-cell>
          <table:table-cell office:value-type="string">
            <text:p>-1.5552</text:p>
          </table:table-cell>
          <table:table-cell office:value-type="string">
            <text:p>0.81739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string">
            <text:p>-1.99435</text:p>
          </table:table-cell>
          <table:table-cell office:value-type="string">
            <text:p>-2.01938</text:p>
          </table:table-cell>
          <table:table-cell office:value-type="string">
            <text:p>-1.5552</text:p>
          </table:table-cell>
          <table:table-cell office:value-type="string">
            <text:p>-1.05396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string">
            <text:p>0.1298</text:p>
          </table:table-cell>
          <table:table-cell office:value-type="string">
            <text:p>-2.01938</text:p>
          </table:table-cell>
          <table:table-cell office:value-type="string">
            <text:p>-1.5552</text:p>
          </table:table-cell>
          <table:table-cell office:value-type="string">
            <text:p>-1.05396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string">
            <text:p>0.25369</text:p>
          </table:table-cell>
          <table:table-cell office:value-type="string">
            <text:p>0.72213</text:p>
          </table:table-cell>
          <table:table-cell office:value-type="string">
            <text:p>-1.5552</text:p>
          </table:table-cell>
          <table:table-cell office:value-type="string">
            <text:p>0.81739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string">
            <text:p>-1.99435</text:p>
          </table:table-cell>
          <table:table-cell office:value-type="string">
            <text:p>-2.01938</text:p>
          </table:table-cell>
          <table:table-cell office:value-type="string">
            <text:p>-1.5552</text:p>
          </table:table-cell>
          <table:table-cell office:value-type="string">
            <text:p>-1.05396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string">
            <text:p>-0.02813</text:p>
          </table:table-cell>
          <table:table-cell office:value-type="string">
            <text:p>-3.4703</text:p>
          </table:table-cell>
          <table:table-cell office:value-type="string">
            <text:p>-1.5552</text:p>
          </table:table-cell>
          <table:table-cell office:value-type="string">
            <text:p>-3.42525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string">
            <text:p>0.5979</text:p>
          </table:table-cell>
          <table:table-cell office:value-type="string">
            <text:p>-2.01938</text:p>
          </table:table-cell>
          <table:table-cell office:value-type="string">
            <text:p>-1.5552</text:p>
          </table:table-cell>
          <table:table-cell office:value-type="string">
            <text:p>-1.05396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string">
            <text:p>-0.02813</text:p>
          </table:table-cell>
          <table:table-cell office:value-type="string">
            <text:p>-2.01938</text:p>
          </table:table-cell>
          <table:table-cell office:value-type="string">
            <text:p>-1.5552</text:p>
          </table:table-cell>
          <table:table-cell office:value-type="string">
            <text:p>-1.05396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string">
            <text:p>-3.37268</text:p>
          </table:table-cell>
          <table:table-cell office:value-type="string">
            <text:p>-2.01938</text:p>
          </table:table-cell>
          <table:table-cell office:value-type="string">
            <text:p>-1.5552</text:p>
          </table:table-cell>
          <table:table-cell office:value-type="string">
            <text:p>-1.05396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string">
            <text:p>-1.99435</text:p>
          </table:table-cell>
          <table:table-cell office:value-type="string">
            <text:p>-0.0173</text:p>
          </table:table-cell>
          <table:table-cell office:value-type="string">
            <text:p>-1.5552</text:p>
          </table:table-cell>
          <table:table-cell office:value-type="string">
            <text:p>-0.01777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string">
            <text:p>-0.02813</text:p>
          </table:table-cell>
          <table:table-cell office:value-type="string">
            <text:p>-2.01938</text:p>
          </table:table-cell>
          <table:table-cell office:value-type="string">
            <text:p>-1.5552</text:p>
          </table:table-cell>
          <table:table-cell office:value-type="string">
            <text:p>-1.05396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string">
            <text:p>-1.28064</text:p>
          </table:table-cell>
          <table:table-cell office:value-type="string">
            <text:p>-0.01196</text:p>
          </table:table-cell>
          <table:table-cell office:value-type="string">
            <text:p>-1.5552</text:p>
          </table:table-cell>
          <table:table-cell office:value-type="string">
            <text:p>-0.01797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string">
            <text:p>-0.68024</text:p>
          </table:table-cell>
          <table:table-cell office:value-type="string">
            <text:p>-2.55422</text:p>
          </table:table-cell>
          <table:table-cell office:value-type="string">
            <text:p>0.37989</text:p>
          </table:table-cell>
          <table:table-cell office:value-type="string">
            <text:p>-0.00097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string">
            <text:p>0.50836</text:p>
          </table:table-cell>
          <table:table-cell office:value-type="string">
            <text:p>1.49331</text:p>
          </table:table-cell>
          <table:table-cell office:value-type="string">
            <text:p>0.24368</text:p>
          </table:table-cell>
          <table:table-cell office:value-type="string">
            <text:p>0.70113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string">
            <text:p>0.25369</text:p>
          </table:table-cell>
          <table:table-cell office:value-type="string">
            <text:p>1.11861</text:p>
          </table:table-cell>
          <table:table-cell office:value-type="string">
            <text:p>0.37989</text:p>
          </table:table-cell>
          <table:table-cell office:value-type="string">
            <text:p>1.65844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string">
            <text:p>0.25369</text:p>
          </table:table-cell>
          <table:table-cell office:value-type="string">
            <text:p>1.11861</text:p>
          </table:table-cell>
          <table:table-cell office:value-type="string">
            <text:p>0.37989</text:p>
          </table:table-cell>
          <table:table-cell office:value-type="string">
            <text:p>0.62242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0.25369</text:p>
          </table:table-cell>
          <table:table-cell office:value-type="string">
            <text:p>1.11861</text:p>
          </table:table-cell>
          <table:table-cell office:value-type="string">
            <text:p>0.37989</text:p>
          </table:table-cell>
          <table:table-cell office:value-type="string">
            <text:p>0.62242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string">
            <text:p>-0.1333</text:p>
          </table:table-cell>
          <table:table-cell office:value-type="string">
            <text:p>1.11861</text:p>
          </table:table-cell>
          <table:table-cell office:value-type="string">
            <text:p>0.37989</text:p>
          </table:table-cell>
          <table:table-cell office:value-type="string">
            <text:p>0.62242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string">
            <text:p>-0.1333</text:p>
          </table:table-cell>
          <table:table-cell office:value-type="string">
            <text:p>1.11861</text:p>
          </table:table-cell>
          <table:table-cell office:value-type="string">
            <text:p>0.37989</text:p>
          </table:table-cell>
          <table:table-cell office:value-type="string">
            <text:p>0.62242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string">
            <text:p>-0.37788</text:p>
          </table:table-cell>
          <table:table-cell office:value-type="string">
            <text:p>1.11861</text:p>
          </table:table-cell>
          <table:table-cell office:value-type="string">
            <text:p>0.37989</text:p>
          </table:table-cell>
          <table:table-cell office:value-type="string">
            <text:p>0.62242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string">
            <text:p>-0.02813</text:p>
          </table:table-cell>
          <table:table-cell office:value-type="string">
            <text:p>0.79269</text:p>
          </table:table-cell>
          <table:table-cell office:value-type="string">
            <text:p>0.37989</text:p>
          </table:table-cell>
          <table:table-cell office:value-type="string">
            <text:p>1.46841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string">
            <text:p>-3.37268</text:p>
          </table:table-cell>
          <table:table-cell office:value-type="string">
            <text:p>0.79269</text:p>
          </table:table-cell>
          <table:table-cell office:value-type="string">
            <text:p>0.37989</text:p>
          </table:table-cell>
          <table:table-cell office:value-type="string">
            <text:p>-1.05396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string">
            <text:p>-0.00393</text:p>
          </table:table-cell>
          <table:table-cell office:value-type="string">
            <text:p>-2.55422</text:p>
          </table:table-cell>
          <table:table-cell office:value-type="string">
            <text:p>0.37989</text:p>
          </table:table-cell>
          <table:table-cell office:value-type="string">
            <text:p>-0.01394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string">
            <text:p>0.1048</text:p>
          </table:table-cell>
          <table:table-cell office:value-type="string">
            <text:p>-2.55422</text:p>
          </table:table-cell>
          <table:table-cell office:value-type="string">
            <text:p>0.37989</text:p>
          </table:table-cell>
          <table:table-cell office:value-type="string">
            <text:p>-3.32151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string">
            <text:p>-1.99435</text:p>
          </table:table-cell>
          <table:table-cell office:value-type="string">
            <text:p>0.79269</text:p>
          </table:table-cell>
          <table:table-cell office:value-type="string">
            <text:p>0.37989</text:p>
          </table:table-cell>
          <table:table-cell office:value-type="string">
            <text:p>-0.01394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string">
            <text:p>-0.1333</text:p>
          </table:table-cell>
          <table:table-cell office:value-type="string">
            <text:p>0.79269</text:p>
          </table:table-cell>
          <table:table-cell office:value-type="string">
            <text:p>0.37989</text:p>
          </table:table-cell>
          <table:table-cell office:value-type="string">
            <text:p>-1.86088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string">
            <text:p>-0.37788</text:p>
          </table:table-cell>
          <table:table-cell office:value-type="string">
            <text:p>0.27136</text:p>
          </table:table-cell>
          <table:table-cell office:value-type="string">
            <text:p>0.37989</text:p>
          </table:table-cell>
          <table:table-cell office:value-type="string">
            <text:p>-0.01394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office:value-type="string">
            <text:p>-0.68024</text:p>
          </table:table-cell>
          <table:table-cell office:value-type="string">
            <text:p>-2.55422</text:p>
          </table:table-cell>
          <table:table-cell office:value-type="string">
            <text:p>0.37989</text:p>
          </table:table-cell>
          <table:table-cell office:value-type="string">
            <text:p>-0.01394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string">
            <text:p>-0.01035</text:p>
          </table:table-cell>
          <table:table-cell office:value-type="string">
            <text:p>-2.01938</text:p>
          </table:table-cell>
          <table:table-cell office:value-type="string">
            <text:p>-1.5552</text:p>
          </table:table-cell>
          <table:table-cell office:value-type="string">
            <text:p>-1.05396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string">
            <text:p>0.37233</text:p>
          </table:table-cell>
          <table:table-cell office:value-type="string">
            <text:p>0.46057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string">
            <text:p>0.44898</text:p>
          </table:table-cell>
          <table:table-cell office:value-type="string">
            <text:p>-2.55422</text:p>
          </table:table-cell>
          <table:table-cell office:value-type="string">
            <text:p>0.37989</text:p>
          </table:table-cell>
          <table:table-cell office:value-type="string">
            <text:p>-1.86088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string">
            <text:p>0.1048</text:p>
          </table:table-cell>
          <table:table-cell office:value-type="string">
            <text:p>-2.55422</text:p>
          </table:table-cell>
          <table:table-cell office:value-type="string">
            <text:p>0.37989</text:p>
          </table:table-cell>
          <table:table-cell office:value-type="string">
            <text:p>-1.86088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string">
            <text:p>0.60871</text:p>
          </table:table-cell>
          <table:table-cell office:value-type="string">
            <text:p>-0.00102</text:p>
          </table:table-cell>
          <table:table-cell office:value-type="string">
            <text:p>0.37989</text:p>
          </table:table-cell>
          <table:table-cell office:value-type="string">
            <text:p>0.03755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office:value-type="string">
            <text:p>-0.02813</text:p>
          </table:table-cell>
          <table:table-cell office:value-type="string">
            <text:p>0.79269</text:p>
          </table:table-cell>
          <table:table-cell office:value-type="string">
            <text:p>0.37989</text:p>
          </table:table-cell>
          <table:table-cell office:value-type="string">
            <text:p>0.03755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string">
            <text:p>-1.99435</text:p>
          </table:table-cell>
          <table:table-cell office:value-type="string">
            <text:p>0.27136</text:p>
          </table:table-cell>
          <table:table-cell office:value-type="string">
            <text:p>0.37989</text:p>
          </table:table-cell>
          <table:table-cell office:value-type="string">
            <text:p>-0.01394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string">
            <text:p>0.44898</text:p>
          </table:table-cell>
          <table:table-cell office:value-type="string">
            <text:p>-2.55422</text:p>
          </table:table-cell>
          <table:table-cell office:value-type="string">
            <text:p>0.37989</text:p>
          </table:table-cell>
          <table:table-cell office:value-type="string">
            <text:p>-1.86088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string">
            <text:p>0.60871</text:p>
          </table:table-cell>
          <table:table-cell office:value-type="string">
            <text:p>0.46057</text:p>
          </table:table-cell>
          <table:table-cell office:value-type="string">
            <text:p>-1.5552</text:p>
          </table:table-cell>
          <table:table-cell office:value-type="string">
            <text:p>0.81739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office:value-type="string">
            <text:p>-1.28064</text:p>
          </table:table-cell>
          <table:table-cell office:value-type="string">
            <text:p>-0.01196</text:p>
          </table:table-cell>
          <table:table-cell office:value-type="string">
            <text:p>-1.5552</text:p>
          </table:table-cell>
          <table:table-cell office:value-type="string">
            <text:p>-0.01797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string">
            <text:p>-1.28064</text:p>
          </table:table-cell>
          <table:table-cell office:value-type="string">
            <text:p>-0.01196</text:p>
          </table:table-cell>
          <table:table-cell office:value-type="string">
            <text:p>-1.5552</text:p>
          </table:table-cell>
          <table:table-cell office:value-type="string">
            <text:p>-0.01797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string">
            <text:p>-1.99435</text:p>
          </table:table-cell>
          <table:table-cell office:value-type="string">
            <text:p>-2.01938</text:p>
          </table:table-cell>
          <table:table-cell office:value-type="string">
            <text:p>-1.5552</text:p>
          </table:table-cell>
          <table:table-cell office:value-type="string">
            <text:p>-1.05396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string">
            <text:p>-1.99435</text:p>
          </table:table-cell>
          <table:table-cell office:value-type="string">
            <text:p>-2.01938</text:p>
          </table:table-cell>
          <table:table-cell office:value-type="string">
            <text:p>-1.5552</text:p>
          </table:table-cell>
          <table:table-cell office:value-type="string">
            <text:p>-1.05396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string">
            <text:p>-0.01035</text:p>
          </table:table-cell>
          <table:table-cell office:value-type="string">
            <text:p>-3.4703</text:p>
          </table:table-cell>
          <table:table-cell office:value-type="string">
            <text:p>-1.5552</text:p>
          </table:table-cell>
          <table:table-cell office:value-type="string">
            <text:p>-3.42525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string">
            <text:p>-0.1333</text:p>
          </table:table-cell>
          <table:table-cell office:value-type="string">
            <text:p>-2.01938</text:p>
          </table:table-cell>
          <table:table-cell office:value-type="string">
            <text:p>-1.5552</text:p>
          </table:table-cell>
          <table:table-cell office:value-type="string">
            <text:p>-1.05396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string">
            <text:p>-1.99435</text:p>
          </table:table-cell>
          <table:table-cell office:value-type="string">
            <text:p>-0.0173</text:p>
          </table:table-cell>
          <table:table-cell office:value-type="string">
            <text:p>-1.5552</text:p>
          </table:table-cell>
          <table:table-cell office:value-type="string">
            <text:p>-0.01777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">
            <text:p>1</text:p>
          </table:table-cell>
          <table:table-cell office:value-type="string">
            <text:p>0.37233</text:p>
          </table:table-cell>
          <table:table-cell office:value-type="string">
            <text:p>0.46057</text:p>
          </table:table-cell>
          <table:table-cell office:value-type="string">
            <text:p>-1.5552</text:p>
          </table:table-cell>
          <table:table-cell office:value-type="string">
            <text:p>0.81739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office:value-type="string">
            <text:p>0.50836</text:p>
          </table:table-cell>
          <table:table-cell office:value-type="string">
            <text:p>0.27136</text:p>
          </table:table-cell>
          <table:table-cell office:value-type="string">
            <text:p>0.24368</text:p>
          </table:table-cell>
          <table:table-cell office:value-type="string">
            <text:p>1.01003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string">
            <text:p>-3.37268</text:p>
          </table:table-cell>
          <table:table-cell office:value-type="string">
            <text:p>-3.4703</text:p>
          </table:table-cell>
          <table:table-cell office:value-type="string">
            <text:p>-0.48791</text:p>
          </table:table-cell>
          <table:table-cell office:value-type="string">
            <text:p>-3.42525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">
            <text:p>1</text:p>
          </table:table-cell>
          <table:table-cell office:value-type="string">
            <text:p>-0.02813</text:p>
          </table:table-cell>
          <table:table-cell office:value-type="string">
            <text:p>0.31635</text:p>
          </table:table-cell>
          <table:table-cell office:value-type="string">
            <text:p>0.24368</text:p>
          </table:table-cell>
          <table:table-cell office:value-type="string">
            <text:p>0.81739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office:value-type="string">
            <text:p>0.1298</text:p>
          </table:table-cell>
          <table:table-cell office:value-type="string">
            <text:p>1.25739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 office:value-type="string">
            <text:p>-0.00687</text:p>
          </table:table-cell>
          <table:table-cell office:value-type="string">
            <text:p>-0.75901</text:p>
          </table:table-cell>
          <table:table-cell office:value-type="string">
            <text:p>-1.5552</text:p>
          </table:table-cell>
          <table:table-cell office:value-type="string">
            <text:p>-0.27807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">
            <text:p>1</text:p>
          </table:table-cell>
          <table:table-cell office:value-type="string">
            <text:p>-0.1333</text:p>
          </table:table-cell>
          <table:table-cell office:value-type="string">
            <text:p>0.46057</text:p>
          </table:table-cell>
          <table:table-cell office:value-type="string">
            <text:p>-1.5552</text:p>
          </table:table-cell>
          <table:table-cell office:value-type="string">
            <text:p>-0.1886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string">
            <text:p>0.25369</text:p>
          </table:table-cell>
          <table:table-cell office:value-type="string">
            <text:p>0.46057</text:p>
          </table:table-cell>
          <table:table-cell office:value-type="string">
            <text:p>0.24368</text:p>
          </table:table-cell>
          <table:table-cell office:value-type="string">
            <text:p>-0.27807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">
            <text:p>1</text:p>
          </table:table-cell>
          <table:table-cell office:value-type="string">
            <text:p>-0.48902</text:p>
          </table:table-cell>
          <table:table-cell office:value-type="string">
            <text:p>1.25739</text:p>
          </table:table-cell>
          <table:table-cell office:value-type="string">
            <text:p>0.24368</text:p>
          </table:table-cell>
          <table:table-cell office:value-type="string">
            <text:p>0.03755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string">
            <text:p>-0.68024</text:p>
          </table:table-cell>
          <table:table-cell office:value-type="string">
            <text:p>-1.37207</text:p>
          </table:table-cell>
          <table:table-cell office:value-type="string">
            <text:p>0.24368</text:p>
          </table:table-cell>
          <table:table-cell office:value-type="string">
            <text:p>0.81739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">
            <text:p>1</text:p>
          </table:table-cell>
          <table:table-cell office:value-type="string">
            <text:p>0.25369</text:p>
          </table:table-cell>
          <table:table-cell office:value-type="string">
            <text:p>-2.55422</text:p>
          </table:table-cell>
          <table:table-cell office:value-type="string">
            <text:p>0.24368</text:p>
          </table:table-cell>
          <table:table-cell office:value-type="string">
            <text:p>-1.86088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">
            <text:p>1</text:p>
          </table:table-cell>
          <table:table-cell office:value-type="string">
            <text:p>0.1048</text:p>
          </table:table-cell>
          <table:table-cell office:value-type="string">
            <text:p>0.31635</text:p>
          </table:table-cell>
          <table:table-cell office:value-type="string">
            <text:p>-0.00751</text:p>
          </table:table-cell>
          <table:table-cell office:value-type="string">
            <text:p>-0.27807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">
            <text:p>1</text:p>
          </table:table-cell>
          <table:table-cell office:value-type="string">
            <text:p>0.25369</text:p>
          </table:table-cell>
          <table:table-cell office:value-type="string">
            <text:p>0.27136</text:p>
          </table:table-cell>
          <table:table-cell office:value-type="string">
            <text:p>0.37989</text:p>
          </table:table-cell>
          <table:table-cell office:value-type="string">
            <text:p>-0.01394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">
            <text:p>1</text:p>
          </table:table-cell>
          <table:table-cell office:value-type="string">
            <text:p>-0.1333</text:p>
          </table:table-cell>
          <table:table-cell office:value-type="string">
            <text:p>0.46057</text:p>
          </table:table-cell>
          <table:table-cell office:value-type="string">
            <text:p>0.24368</text:p>
          </table:table-cell>
          <table:table-cell table:style-name="ce8" office:value-type="date" office:date-value="6436-01-01">
            <text:p>01/01/36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string">
            <text:p>0.37233</text:p>
          </table:table-cell>
          <table:table-cell office:value-type="string">
            <text:p>0.46057</text:p>
          </table:table-cell>
          <table:table-cell office:value-type="string">
            <text:p>-0.48791</text:p>
          </table:table-cell>
          <table:table-cell office:value-type="string">
            <text:p>0.81739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">
            <text:p>1</text:p>
          </table:table-cell>
          <table:table-cell office:value-type="string">
            <text:p>-1.99435</text:p>
          </table:table-cell>
          <table:table-cell office:value-type="string">
            <text:p>0.31635</text:p>
          </table:table-cell>
          <table:table-cell office:value-type="string">
            <text:p>-1.5552</text:p>
          </table:table-cell>
          <table:table-cell office:value-type="string">
            <text:p>-1.86088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">
            <text:p>1</text:p>
          </table:table-cell>
          <table:table-cell office:value-type="string">
            <text:p>0.1298</text:p>
          </table:table-cell>
          <table:table-cell office:value-type="string">
            <text:p>0.46057</text:p>
          </table:table-cell>
          <table:table-cell office:value-type="string">
            <text:p>0.24368</text:p>
          </table:table-cell>
          <table:table-cell office:value-type="string">
            <text:p>0.81739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">
            <text:p>1</text:p>
          </table:table-cell>
          <table:table-cell office:value-type="string">
            <text:p>0.1048</text:p>
          </table:table-cell>
          <table:table-cell office:value-type="string">
            <text:p>-2.55422</text:p>
          </table:table-cell>
          <table:table-cell office:value-type="string">
            <text:p>0.37989</text:p>
          </table:table-cell>
          <table:table-cell office:value-type="string">
            <text:p>-1.86088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office:value-type="string">
            <text:p>-0.02813</text:p>
          </table:table-cell>
          <table:table-cell office:value-type="string">
            <text:p>-2.55422</text:p>
          </table:table-cell>
          <table:table-cell office:value-type="string">
            <text:p>-0.00751</text:p>
          </table:table-cell>
          <table:table-cell office:value-type="string">
            <text:p>-2.6771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office:value-type="string">
            <text:p>0.1298</text:p>
          </table:table-cell>
          <table:table-cell office:value-type="string">
            <text:p>0.31635</text:p>
          </table:table-cell>
          <table:table-cell office:value-type="string">
            <text:p>0.37989</text:p>
          </table:table-cell>
          <table:table-cell office:value-type="string">
            <text:p>-0.27807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">
            <text:p>1</text:p>
          </table:table-cell>
          <table:table-cell office:value-type="string">
            <text:p>-1.99435</text:p>
          </table:table-cell>
          <table:table-cell office:value-type="string">
            <text:p>0.31635</text:p>
          </table:table-cell>
          <table:table-cell office:value-type="string">
            <text:p>0.24368</text:p>
          </table:table-cell>
          <table:table-cell office:value-type="string">
            <text:p>-0.27807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string">
            <text:p>0.25369</text:p>
          </table:table-cell>
          <table:table-cell office:value-type="string">
            <text:p>-0.75901</text:p>
          </table:table-cell>
          <table:table-cell office:value-type="string">
            <text:p>-1.5552</text:p>
          </table:table-cell>
          <table:table-cell office:value-type="string">
            <text:p>0.81739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string">
            <text:p>-1.99435</text:p>
          </table:table-cell>
          <table:table-cell office:value-type="string">
            <text:p>-2.01938</text:p>
          </table:table-cell>
          <table:table-cell office:value-type="string">
            <text:p>-0.48791</text:p>
          </table:table-cell>
          <table:table-cell office:value-type="string">
            <text:p>-1.05396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-0.1333</text:p>
          </table:table-cell>
          <table:table-cell office:value-type="string">
            <text:p>0.79269</text:p>
          </table:table-cell>
          <table:table-cell office:value-type="string">
            <text:p>0.37989</text:p>
          </table:table-cell>
          <table:table-cell office:value-type="string">
            <text:p>-1.86088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string">
            <text:p>-0.68024</text:p>
          </table:table-cell>
          <table:table-cell office:value-type="string">
            <text:p>-3.4703</text:p>
          </table:table-cell>
          <table:table-cell office:value-type="string">
            <text:p>-0.48791</text:p>
          </table:table-cell>
          <table:table-cell office:value-type="string">
            <text:p>-3.42525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string">
            <text:p>-0.02813</text:p>
          </table:table-cell>
          <table:table-cell office:value-type="string">
            <text:p>0.31635</text:p>
          </table:table-cell>
          <table:table-cell office:value-type="string">
            <text:p>-0.48791</text:p>
          </table:table-cell>
          <table:table-cell office:value-type="string">
            <text:p>-1.86088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string">
            <text:p>-1.28064</text:p>
          </table:table-cell>
          <table:table-cell office:value-type="string">
            <text:p>0.46057</text:p>
          </table:table-cell>
          <table:table-cell office:value-type="string">
            <text:p>0.24368</text:p>
          </table:table-cell>
          <table:table-cell office:value-type="string">
            <text:p>0.81739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">
            <text:p>1</text:p>
          </table:table-cell>
          <table:table-cell office:value-type="string">
            <text:p>-0.00029</text:p>
          </table:table-cell>
          <table:table-cell office:value-type="string">
            <text:p>0.19777</text:p>
          </table:table-cell>
          <table:table-cell office:value-type="string">
            <text:p>-0.48791</text:p>
          </table:table-cell>
          <table:table-cell office:value-type="string">
            <text:p>-1.05396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string">
            <text:p>-1.28064</text:p>
          </table:table-cell>
          <table:table-cell office:value-type="string">
            <text:p>-0.00587</text:p>
          </table:table-cell>
          <table:table-cell office:value-type="string">
            <text:p>-1.5552</text:p>
          </table:table-cell>
          <table:table-cell office:value-type="string">
            <text:p>-0.00596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-0.37788</text:p>
          </table:table-cell>
          <table:table-cell office:value-type="string">
            <text:p>-3.4703</text:p>
          </table:table-cell>
          <table:table-cell office:value-type="string">
            <text:p>-1.5552</text:p>
          </table:table-cell>
          <table:table-cell office:value-type="string">
            <text:p>-3.42525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">
            <text:p>1</text:p>
          </table:table-cell>
          <table:table-cell office:value-type="string">
            <text:p>0.37233</text:p>
          </table:table-cell>
          <table:table-cell office:value-type="string">
            <text:p>0.46057</text:p>
          </table:table-cell>
          <table:table-cell office:value-type="string">
            <text:p>0.24368</text:p>
          </table:table-cell>
          <table:table-cell office:value-type="string">
            <text:p>0.81739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string">
            <text:p>-1.28064</text:p>
          </table:table-cell>
          <table:table-cell office:value-type="string">
            <text:p>-0.01196</text:p>
          </table:table-cell>
          <table:table-cell office:value-type="string">
            <text:p>-1.5552</text:p>
          </table:table-cell>
          <table:table-cell office:value-type="string">
            <text:p>-0.01797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string">
            <text:p>-0.1333</text:p>
          </table:table-cell>
          <table:table-cell office:value-type="string">
            <text:p>-2.01938</text:p>
          </table:table-cell>
          <table:table-cell office:value-type="string">
            <text:p>-1.5552</text:p>
          </table:table-cell>
          <table:table-cell office:value-type="string">
            <text:p>-1.05396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string">
            <text:p>-0.01035</text:p>
          </table:table-cell>
          <table:table-cell office:value-type="string">
            <text:p>-2.01938</text:p>
          </table:table-cell>
          <table:table-cell office:value-type="string">
            <text:p>-1.5552</text:p>
          </table:table-cell>
          <table:table-cell office:value-type="string">
            <text:p>-1.05396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string">
            <text:p>-3.37268</text:p>
          </table:table-cell>
          <table:table-cell office:value-type="string">
            <text:p>-3.4703</text:p>
          </table:table-cell>
          <table:table-cell office:value-type="string">
            <text:p>-1.5552</text:p>
          </table:table-cell>
          <table:table-cell office:value-type="string">
            <text:p>-3.42525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string">
            <text:p>-1.28064</text:p>
          </table:table-cell>
          <table:table-cell office:value-type="string">
            <text:p>-0.00587</text:p>
          </table:table-cell>
          <table:table-cell office:value-type="string">
            <text:p>-1.5552</text:p>
          </table:table-cell>
          <table:table-cell office:value-type="string">
            <text:p>-0.00596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string">
            <text:p>-0.68024</text:p>
          </table:table-cell>
          <table:table-cell office:value-type="string">
            <text:p>-2.01938</text:p>
          </table:table-cell>
          <table:table-cell office:value-type="string">
            <text:p>-1.5552</text:p>
          </table:table-cell>
          <table:table-cell office:value-type="string">
            <text:p>-1.05396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string">
            <text:p>-0.1333</text:p>
          </table:table-cell>
          <table:table-cell office:value-type="string">
            <text:p>-2.01938</text:p>
          </table:table-cell>
          <table:table-cell office:value-type="string">
            <text:p>-1.5552</text:p>
          </table:table-cell>
          <table:table-cell office:value-type="string">
            <text:p>-0.1886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string">
            <text:p>0.1298</text:p>
          </table:table-cell>
          <table:table-cell office:value-type="string">
            <text:p>-2.01938</text:p>
          </table:table-cell>
          <table:table-cell office:value-type="string">
            <text:p>-1.5552</text:p>
          </table:table-cell>
          <table:table-cell office:value-type="string">
            <text:p>-1.05396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string">
            <text:p>-1.99435</text:p>
          </table:table-cell>
          <table:table-cell office:value-type="string">
            <text:p>-2.01938</text:p>
          </table:table-cell>
          <table:table-cell office:value-type="string">
            <text:p>-1.5552</text:p>
          </table:table-cell>
          <table:table-cell office:value-type="string">
            <text:p>-1.05396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">
            <text:p>1</text:p>
          </table:table-cell>
          <table:table-cell office:value-type="string">
            <text:p>0.37233</text:p>
          </table:table-cell>
          <table:table-cell office:value-type="string">
            <text:p>0.72213</text:p>
          </table:table-cell>
          <table:table-cell office:value-type="string">
            <text:p>-0.00751</text:p>
          </table:table-cell>
          <table:table-cell office:value-type="string">
            <text:p>0.81739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">
            <text:p>1</text:p>
          </table:table-cell>
          <table:table-cell office:value-type="string">
            <text:p>-0.02813</text:p>
          </table:table-cell>
          <table:table-cell office:value-type="string">
            <text:p>0.31635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string">
            <text:p>-0.03249</text:p>
          </table:table-cell>
          <table:table-cell office:value-type="string">
            <text:p>-2.01938</text:p>
          </table:table-cell>
          <table:table-cell office:value-type="string">
            <text:p>-0.48791</text:p>
          </table:table-cell>
          <table:table-cell office:value-type="string">
            <text:p>-1.05396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">
            <text:p>1</text:p>
          </table:table-cell>
          <table:table-cell office:value-type="string">
            <text:p>-0.48902</text:p>
          </table:table-cell>
          <table:table-cell office:value-type="string">
            <text:p>1.11861</text:p>
          </table:table-cell>
          <table:table-cell office:value-type="string">
            <text:p>0.37989</text:p>
          </table:table-cell>
          <table:table-cell office:value-type="string">
            <text:p>0.62242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 office:value-type="string">
            <text:p>-0.02813</text:p>
          </table:table-cell>
          <table:table-cell office:value-type="string">
            <text:p>0.46057</text:p>
          </table:table-cell>
          <table:table-cell office:value-type="string">
            <text:p>-0.00751</text:p>
          </table:table-cell>
          <table:table-cell office:value-type="string">
            <text:p>0.81739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string">
            <text:p>0.1298</text:p>
          </table:table-cell>
          <table:table-cell office:value-type="string">
            <text:p>-2.01938</text:p>
          </table:table-cell>
          <table:table-cell office:value-type="string">
            <text:p>-0.48791</text:p>
          </table:table-cell>
          <table:table-cell office:value-type="string">
            <text:p>-1.05396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string">
            <text:p>-0.37788</text:p>
          </table:table-cell>
          <table:table-cell office:value-type="string">
            <text:p>0.31635</text:p>
          </table:table-cell>
          <table:table-cell office:value-type="string">
            <text:p>-0.00751</text:p>
          </table:table-cell>
          <table:table-cell office:value-type="string">
            <text:p>0.03755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-0.01035</text:p>
          </table:table-cell>
          <table:table-cell office:value-type="string">
            <text:p>-2.01938</text:p>
          </table:table-cell>
          <table:table-cell office:value-type="string">
            <text:p>-1.5552</text:p>
          </table:table-cell>
          <table:table-cell office:value-type="string">
            <text:p>-0.1886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string">
            <text:p>-0.00239</text:p>
          </table:table-cell>
          <table:table-cell office:value-type="string">
            <text:p>-0.00238</text:p>
          </table:table-cell>
          <table:table-cell office:value-type="string">
            <text:p>-0.48791</text:p>
          </table:table-cell>
          <table:table-cell office:value-type="string">
            <text:p>-0.00238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">
            <text:p>1</text:p>
          </table:table-cell>
          <table:table-cell office:value-type="string">
            <text:p>0.25369</text:p>
          </table:table-cell>
          <table:table-cell office:value-type="string">
            <text:p>0.31635</text:p>
          </table:table-cell>
          <table:table-cell office:value-type="string">
            <text:p>-0.00751</text:p>
          </table:table-cell>
          <table:table-cell office:value-type="string">
            <text:p>-0.27807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">
            <text:p>1</text:p>
          </table:table-cell>
          <table:table-cell office:value-type="string">
            <text:p>-0.1333</text:p>
          </table:table-cell>
          <table:table-cell office:value-type="string">
            <text:p>0.46057</text:p>
          </table:table-cell>
          <table:table-cell office:value-type="string">
            <text:p>-0.00751</text:p>
          </table:table-cell>
          <table:table-cell office:value-type="string">
            <text:p>0.81739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">
            <text:p>1</text:p>
          </table:table-cell>
          <table:table-cell office:value-type="string">
            <text:p>0.60871</text:p>
          </table:table-cell>
          <table:table-cell office:value-type="string">
            <text:p>0.46057</text:p>
          </table:table-cell>
          <table:table-cell office:value-type="string">
            <text:p>-0.00751</text:p>
          </table:table-cell>
          <table:table-cell office:value-type="string">
            <text:p>0.81739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">
            <text:p>1</text:p>
          </table:table-cell>
          <table:table-cell office:value-type="string">
            <text:p>-0.02813</text:p>
          </table:table-cell>
          <table:table-cell office:value-type="string">
            <text:p>-2.02158</text:p>
          </table:table-cell>
          <table:table-cell office:value-type="string">
            <text:p>-1.5552</text:p>
          </table:table-cell>
          <table:table-cell office:value-type="string">
            <text:p>0.70113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string">
            <text:p>-0.00085</text:p>
          </table:table-cell>
          <table:table-cell office:value-type="string">
            <text:p>-0.20999</text:p>
          </table:table-cell>
          <table:table-cell office:value-type="string">
            <text:p>-0.48791</text:p>
          </table:table-cell>
          <table:table-cell office:value-type="string">
            <text:p>0.81739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string">
            <text:p>-0.37788</text:p>
          </table:table-cell>
          <table:table-cell office:value-type="string">
            <text:p>0.31635</text:p>
          </table:table-cell>
          <table:table-cell office:value-type="string">
            <text:p>-0.00751</text:p>
          </table:table-cell>
          <table:table-cell office:value-type="string">
            <text:p>-0.27807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string">
            <text:p>-0.02813</text:p>
          </table:table-cell>
          <table:table-cell office:value-type="string">
            <text:p>0.46057</text:p>
          </table:table-cell>
          <table:table-cell office:value-type="string">
            <text:p>-0.00751</text:p>
          </table:table-cell>
          <table:table-cell office:value-type="string">
            <text:p>0.81739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">
            <text:p>1</text:p>
          </table:table-cell>
          <table:table-cell office:value-type="string">
            <text:p>-3.37268</text:p>
          </table:table-cell>
          <table:table-cell office:value-type="string">
            <text:p>0.46057</text:p>
          </table:table-cell>
          <table:table-cell office:value-type="string">
            <text:p>0.37989</text:p>
          </table:table-cell>
          <table:table-cell office:value-type="string">
            <text:p>-0.1886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string">
            <text:p>0.1298</text:p>
          </table:table-cell>
          <table:table-cell office:value-type="string">
            <text:p>-2.01938</text:p>
          </table:table-cell>
          <table:table-cell office:value-type="string">
            <text:p>-1.5552</text:p>
          </table:table-cell>
          <table:table-cell office:value-type="string">
            <text:p>-1.05396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string">
            <text:p>-0.02813</text:p>
          </table:table-cell>
          <table:table-cell office:value-type="string">
            <text:p>-2.01938</text:p>
          </table:table-cell>
          <table:table-cell office:value-type="string">
            <text:p>-1.5552</text:p>
          </table:table-cell>
          <table:table-cell office:value-type="string">
            <text:p>-1.05396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office:value-type="string">
            <text:p>-0.1333</text:p>
          </table:table-cell>
          <table:table-cell office:value-type="string">
            <text:p>0.19777</text:p>
          </table:table-cell>
          <table:table-cell office:value-type="string">
            <text:p>-0.00751</text:p>
          </table:table-cell>
          <table:table-cell office:value-type="string">
            <text:p>-1.05396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string">
            <text:p>-0.48112</text:p>
          </table:table-cell>
          <table:table-cell office:value-type="string">
            <text:p>-2.01938</text:p>
          </table:table-cell>
          <table:table-cell office:value-type="string">
            <text:p>-1.5552</text:p>
          </table:table-cell>
          <table:table-cell office:value-type="string">
            <text:p>-1.05396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">
            <text:p>1</text:p>
          </table:table-cell>
          <table:table-cell office:value-type="string">
            <text:p>0.1048</text:p>
          </table:table-cell>
          <table:table-cell office:value-type="string">
            <text:p>0.46057</text:p>
          </table:table-cell>
          <table:table-cell office:value-type="string">
            <text:p>0.37989</text:p>
          </table:table-cell>
          <table:table-cell table:style-name="ce8" office:value-type="date" office:date-value="6436-01-01">
            <text:p>01/01/36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">
            <text:p>1</text:p>
          </table:table-cell>
          <table:table-cell office:value-type="string">
            <text:p>-0.02813</text:p>
          </table:table-cell>
          <table:table-cell office:value-type="string">
            <text:p>0.46057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">
            <text:p>1</text:p>
          </table:table-cell>
          <table:table-cell office:value-type="string">
            <text:p>1.03459</text:p>
          </table:table-cell>
          <table:table-cell office:value-type="string">
            <text:p>0.46057</text:p>
          </table:table-cell>
          <table:table-cell office:value-type="string">
            <text:p>0.24368</text:p>
          </table:table-cell>
          <table:table-cell office:value-type="string">
            <text:p>-0.1886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0.1298</text:p>
          </table:table-cell>
          <table:table-cell office:value-type="string">
            <text:p>0.46057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-1.99435</text:p>
          </table:table-cell>
          <table:table-cell office:value-type="string">
            <text:p>0.79269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>
            <text:p>-0.02813</text:p>
          </table:table-cell>
          <table:table-cell office:value-type="string">
            <text:p>0.79269</text:p>
          </table:table-cell>
          <table:table-cell office:value-type="string">
            <text:p>0.37989</text:p>
          </table:table-cell>
          <table:table-cell office:value-type="string">
            <text:p>0.03755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-1.99435</text:p>
          </table:table-cell>
          <table:table-cell office:value-type="string">
            <text:p>0.86529</text:p>
          </table:table-cell>
          <table:table-cell office:value-type="string">
            <text:p>0.24368</text:p>
          </table:table-cell>
          <table:table-cell office:value-type="string">
            <text:p>0.81739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0.5979</text:p>
          </table:table-cell>
          <table:table-cell office:value-type="string">
            <text:p>0.46057</text:p>
          </table:table-cell>
          <table:table-cell office:value-type="string">
            <text:p>0.37989</text:p>
          </table:table-cell>
          <table:table-cell office:value-type="string">
            <text:p>-0.1886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0.37233</text:p>
          </table:table-cell>
          <table:table-cell office:value-type="string">
            <text:p>0.46057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0.37233</text:p>
          </table:table-cell>
          <table:table-cell office:value-type="string">
            <text:p>0.46057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-0.37788</text:p>
          </table:table-cell>
          <table:table-cell office:value-type="string">
            <text:p>-1.28381</text:p>
          </table:table-cell>
          <table:table-cell office:value-type="string">
            <text:p>0.37989</text:p>
          </table:table-cell>
          <table:table-cell office:value-type="string">
            <text:p>-1.05396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string">
            <text:p>0.1298</text:p>
          </table:table-cell>
          <table:table-cell office:value-type="string">
            <text:p>0.86529</text:p>
          </table:table-cell>
          <table:table-cell office:value-type="string">
            <text:p>0.24368</text:p>
          </table:table-cell>
          <table:table-cell office:value-type="string">
            <text:p>-1.05396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2.03478</text:p>
          </table:table-cell>
          <table:table-cell office:value-type="string">
            <text:p>1.25739</text:p>
          </table:table-cell>
          <table:table-cell office:value-type="string">
            <text:p>0.37989</text:p>
          </table:table-cell>
          <table:table-cell office:value-type="string">
            <text:p>0.59507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-0.02813</text:p>
          </table:table-cell>
          <table:table-cell office:value-type="string">
            <text:p>0.79269</text:p>
          </table:table-cell>
          <table:table-cell office:value-type="string">
            <text:p>0.37989</text:p>
          </table:table-cell>
          <table:table-cell office:value-type="string">
            <text:p>0.59507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-0.3554</text:p>
          </table:table-cell>
          <table:table-cell office:value-type="string">
            <text:p>0.79269</text:p>
          </table:table-cell>
          <table:table-cell office:value-type="string">
            <text:p>0.37989</text:p>
          </table:table-cell>
          <table:table-cell office:value-type="string">
            <text:p>0.03755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0.37233</text:p>
          </table:table-cell>
          <table:table-cell office:value-type="string">
            <text:p>0.46057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2.03478</text:p>
          </table:table-cell>
          <table:table-cell office:value-type="string">
            <text:p>0.79269</text:p>
          </table:table-cell>
          <table:table-cell office:value-type="string">
            <text:p>0.37989</text:p>
          </table:table-cell>
          <table:table-cell office:value-type="string">
            <text:p>0.59507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2.03478</text:p>
          </table:table-cell>
          <table:table-cell office:value-type="string">
            <text:p>1.25739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-0.48902</text:p>
          </table:table-cell>
          <table:table-cell office:value-type="string">
            <text:p>0.79269</text:p>
          </table:table-cell>
          <table:table-cell office:value-type="string">
            <text:p>0.37989</text:p>
          </table:table-cell>
          <table:table-cell office:value-type="string">
            <text:p>0.03755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0.37233</text:p>
          </table:table-cell>
          <table:table-cell office:value-type="string">
            <text:p>0.67366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string">
            <text:p>1.82967</text:p>
          </table:table-cell>
          <table:table-cell office:value-type="string">
            <text:p>0.46057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1.82967</text:p>
          </table:table-cell>
          <table:table-cell office:value-type="string">
            <text:p>0.46057</text:p>
          </table:table-cell>
          <table:table-cell office:value-type="string">
            <text:p>0.24368</text:p>
          </table:table-cell>
          <table:table-cell office:value-type="string">
            <text:p>0.81739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0.37233</text:p>
          </table:table-cell>
          <table:table-cell office:value-type="string">
            <text:p>0.46057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0.37233</text:p>
          </table:table-cell>
          <table:table-cell office:value-type="string">
            <text:p>0.46057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0.60871</text:p>
          </table:table-cell>
          <table:table-cell office:value-type="string">
            <text:p>0.19777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1.82967</text:p>
          </table:table-cell>
          <table:table-cell office:value-type="string">
            <text:p>1.25739</text:p>
          </table:table-cell>
          <table:table-cell office:value-type="string">
            <text:p>0.37989</text:p>
          </table:table-cell>
          <table:table-cell office:value-type="string">
            <text:p>0.59507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0.5979</text:p>
          </table:table-cell>
          <table:table-cell office:value-type="string">
            <text:p>0.79269</text:p>
          </table:table-cell>
          <table:table-cell office:value-type="string">
            <text:p>0.37989</text:p>
          </table:table-cell>
          <table:table-cell office:value-type="string">
            <text:p>-1.05396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0.44898</text:p>
          </table:table-cell>
          <table:table-cell office:value-type="string">
            <text:p>1.11861</text:p>
          </table:table-cell>
          <table:table-cell office:value-type="string">
            <text:p>0.37989</text:p>
          </table:table-cell>
          <table:table-cell office:value-type="string">
            <text:p>1.65844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-0.02813</text:p>
          </table:table-cell>
          <table:table-cell office:value-type="string">
            <text:p>0.86529</text:p>
          </table:table-cell>
          <table:table-cell office:value-type="string">
            <text:p>0.37989</text:p>
          </table:table-cell>
          <table:table-cell office:value-type="string">
            <text:p>1.01003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string">
            <text:p>0.44898</text:p>
          </table:table-cell>
          <table:table-cell office:value-type="string">
            <text:p>1.11861</text:p>
          </table:table-cell>
          <table:table-cell office:value-type="string">
            <text:p>0.37989</text:p>
          </table:table-cell>
          <table:table-cell office:value-type="string">
            <text:p>1.65844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0.1048</text:p>
          </table:table-cell>
          <table:table-cell office:value-type="string">
            <text:p>1.11861</text:p>
          </table:table-cell>
          <table:table-cell office:value-type="string">
            <text:p>0.37989</text:p>
          </table:table-cell>
          <table:table-cell office:value-type="string">
            <text:p>0.62242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string">
            <text:p>0.25369</text:p>
          </table:table-cell>
          <table:table-cell office:value-type="string">
            <text:p>0.79269</text:p>
          </table:table-cell>
          <table:table-cell office:value-type="string">
            <text:p>0.37989</text:p>
          </table:table-cell>
          <table:table-cell office:value-type="string">
            <text:p>-3.32151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string">
            <text:p>0.1298</text:p>
          </table:table-cell>
          <table:table-cell office:value-type="string">
            <text:p>-0.17583</text:p>
          </table:table-cell>
          <table:table-cell office:value-type="string">
            <text:p>0.37989</text:p>
          </table:table-cell>
          <table:table-cell office:value-type="string">
            <text:p>-0.00068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string">
            <text:p>0.37233</text:p>
          </table:table-cell>
          <table:table-cell office:value-type="string">
            <text:p>1.25739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1.82967</text:p>
          </table:table-cell>
          <table:table-cell office:value-type="string">
            <text:p>1.25739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0.57591</text:p>
          </table:table-cell>
          <table:table-cell office:value-type="string">
            <text:p>0.27136</text:p>
          </table:table-cell>
          <table:table-cell office:value-type="string">
            <text:p>0.37989</text:p>
          </table:table-cell>
          <table:table-cell office:value-type="string">
            <text:p>-0.27807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-0.37788</text:p>
          </table:table-cell>
          <table:table-cell office:value-type="string">
            <text:p>0.79269</text:p>
          </table:table-cell>
          <table:table-cell office:value-type="string">
            <text:p>0.24368</text:p>
          </table:table-cell>
          <table:table-cell table:style-name="ce8" office:value-type="date" office:date-value="6436-01-01">
            <text:p>01/01/36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-0.37788</text:p>
          </table:table-cell>
          <table:table-cell office:value-type="string">
            <text:p>0.79269</text:p>
          </table:table-cell>
          <table:table-cell office:value-type="string">
            <text:p>0.37989</text:p>
          </table:table-cell>
          <table:table-cell office:value-type="string">
            <text:p>-0.27807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25369</text:p>
          </table:table-cell>
          <table:table-cell office:value-type="string">
            <text:p>0.31635</text:p>
          </table:table-cell>
          <table:table-cell office:value-type="string">
            <text:p>0.24368</text:p>
          </table:table-cell>
          <table:table-cell office:value-type="string">
            <text:p>-0.27807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-0.37788</text:p>
          </table:table-cell>
          <table:table-cell office:value-type="string">
            <text:p>0.31635</text:p>
          </table:table-cell>
          <table:table-cell office:value-type="string">
            <text:p>0.37989</text:p>
          </table:table-cell>
          <table:table-cell office:value-type="string">
            <text:p>-0.27807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-0.1333</text:p>
          </table:table-cell>
          <table:table-cell office:value-type="string">
            <text:p>0.27136</text:p>
          </table:table-cell>
          <table:table-cell office:value-type="string">
            <text:p>0.37989</text:p>
          </table:table-cell>
          <table:table-cell table:style-name="ce8" office:value-type="date" office:date-value="6436-01-01">
            <text:p>01/01/36</text:p>
          </table:table-cell>
          <table:table-cell office:value-type="string">
            <text:p>-0.1189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-2.09639</text:p>
          </table:table-cell>
          <table:table-cell office:value-type="string">
            <text:p>0.64818</text:p>
          </table:table-cell>
          <table:table-cell office:value-type="string">
            <text:p>0.37989</text:p>
          </table:table-cell>
          <table:table-cell office:value-type="string">
            <text:p>-1.05396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0.5979</text:p>
          </table:table-cell>
          <table:table-cell office:value-type="string">
            <text:p>0.46057</text:p>
          </table:table-cell>
          <table:table-cell office:value-type="string">
            <text:p>0.37989</text:p>
          </table:table-cell>
          <table:table-cell table:style-name="ce8" office:value-type="date" office:date-value="6436-01-01">
            <text:p>01/01/36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0.1048</text:p>
          </table:table-cell>
          <table:table-cell office:value-type="string">
            <text:p>1.11861</text:p>
          </table:table-cell>
          <table:table-cell office:value-type="string">
            <text:p>0.37989</text:p>
          </table:table-cell>
          <table:table-cell office:value-type="string">
            <text:p>0.62242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0.1298</text:p>
          </table:table-cell>
          <table:table-cell office:value-type="string">
            <text:p>0.27136</text:p>
          </table:table-cell>
          <table:table-cell office:value-type="string">
            <text:p>0.37989</text:p>
          </table:table-cell>
          <table:table-cell table:style-name="ce8" office:value-type="date" office:date-value="6436-01-01">
            <text:p>01/01/36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-0.1333</text:p>
          </table:table-cell>
          <table:table-cell office:value-type="string">
            <text:p>0.46057</text:p>
          </table:table-cell>
          <table:table-cell office:value-type="string">
            <text:p>0.37989</text:p>
          </table:table-cell>
          <table:table-cell table:style-name="ce8" office:value-type="date" office:date-value="6436-01-01">
            <text:p>01/01/36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0.50836</text:p>
          </table:table-cell>
          <table:table-cell office:value-type="string">
            <text:p>1.11861</text:p>
          </table:table-cell>
          <table:table-cell office:value-type="string">
            <text:p>0.37989</text:p>
          </table:table-cell>
          <table:table-cell office:value-type="string">
            <text:p>1.65844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0.44898</text:p>
          </table:table-cell>
          <table:table-cell office:value-type="string">
            <text:p>1.49331</text:p>
          </table:table-cell>
          <table:table-cell office:value-type="string">
            <text:p>0.37989</text:p>
          </table:table-cell>
          <table:table-cell office:value-type="string">
            <text:p>0.70113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0.25369</text:p>
          </table:table-cell>
          <table:table-cell office:value-type="string">
            <text:p>1.11861</text:p>
          </table:table-cell>
          <table:table-cell office:value-type="string">
            <text:p>0.37989</text:p>
          </table:table-cell>
          <table:table-cell office:value-type="string">
            <text:p>1.65844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1.03459</text:p>
          </table:table-cell>
          <table:table-cell office:value-type="string">
            <text:p>0.79269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0.50836</text:p>
          </table:table-cell>
          <table:table-cell office:value-type="string">
            <text:p>0.46057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0.50836</text:p>
          </table:table-cell>
          <table:table-cell office:value-type="string">
            <text:p>0.31635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0.50836</text:p>
          </table:table-cell>
          <table:table-cell office:value-type="string">
            <text:p>0.31635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0.25369</text:p>
          </table:table-cell>
          <table:table-cell office:value-type="string">
            <text:p>0.31635</text:p>
          </table:table-cell>
          <table:table-cell office:value-type="string">
            <text:p>0.24368</text:p>
          </table:table-cell>
          <table:table-cell office:value-type="string">
            <text:p>-0.27807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0.50836</text:p>
          </table:table-cell>
          <table:table-cell office:value-type="string">
            <text:p>0.31635</text:p>
          </table:table-cell>
          <table:table-cell office:value-type="string">
            <text:p>0.24368</text:p>
          </table:table-cell>
          <table:table-cell office:value-type="string">
            <text:p>-0.1886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-0.3554</text:p>
          </table:table-cell>
          <table:table-cell office:value-type="string">
            <text:p>0.46057</text:p>
          </table:table-cell>
          <table:table-cell office:value-type="string">
            <text:p>0.37989</text:p>
          </table:table-cell>
          <table:table-cell office:value-type="string">
            <text:p>0.03755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-1.99435</text:p>
          </table:table-cell>
          <table:table-cell office:value-type="string">
            <text:p>0.46057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0.1298</text:p>
          </table:table-cell>
          <table:table-cell office:value-type="string">
            <text:p>0.46057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0.1048</text:p>
          </table:table-cell>
          <table:table-cell office:value-type="string">
            <text:p>1.25739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0.50836</text:p>
          </table:table-cell>
          <table:table-cell office:value-type="string">
            <text:p>0.46057</text:p>
          </table:table-cell>
          <table:table-cell office:value-type="string">
            <text:p>0.24368</text:p>
          </table:table-cell>
          <table:table-cell office:value-type="string">
            <text:p>0.81739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-0.68024</text:p>
          </table:table-cell>
          <table:table-cell office:value-type="string">
            <text:p>0.46057</text:p>
          </table:table-cell>
          <table:table-cell office:value-type="string">
            <text:p>0.37989</text:p>
          </table:table-cell>
          <table:table-cell office:value-type="string">
            <text:p>-0.1886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0.44898</text:p>
          </table:table-cell>
          <table:table-cell office:value-type="string">
            <text:p>0.46057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0.50836</text:p>
          </table:table-cell>
          <table:table-cell office:value-type="string">
            <text:p>0.89312</text:p>
          </table:table-cell>
          <table:table-cell office:value-type="string">
            <text:p>0.24368</text:p>
          </table:table-cell>
          <table:table-cell office:value-type="string">
            <text:p>0.89312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0.50836</text:p>
          </table:table-cell>
          <table:table-cell office:value-type="string">
            <text:p>1.25739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0.60871</text:p>
          </table:table-cell>
          <table:table-cell office:value-type="string">
            <text:p>0.79269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0.5979</text:p>
          </table:table-cell>
          <table:table-cell office:value-type="string">
            <text:p>0.79269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string">
            <text:p>0.60871</text:p>
          </table:table-cell>
          <table:table-cell office:value-type="string">
            <text:p>0.31635</text:p>
          </table:table-cell>
          <table:table-cell office:value-type="string">
            <text:p>0.37989</text:p>
          </table:table-cell>
          <table:table-cell office:value-type="string">
            <text:p>-2.6771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string">
            <text:p>0.60871</text:p>
          </table:table-cell>
          <table:table-cell office:value-type="string">
            <text:p>0.79269</text:p>
          </table:table-cell>
          <table:table-cell office:value-type="string">
            <text:p>0.37989</text:p>
          </table:table-cell>
          <table:table-cell office:value-type="string">
            <text:p>-2.6771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string">
            <text:p>-0.37788</text:p>
          </table:table-cell>
          <table:table-cell office:value-type="string">
            <text:p>0.31635</text:p>
          </table:table-cell>
          <table:table-cell office:value-type="string">
            <text:p>0.37989</text:p>
          </table:table-cell>
          <table:table-cell office:value-type="string">
            <text:p>-1.86088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0.57591</text:p>
          </table:table-cell>
          <table:table-cell office:value-type="string">
            <text:p>0.79269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string">
            <text:p>0.57591</text:p>
          </table:table-cell>
          <table:table-cell office:value-type="string">
            <text:p>0.46057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0.60871</text:p>
          </table:table-cell>
          <table:table-cell office:value-type="string">
            <text:p>0.46057</text:p>
          </table:table-cell>
          <table:table-cell office:value-type="string">
            <text:p>0.37989</text:p>
          </table:table-cell>
          <table:table-cell office:value-type="string">
            <text:p>1.02107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string">
            <text:p>-0.02813</text:p>
          </table:table-cell>
          <table:table-cell office:value-type="string">
            <text:p>0.46057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string">
            <text:p>0.60871</text:p>
          </table:table-cell>
          <table:table-cell office:value-type="string">
            <text:p>1.49331</text:p>
          </table:table-cell>
          <table:table-cell office:value-type="string">
            <text:p>0.37989</text:p>
          </table:table-cell>
          <table:table-cell office:value-type="string">
            <text:p>0.70113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string">
            <text:p>0.1048</text:p>
          </table:table-cell>
          <table:table-cell office:value-type="string">
            <text:p>0.46057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string">
            <text:p>0.1048</text:p>
          </table:table-cell>
          <table:table-cell office:value-type="string">
            <text:p>0.46057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string">
            <text:p>-0.37788</text:p>
          </table:table-cell>
          <table:table-cell office:value-type="string">
            <text:p>0.46057</text:p>
          </table:table-cell>
          <table:table-cell office:value-type="string">
            <text:p>0.37989</text:p>
          </table:table-cell>
          <table:table-cell office:value-type="string">
            <text:p>-0.1886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string">
            <text:p>-0.1333</text:p>
          </table:table-cell>
          <table:table-cell office:value-type="string">
            <text:p>-2.55422</text:p>
          </table:table-cell>
          <table:table-cell office:value-type="string">
            <text:p>0.37989</text:p>
          </table:table-cell>
          <table:table-cell office:value-type="string">
            <text:p>-1.86088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string">
            <text:p>0.1298</text:p>
          </table:table-cell>
          <table:table-cell office:value-type="string">
            <text:p>0.79269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string">
            <text:p>0.1298</text:p>
          </table:table-cell>
          <table:table-cell office:value-type="string">
            <text:p>0.27136</text:p>
          </table:table-cell>
          <table:table-cell office:value-type="string">
            <text:p>0.37989</text:p>
          </table:table-cell>
          <table:table-cell table:style-name="ce8" office:value-type="date" office:date-value="6436-01-01">
            <text:p>01/01/36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string">
            <text:p>1.03459</text:p>
          </table:table-cell>
          <table:table-cell office:value-type="string">
            <text:p>0.79269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-0.02813</text:p>
          </table:table-cell>
          <table:table-cell office:value-type="string">
            <text:p>0.79269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string">
            <text:p>0.44898</text:p>
          </table:table-cell>
          <table:table-cell office:value-type="string">
            <text:p>1.11861</text:p>
          </table:table-cell>
          <table:table-cell office:value-type="string">
            <text:p>0.37989</text:p>
          </table:table-cell>
          <table:table-cell office:value-type="string">
            <text:p>1.65844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string">
            <text:p>-0.02813</text:p>
          </table:table-cell>
          <table:table-cell office:value-type="string">
            <text:p>0.31635</text:p>
          </table:table-cell>
          <table:table-cell office:value-type="string">
            <text:p>0.37989</text:p>
          </table:table-cell>
          <table:table-cell office:value-type="string">
            <text:p>1.01003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string">
            <text:p>0.50836</text:p>
          </table:table-cell>
          <table:table-cell office:value-type="string">
            <text:p>0.31635</text:p>
          </table:table-cell>
          <table:table-cell office:value-type="string">
            <text:p>0.24368</text:p>
          </table:table-cell>
          <table:table-cell office:value-type="string">
            <text:p>1.01003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-0.02813</text:p>
          </table:table-cell>
          <table:table-cell office:value-type="string">
            <text:p>0.67366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string">
            <text:p>0.50836</text:p>
          </table:table-cell>
          <table:table-cell office:value-type="string">
            <text:p>0.67366</text:p>
          </table:table-cell>
          <table:table-cell office:value-type="string">
            <text:p>0.37989</text:p>
          </table:table-cell>
          <table:table-cell office:value-type="string">
            <text:p>-0.1886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string">
            <text:p>-0.02813</text:p>
          </table:table-cell>
          <table:table-cell office:value-type="string">
            <text:p>0.31635</text:p>
          </table:table-cell>
          <table:table-cell office:value-type="string">
            <text:p>0.37989</text:p>
          </table:table-cell>
          <table:table-cell office:value-type="string">
            <text:p>1.01003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string">
            <text:p>0.50836</text:p>
          </table:table-cell>
          <table:table-cell office:value-type="string">
            <text:p>0.31635</text:p>
          </table:table-cell>
          <table:table-cell office:value-type="string">
            <text:p>0.24368</text:p>
          </table:table-cell>
          <table:table-cell office:value-type="string">
            <text:p>1.01003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string">
            <text:p>-0.02813</text:p>
          </table:table-cell>
          <table:table-cell office:value-type="string">
            <text:p>1.49331</text:p>
          </table:table-cell>
          <table:table-cell office:value-type="string">
            <text:p>0.37989</text:p>
          </table:table-cell>
          <table:table-cell office:value-type="string">
            <text:p>0.70113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string">
            <text:p>0.44898</text:p>
          </table:table-cell>
          <table:table-cell office:value-type="string">
            <text:p>-2.02158</text:p>
          </table:table-cell>
          <table:table-cell office:value-type="string">
            <text:p>0.37989</text:p>
          </table:table-cell>
          <table:table-cell office:value-type="string">
            <text:p>0.70113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string">
            <text:p>0.50836</text:p>
          </table:table-cell>
          <table:table-cell office:value-type="string">
            <text:p>0.46057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string">
            <text:p>-0.02813</text:p>
          </table:table-cell>
          <table:table-cell office:value-type="string">
            <text:p>1.25739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string">
            <text:p>-0.02813</text:p>
          </table:table-cell>
          <table:table-cell office:value-type="string">
            <text:p>1.25739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string">
            <text:p>-0.48902</text:p>
          </table:table-cell>
          <table:table-cell office:value-type="string">
            <text:p>0.46057</text:p>
          </table:table-cell>
          <table:table-cell office:value-type="string">
            <text:p>0.24368</text:p>
          </table:table-cell>
          <table:table-cell office:value-type="string">
            <text:p>-0.1886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string">
            <text:p>-0.48902</text:p>
          </table:table-cell>
          <table:table-cell office:value-type="string">
            <text:p>0.46057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string">
            <text:p>0.44898</text:p>
          </table:table-cell>
          <table:table-cell office:value-type="string">
            <text:p>1.49331</text:p>
          </table:table-cell>
          <table:table-cell office:value-type="string">
            <text:p>0.37989</text:p>
          </table:table-cell>
          <table:table-cell office:value-type="string">
            <text:p>0.70113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string">
            <text:p>0.44898</text:p>
          </table:table-cell>
          <table:table-cell office:value-type="string">
            <text:p>1.11861</text:p>
          </table:table-cell>
          <table:table-cell office:value-type="string">
            <text:p>0.37989</text:p>
          </table:table-cell>
          <table:table-cell office:value-type="string">
            <text:p>0.62242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string">
            <text:p>0.57591</text:p>
          </table:table-cell>
          <table:table-cell office:value-type="string">
            <text:p>0.79269</text:p>
          </table:table-cell>
          <table:table-cell office:value-type="string">
            <text:p>0.37989</text:p>
          </table:table-cell>
          <table:table-cell office:value-type="string">
            <text:p>-2.6771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-0.1333</text:p>
          </table:table-cell>
          <table:table-cell office:value-type="string">
            <text:p>0.31635</text:p>
          </table:table-cell>
          <table:table-cell office:value-type="string">
            <text:p>0.37989</text:p>
          </table:table-cell>
          <table:table-cell office:value-type="string">
            <text:p>0.03755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string">
            <text:p>0.50836</text:p>
          </table:table-cell>
          <table:table-cell office:value-type="string">
            <text:p>0.27136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string">
            <text:p>0.50836</text:p>
          </table:table-cell>
          <table:table-cell office:value-type="string">
            <text:p>0.27136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string">
            <text:p>-0.37788</text:p>
          </table:table-cell>
          <table:table-cell office:value-type="string">
            <text:p>0.46057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string">
            <text:p>-0.02813</text:p>
          </table:table-cell>
          <table:table-cell office:value-type="string">
            <text:p>0.27136</text:p>
          </table:table-cell>
          <table:table-cell office:value-type="string">
            <text:p>0.24368</text:p>
          </table:table-cell>
          <table:table-cell office:value-type="string">
            <text:p>0.81739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string">
            <text:p>0.50836</text:p>
          </table:table-cell>
          <table:table-cell office:value-type="string">
            <text:p>0.31635</text:p>
          </table:table-cell>
          <table:table-cell office:value-type="string">
            <text:p>0.37989</text:p>
          </table:table-cell>
          <table:table-cell office:value-type="string">
            <text:p>0.03755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-0.02813</text:p>
          </table:table-cell>
          <table:table-cell office:value-type="string">
            <text:p>0.46057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0.102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string">
            <text:p>0.60871</text:p>
          </table:table-cell>
          <table:table-cell office:value-type="string">
            <text:p>0.46057</text:p>
          </table:table-cell>
          <table:table-cell office:value-type="string">
            <text:p>0.37989</text:p>
          </table:table-cell>
          <table:table-cell office:value-type="string">
            <text:p>-1.05396</text:p>
          </table:table-cell>
          <table:table-cell office:value-type="string">
            <text:p>-0.1189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0.25369</text:p>
          </table:table-cell>
          <table:table-cell office:value-type="string">
            <text:p>0.31635</text:p>
          </table:table-cell>
          <table:table-cell office:value-type="string">
            <text:p>0.37989</text:p>
          </table:table-cell>
          <table:table-cell office:value-type="string">
            <text:p>1.46841</text:p>
          </table:table-cell>
          <table:table-cell office:value-type="string">
            <text:p>-0.03629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string">
            <text:p>-0.1333</text:p>
          </table:table-cell>
          <table:table-cell office:value-type="string">
            <text:p>0.79269</text:p>
          </table:table-cell>
          <table:table-cell office:value-type="string">
            <text:p>0.37989</text:p>
          </table:table-cell>
          <table:table-cell office:value-type="string">
            <text:p>-0.27807</text:p>
          </table:table-cell>
          <table:table-cell office:value-type="string">
            <text:p>0.0101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string">
            <text:p>2.03478</text:p>
          </table:table-cell>
          <table:table-cell office:value-type="string">
            <text:p>0.79269</text:p>
          </table:table-cell>
          <table:table-cell office:value-type="string">
            <text:p>0.37989</text:p>
          </table:table-cell>
          <table:table-cell office:value-type="string">
            <text:p>0.59507</text:p>
          </table:table-cell>
          <table:table-cell office:value-type="string">
            <text:p>0.01857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string">
            <text:p>2.03478</text:p>
          </table:table-cell>
          <table:table-cell office:value-type="string">
            <text:p>1.25739</text:p>
          </table:table-cell>
          <table:table-cell office:value-type="string">
            <text:p>0.37989</text:p>
          </table:table-cell>
          <table:table-cell office:value-type="string">
            <text:p>0.81739</text:p>
          </table:table-cell>
          <table:table-cell office:value-type="string">
            <text:p>0.01012</text:p>
          </table:table-cell>
        </table:table-row>
      </table:table>
      <table:table table:name="Hoja3" table:style-name="ta1" table:print="false">
        <table:table-column table:style-name="co1" table:number-columns-repeated="6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>
            <text:p>fid</text:p>
          </table:table-cell>
          <table:table-cell office:value-type="string">
            <text:p>class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k3</text:p>
          </table:table-cell>
          <table:table-cell office:value-type="string">
            <text:p>k4</text:p>
          </table:table-cell>
          <table:table-cell office:value-type="string">
            <text:p>k5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857</text:p>
          </table:table-cell>
          <table:table-cell office:value-type="string">
            <text:p>-1.86088</text:p>
          </table:table-cell>
          <table:table-cell office:value-type="string">
            <text:p>0.79269</text:p>
          </table:table-cell>
          <table:table-cell office:value-type="string">
            <text:p>-0.37788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857</text:p>
          </table:table-cell>
          <table:table-cell office:value-type="string">
            <text:p>-2.6771</text:p>
          </table:table-cell>
          <table:table-cell office:value-type="string">
            <text:p>0.79269</text:p>
          </table:table-cell>
          <table:table-cell office:value-type="string">
            <text:p>-0.37788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857</text:p>
          </table:table-cell>
          <table:table-cell office:value-type="string">
            <text:p>1.6436</text:p>
          </table:table-cell>
          <table:table-cell office:value-type="string">
            <text:p>0.31635</text:p>
          </table:table-cell>
          <table:table-cell office:value-type="string">
            <text:p>0.60871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11892</text:p>
          </table:table-cell>
          <table:table-cell office:value-type="string">
            <text:p>-1.86088</text:p>
          </table:table-cell>
          <table:table-cell office:value-type="string">
            <text:p>0.79269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11892</text:p>
          </table:table-cell>
          <table:table-cell office:value-type="string">
            <text:p>-3.32151</text:p>
          </table:table-cell>
          <table:table-cell office:value-type="string">
            <text:p>0.31635</text:p>
          </table:table-cell>
          <table:table-cell office:value-type="string">
            <text:p>0.5979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857</text:p>
          </table:table-cell>
          <table:table-cell office:value-type="string">
            <text:p>-0.81846</text:p>
          </table:table-cell>
          <table:table-cell office:value-type="string">
            <text:p>-2.55422</text:p>
          </table:table-cell>
          <table:table-cell office:value-type="string">
            <text:p>-1.99435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-0.03629</text:p>
          </table:table-cell>
          <table:table-cell office:value-type="string">
            <text:p>-1.05396</text:p>
          </table:table-cell>
          <table:table-cell office:value-type="string">
            <text:p>0.19777</text:p>
          </table:table-cell>
          <table:table-cell office:value-type="string">
            <text:p>0.1298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11892</text:p>
          </table:table-cell>
          <table:table-cell office:value-type="string">
            <text:p>0.81739</text:p>
          </table:table-cell>
          <table:table-cell office:value-type="string">
            <text:p>-1.37207</text:p>
          </table:table-cell>
          <table:table-cell office:value-type="string">
            <text:p>-0.48902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857</text:p>
          </table:table-cell>
          <table:table-cell office:value-type="string">
            <text:p>-0.13666</text:p>
          </table:table-cell>
          <table:table-cell office:value-type="string">
            <text:p>0.86529</text:p>
          </table:table-cell>
          <table:table-cell office:value-type="string">
            <text:p>1.82967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012</text:p>
          </table:table-cell>
          <table:table-cell office:value-type="string">
            <text:p>0.03755</text:p>
          </table:table-cell>
          <table:table-cell office:value-type="string">
            <text:p>0.79269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1021</text:p>
          </table:table-cell>
          <table:table-cell office:value-type="string">
            <text:p>3.27344</text:p>
          </table:table-cell>
          <table:table-cell office:value-type="string">
            <text:p>0.86529</text:p>
          </table:table-cell>
          <table:table-cell office:value-type="string">
            <text:p>2.40321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857</text:p>
          </table:table-cell>
          <table:table-cell office:value-type="string">
            <text:p>0.81739</text:p>
          </table:table-cell>
          <table:table-cell office:value-type="string">
            <text:p>1.25739</text:p>
          </table:table-cell>
          <table:table-cell office:value-type="string">
            <text:p>0.1298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857</text:p>
          </table:table-cell>
          <table:table-cell office:value-type="string">
            <text:p>0.81739</text:p>
          </table:table-cell>
          <table:table-cell office:value-type="string">
            <text:p>0.79269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03629</text:p>
          </table:table-cell>
          <table:table-cell office:value-type="string">
            <text:p>0.81739</text:p>
          </table:table-cell>
          <table:table-cell office:value-type="string">
            <text:p>0.79269</text:p>
          </table:table-cell>
          <table:table-cell office:value-type="string">
            <text:p>0.1298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0.01857</text:p>
          </table:table-cell>
          <table:table-cell office:value-type="string">
            <text:p>1.02107</text:p>
          </table:table-cell>
          <table:table-cell office:value-type="string">
            <text:p>0.46057</text:p>
          </table:table-cell>
          <table:table-cell office:value-type="string">
            <text:p>0.60871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857</text:p>
          </table:table-cell>
          <table:table-cell office:value-type="string">
            <text:p>1.02107</text:p>
          </table:table-cell>
          <table:table-cell office:value-type="string">
            <text:p>0.79269</text:p>
          </table:table-cell>
          <table:table-cell office:value-type="string">
            <text:p>0.1298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03629</text:p>
          </table:table-cell>
          <table:table-cell office:value-type="string">
            <text:p>1.02107</text:p>
          </table:table-cell>
          <table:table-cell office:value-type="string">
            <text:p>-0.75901</text:p>
          </table:table-cell>
          <table:table-cell office:value-type="string">
            <text:p>-0.3554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1021</text:p>
          </table:table-cell>
          <table:table-cell office:value-type="string">
            <text:p>1.02107</text:p>
          </table:table-cell>
          <table:table-cell office:value-type="string">
            <text:p>1.25739</text:p>
          </table:table-cell>
          <table:table-cell office:value-type="string">
            <text:p>1.82967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1021</text:p>
          </table:table-cell>
          <table:table-cell office:value-type="string">
            <text:p>0.96785</text:p>
          </table:table-cell>
          <table:table-cell office:value-type="string">
            <text:p>-2.55422</text:p>
          </table:table-cell>
          <table:table-cell office:value-type="string">
            <text:p>-0.1333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0.01012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-0.68024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03629</text:p>
          </table:table-cell>
          <table:table-cell office:value-type="string">
            <text:p>0.59507</text:p>
          </table:table-cell>
          <table:table-cell office:value-type="string">
            <text:p>0.79269</text:p>
          </table:table-cell>
          <table:table-cell office:value-type="string">
            <text:p>0.37233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">
            <text:p>0</text:p>
          </table:table-cell>
          <table:table-cell office:value-type="string">
            <text:p>0.24368</text:p>
          </table:table-cell>
          <table:table-cell office:value-type="string">
            <text:p>0.01012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-1.28064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">
            <text:p>1</text:p>
          </table:table-cell>
          <table:table-cell office:value-type="string">
            <text:p>-1.5552</text:p>
          </table:table-cell>
          <table:table-cell office:value-type="string">
            <text:p>-0.11892</text:p>
          </table:table-cell>
          <table:table-cell office:value-type="string">
            <text:p>-0.1886</text:p>
          </table:table-cell>
          <table:table-cell office:value-type="string">
            <text:p>0.46057</text:p>
          </table:table-cell>
          <table:table-cell office:value-type="string">
            <text:p>-0.3554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857</text:p>
          </table:table-cell>
          <table:table-cell office:value-type="string">
            <text:p>-2.6771</text:p>
          </table:table-cell>
          <table:table-cell office:value-type="string">
            <text:p>0.79269</text:p>
          </table:table-cell>
          <table:table-cell office:value-type="string">
            <text:p>0.25369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-0.11892</text:p>
          </table:table-cell>
          <table:table-cell office:value-type="string">
            <text:p>-3.42525</text:p>
          </table:table-cell>
          <table:table-cell office:value-type="string">
            <text:p>-3.4703</text:p>
          </table:table-cell>
          <table:table-cell office:value-type="string">
            <text:p>0.1298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-0.11892</text:p>
          </table:table-cell>
          <table:table-cell office:value-type="string">
            <text:p>-2.6771</text:p>
          </table:table-cell>
          <table:table-cell office:value-type="string">
            <text:p>0.79269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0.01012</text:p>
          </table:table-cell>
          <table:table-cell office:value-type="string">
            <text:p>-3.42525</text:p>
          </table:table-cell>
          <table:table-cell office:value-type="string">
            <text:p>-3.4703</text:p>
          </table:table-cell>
          <table:table-cell office:value-type="string">
            <text:p>-0.01035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1">
            <text:p>1</text:p>
          </table:table-cell>
          <table:table-cell office:value-type="string">
            <text:p>-1.5552</text:p>
          </table:table-cell>
          <table:table-cell office:value-type="string">
            <text:p>0.1021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-0.48112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857</text:p>
          </table:table-cell>
          <table:table-cell office:value-type="string">
            <text:p>-3.32151</text:p>
          </table:table-cell>
          <table:table-cell office:value-type="string">
            <text:p>-0.00865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-0.03629</text:p>
          </table:table-cell>
          <table:table-cell office:value-type="string">
            <text:p>-0.1886</text:p>
          </table:table-cell>
          <table:table-cell office:value-type="string">
            <text:p>-0.17583</text:p>
          </table:table-cell>
          <table:table-cell office:value-type="string">
            <text:p>0.1298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">
            <text:p>0</text:p>
          </table:table-cell>
          <table:table-cell office:value-type="string">
            <text:p>-0.00751</text:p>
          </table:table-cell>
          <table:table-cell office:value-type="string">
            <text:p>-0.03629</text:p>
          </table:table-cell>
          <table:table-cell office:value-type="string">
            <text:p>-0.01797</text:p>
          </table:table-cell>
          <table:table-cell office:value-type="string">
            <text:p>-0.01196</text:p>
          </table:table-cell>
          <table:table-cell office:value-type="string">
            <text:p>-1.28064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">
            <text:p>0</text:p>
          </table:table-cell>
          <table:table-cell office:value-type="string">
            <text:p>-0.00751</text:p>
          </table:table-cell>
          <table:table-cell office:value-type="string">
            <text:p>-0.11892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-0.03249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0.01012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-1.28064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-0.03629</text:p>
          </table:table-cell>
          <table:table-cell office:value-type="string">
            <text:p>-0.27807</text:p>
          </table:table-cell>
          <table:table-cell office:value-type="string">
            <text:p>0.31635</text:p>
          </table:table-cell>
          <table:table-cell office:value-type="string">
            <text:p>0.60871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1">
            <text:p>1</text:p>
          </table:table-cell>
          <table:table-cell office:value-type="string">
            <text:p>-0.00751</text:p>
          </table:table-cell>
          <table:table-cell office:value-type="string">
            <text:p>0.01857</text:p>
          </table:table-cell>
          <table:table-cell office:value-type="string">
            <text:p>-2.6771</text:p>
          </table:table-cell>
          <table:table-cell office:value-type="string">
            <text:p>-2.55422</text:p>
          </table:table-cell>
          <table:table-cell office:value-type="string">
            <text:p>-0.1333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string">
            <text:p>-0.00751</text:p>
          </table:table-cell>
          <table:table-cell office:value-type="string">
            <text:p>0.01857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-3.37268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1021</text:p>
          </table:table-cell>
          <table:table-cell office:value-type="string">
            <text:p>0.59507</text:p>
          </table:table-cell>
          <table:table-cell office:value-type="string">
            <text:p>0.79269</text:p>
          </table:table-cell>
          <table:table-cell office:value-type="string">
            <text:p>-0.03249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office:value-type="string">
            <text:p>-1.5552</text:p>
          </table:table-cell>
          <table:table-cell office:value-type="string">
            <text:p>-0.11892</text:p>
          </table:table-cell>
          <table:table-cell office:value-type="string">
            <text:p>-2.6771</text:p>
          </table:table-cell>
          <table:table-cell office:value-type="string">
            <text:p>-1.37207</text:p>
          </table:table-cell>
          <table:table-cell office:value-type="string">
            <text:p>-0.1333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string">
            <text:p>-0.00751</text:p>
          </table:table-cell>
          <table:table-cell office:value-type="string">
            <text:p>0.01857</text:p>
          </table:table-cell>
          <table:table-cell office:value-type="string">
            <text:p>0.81739</text:p>
          </table:table-cell>
          <table:table-cell office:value-type="string">
            <text:p>-1.37207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">
            <text:p>0</text:p>
          </table:table-cell>
          <table:table-cell office:value-type="string">
            <text:p>-0.48791</text:p>
          </table:table-cell>
          <table:table-cell office:value-type="string">
            <text:p>0.01012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-3.37268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">
            <text:p>0</text:p>
          </table:table-cell>
          <table:table-cell office:value-type="string">
            <text:p>0.24368</text:p>
          </table:table-cell>
          <table:table-cell office:value-type="string">
            <text:p>-0.11892</text:p>
          </table:table-cell>
          <table:table-cell office:value-type="string">
            <text:p>0.81739</text:p>
          </table:table-cell>
          <table:table-cell office:value-type="string">
            <text:p>0.86529</text:p>
          </table:table-cell>
          <table:table-cell office:value-type="string">
            <text:p>-0.03249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">
            <text:p>1</text:p>
          </table:table-cell>
          <table:table-cell office:value-type="string">
            <text:p>-0.00751</text:p>
          </table:table-cell>
          <table:table-cell office:value-type="string">
            <text:p>0.1021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0.37233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11892</text:p>
          </table:table-cell>
          <table:table-cell office:value-type="string">
            <text:p>-0.27807</text:p>
          </table:table-cell>
          <table:table-cell office:value-type="string">
            <text:p>0.27136</text:p>
          </table:table-cell>
          <table:table-cell office:value-type="string">
            <text:p>0.57591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0.1021</text:p>
          </table:table-cell>
          <table:table-cell office:value-type="string">
            <text:p>-0.01777</text:p>
          </table:table-cell>
          <table:table-cell office:value-type="string">
            <text:p>-0.0173</text:p>
          </table:table-cell>
          <table:table-cell office:value-type="string">
            <text:p>-1.99435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012</text:p>
          </table:table-cell>
          <table:table-cell office:value-type="string">
            <text:p>-2.6771</text:p>
          </table:table-cell>
          <table:table-cell office:value-type="string">
            <text:p>0.31635</text:p>
          </table:table-cell>
          <table:table-cell office:value-type="string">
            <text:p>0.60871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-0.11892</text:p>
          </table:table-cell>
          <table:table-cell office:value-type="string">
            <text:p>-0.01777</text:p>
          </table:table-cell>
          <table:table-cell office:value-type="string">
            <text:p>-0.0173</text:p>
          </table:table-cell>
          <table:table-cell office:value-type="string">
            <text:p>-1.99435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0.01857</text:p>
          </table:table-cell>
          <table:table-cell office:value-type="string">
            <text:p>-0.00068</text:p>
          </table:table-cell>
          <table:table-cell office:value-type="string">
            <text:p>-0.17583</text:p>
          </table:table-cell>
          <table:table-cell office:value-type="string">
            <text:p>-0.97521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0.48791</text:p>
          </table:table-cell>
          <table:table-cell office:value-type="string">
            <text:p>0.1021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-3.37268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string">
            <text:p>-0.48791</text:p>
          </table:table-cell>
          <table:table-cell office:value-type="string">
            <text:p>0.01857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-3.37268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">
            <text:p>0</text:p>
          </table:table-cell>
          <table:table-cell office:value-type="string">
            <text:p>-0.48791</text:p>
          </table:table-cell>
          <table:table-cell office:value-type="string">
            <text:p>0.01857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-0.11892</text:p>
          </table:table-cell>
          <table:table-cell office:value-type="string">
            <text:p>-0.00085</text:p>
          </table:table-cell>
          <table:table-cell office:value-type="string">
            <text:p>0.46057</text:p>
          </table:table-cell>
          <table:table-cell office:value-type="string">
            <text:p>-7e-05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">
            <text:p>1</text:p>
          </table:table-cell>
          <table:table-cell office:value-type="string">
            <text:p>-0.00751</text:p>
          </table:table-cell>
          <table:table-cell office:value-type="string">
            <text:p>0.1021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-0.1333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">
            <text:p>1</text:p>
          </table:table-cell>
          <table:table-cell office:value-type="string">
            <text:p>-0.00751</text:p>
          </table:table-cell>
          <table:table-cell office:value-type="string">
            <text:p>0.1021</text:p>
          </table:table-cell>
          <table:table-cell office:value-type="string">
            <text:p>0.81739</text:p>
          </table:table-cell>
          <table:table-cell office:value-type="string">
            <text:p>0.31635</text:p>
          </table:table-cell>
          <table:table-cell office:value-type="string">
            <text:p>0.1048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">
            <text:p>0</text:p>
          </table:table-cell>
          <table:table-cell office:value-type="string">
            <text:p>0.24368</text:p>
          </table:table-cell>
          <table:table-cell office:value-type="string">
            <text:p>0.01012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">
            <text:p>1</text:p>
          </table:table-cell>
          <table:table-cell office:value-type="string">
            <text:p>-0.00751</text:p>
          </table:table-cell>
          <table:table-cell office:value-type="string">
            <text:p>0.01857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0.1298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">
            <text:p>1</text:p>
          </table:table-cell>
          <table:table-cell office:value-type="string">
            <text:p>-0.48791</text:p>
          </table:table-cell>
          <table:table-cell office:value-type="string">
            <text:p>-0.11892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0.1298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">
            <text:p>1</text:p>
          </table:table-cell>
          <table:table-cell office:value-type="string">
            <text:p>-0.48791</text:p>
          </table:table-cell>
          <table:table-cell office:value-type="string">
            <text:p>0.01012</text:p>
          </table:table-cell>
          <table:table-cell office:value-type="string">
            <text:p>-1.05396</text:p>
          </table:table-cell>
          <table:table-cell office:value-type="string">
            <text:p>0.27136</text:p>
          </table:table-cell>
          <table:table-cell office:value-type="string">
            <text:p>0.98562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">
            <text:p>1</text:p>
          </table:table-cell>
          <table:table-cell office:value-type="string">
            <text:p>-0.48791</text:p>
          </table:table-cell>
          <table:table-cell office:value-type="string">
            <text:p>0.01857</text:p>
          </table:table-cell>
          <table:table-cell office:value-type="string">
            <text:p>0.59507</text:p>
          </table:table-cell>
          <table:table-cell office:value-type="string">
            <text:p>0.86529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string">
            <text:p>-0.48791</text:p>
          </table:table-cell>
          <table:table-cell office:value-type="string">
            <text:p>0.01857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-1.99435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">
            <text:p>1</text:p>
          </table:table-cell>
          <table:table-cell office:value-type="string">
            <text:p>-0.48791</text:p>
          </table:table-cell>
          <table:table-cell office:value-type="string">
            <text:p>-0.11892</text:p>
          </table:table-cell>
          <table:table-cell office:value-type="string">
            <text:p>-0.27807</text:p>
          </table:table-cell>
          <table:table-cell office:value-type="string">
            <text:p>-0.75901</text:p>
          </table:table-cell>
          <table:table-cell office:value-type="string">
            <text:p>-0.1333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-0.11892</text:p>
          </table:table-cell>
          <table:table-cell office:value-type="string">
            <text:p>0.81739</text:p>
          </table:table-cell>
          <table:table-cell office:value-type="string">
            <text:p>0.86529</text:p>
          </table:table-cell>
          <table:table-cell office:value-type="string">
            <text:p>-0.03249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">
            <text:p>0</text:p>
          </table:table-cell>
          <table:table-cell office:value-type="string">
            <text:p>-0.00751</text:p>
          </table:table-cell>
          <table:table-cell office:value-type="string">
            <text:p>0.1021</text:p>
          </table:table-cell>
          <table:table-cell office:value-type="string">
            <text:p>-3.42525</text:p>
          </table:table-cell>
          <table:table-cell office:value-type="string">
            <text:p>-3.4703</text:p>
          </table:table-cell>
          <table:table-cell office:value-type="string">
            <text:p>-0.37788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012</text:p>
          </table:table-cell>
          <table:table-cell office:value-type="string">
            <text:p>-0.01394</text:p>
          </table:table-cell>
          <table:table-cell office:value-type="string">
            <text:p>0.79269</text:p>
          </table:table-cell>
          <table:table-cell office:value-type="string">
            <text:p>0.44898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">
            <text:p>1</text:p>
          </table:table-cell>
          <table:table-cell office:value-type="string">
            <text:p>-0.48791</text:p>
          </table:table-cell>
          <table:table-cell office:value-type="string">
            <text:p>0.1021</text:p>
          </table:table-cell>
          <table:table-cell office:value-type="string">
            <text:p>0.70113</text:p>
          </table:table-cell>
          <table:table-cell office:value-type="string">
            <text:p>-2.02158</text:p>
          </table:table-cell>
          <table:table-cell office:value-type="string">
            <text:p>0.50836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03629</text:p>
          </table:table-cell>
          <table:table-cell office:value-type="string">
            <text:p>-0.27807</text:p>
          </table:table-cell>
          <table:table-cell office:value-type="string">
            <text:p>0.31635</text:p>
          </table:table-cell>
          <table:table-cell office:value-type="string">
            <text:p>0.60871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03629</text:p>
          </table:table-cell>
          <table:table-cell office:value-type="string">
            <text:p>-1.86088</text:p>
          </table:table-cell>
          <table:table-cell office:value-type="string">
            <text:p>-2.55422</text:p>
          </table:table-cell>
          <table:table-cell office:value-type="string">
            <text:p>0.1048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012</text:p>
          </table:table-cell>
          <table:table-cell office:value-type="string">
            <text:p>-0.18635</text:p>
          </table:table-cell>
          <table:table-cell office:value-type="string">
            <text:p>-1.28381</text:p>
          </table:table-cell>
          <table:table-cell office:value-type="string">
            <text:p>-1.99435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">
            <text:p>1</text:p>
          </table:table-cell>
          <table:table-cell office:value-type="string">
            <text:p>-0.48791</text:p>
          </table:table-cell>
          <table:table-cell office:value-type="string">
            <text:p>0.01012</text:p>
          </table:table-cell>
          <table:table-cell office:value-type="string">
            <text:p>-0.18215</text:p>
          </table:table-cell>
          <table:table-cell office:value-type="string">
            <text:p>0.46057</text:p>
          </table:table-cell>
          <table:table-cell office:value-type="string">
            <text:p>0.1298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11892</text:p>
          </table:table-cell>
          <table:table-cell office:value-type="string">
            <text:p>0.81739</text:p>
          </table:table-cell>
          <table:table-cell office:value-type="string">
            <text:p>0.31635</text:p>
          </table:table-cell>
          <table:table-cell office:value-type="string">
            <text:p>0.1298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1021</text:p>
          </table:table-cell>
          <table:table-cell office:value-type="string">
            <text:p>-0.1886</text:p>
          </table:table-cell>
          <table:table-cell office:value-type="string">
            <text:p>0.46057</text:p>
          </table:table-cell>
          <table:table-cell office:value-type="string">
            <text:p>-0.68024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">
            <text:p>1</text:p>
          </table:table-cell>
          <table:table-cell office:value-type="string">
            <text:p>-0.00751</text:p>
          </table:table-cell>
          <table:table-cell office:value-type="string">
            <text:p>0.1021</text:p>
          </table:table-cell>
          <table:table-cell office:value-type="string">
            <text:p>0.81739</text:p>
          </table:table-cell>
          <table:table-cell office:value-type="string">
            <text:p>-0.17583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string">
            <text:p>-0.00751</text:p>
          </table:table-cell>
          <table:table-cell office:value-type="string">
            <text:p>-0.11892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-0.37788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 office:value-type="string">
            <text:p>-0.00751</text:p>
          </table:table-cell>
          <table:table-cell office:value-type="string">
            <text:p>-0.11892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-0.48112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office:value-type="string">
            <text:p>0.24368</text:p>
          </table:table-cell>
          <table:table-cell office:value-type="string">
            <text:p>-0.11892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string">
            <text:p>-0.48791</text:p>
          </table:table-cell>
          <table:table-cell office:value-type="string">
            <text:p>-0.03629</text:p>
          </table:table-cell>
          <table:table-cell office:value-type="string">
            <text:p>-3.42525</text:p>
          </table:table-cell>
          <table:table-cell office:value-type="string">
            <text:p>-3.4703</text:p>
          </table:table-cell>
          <table:table-cell office:value-type="string">
            <text:p>-0.1333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1021</text:p>
          </table:table-cell>
          <table:table-cell office:value-type="string">
            <text:p>0.59507</text:p>
          </table:table-cell>
          <table:table-cell office:value-type="string">
            <text:p>0.64818</text:p>
          </table:table-cell>
          <table:table-cell office:value-type="string">
            <text:p>0.37233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0.1021</text:p>
          </table:table-cell>
          <table:table-cell office:value-type="string">
            <text:p>0.81739</text:p>
          </table:table-cell>
          <table:table-cell office:value-type="string">
            <text:p>0.79269</text:p>
          </table:table-cell>
          <table:table-cell office:value-type="string">
            <text:p>0.1298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-0.11892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-0.1333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0.01857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0.25369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012</text:p>
          </table:table-cell>
          <table:table-cell office:value-type="string">
            <text:p>-3.32151</text:p>
          </table:table-cell>
          <table:table-cell office:value-type="string">
            <text:p>-0.00302</text:p>
          </table:table-cell>
          <table:table-cell office:value-type="string">
            <text:p>-0.00393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 office:value-type="string">
            <text:p>0.24368</text:p>
          </table:table-cell>
          <table:table-cell office:value-type="string">
            <text:p>0.1021</text:p>
          </table:table-cell>
          <table:table-cell office:value-type="string">
            <text:p>-1.05396</text:p>
          </table:table-cell>
          <table:table-cell office:value-type="string">
            <text:p>0.19777</text:p>
          </table:table-cell>
          <table:table-cell office:value-type="string">
            <text:p>0.1298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012</text:p>
          </table:table-cell>
          <table:table-cell office:value-type="string">
            <text:p>1.46841</text:p>
          </table:table-cell>
          <table:table-cell office:value-type="string">
            <text:p>0.31635</text:p>
          </table:table-cell>
          <table:table-cell office:value-type="string">
            <text:p>-0.48902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03629</text:p>
          </table:table-cell>
          <table:table-cell office:value-type="string">
            <text:p>0.81739</text:p>
          </table:table-cell>
          <table:table-cell office:value-type="string">
            <text:p>0.79269</text:p>
          </table:table-cell>
          <table:table-cell office:value-type="string">
            <text:p>0.57591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-0.11892</text:p>
          </table:table-cell>
          <table:table-cell office:value-type="string">
            <text:p>-0.27807</text:p>
          </table:table-cell>
          <table:table-cell office:value-type="string">
            <text:p>-0.75901</text:p>
          </table:table-cell>
          <table:table-cell office:value-type="string">
            <text:p>-1.99435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">
            <text:p>1</text:p>
          </table:table-cell>
          <table:table-cell office:value-type="string">
            <text:p>-0.00751</text:p>
          </table:table-cell>
          <table:table-cell office:value-type="string">
            <text:p>-0.11892</text:p>
          </table:table-cell>
          <table:table-cell office:value-type="string">
            <text:p>0.81739</text:p>
          </table:table-cell>
          <table:table-cell office:value-type="string">
            <text:p>0.64818</text:p>
          </table:table-cell>
          <table:table-cell office:value-type="string">
            <text:p>-0.03249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">
            <text:p>0</text:p>
          </table:table-cell>
          <table:table-cell office:value-type="string">
            <text:p>0.37989</text:p>
          </table:table-cell>
          <table:table-cell office:value-type="string">
            <text:p>0.01857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-0.1333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03629</text:p>
          </table:table-cell>
          <table:table-cell office:value-type="string">
            <text:p>0.81739</text:p>
          </table:table-cell>
          <table:table-cell office:value-type="string">
            <text:p>-1.37207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">
            <text:p>1</text:p>
          </table:table-cell>
          <table:table-cell office:value-type="string">
            <text:p>-0.00751</text:p>
          </table:table-cell>
          <table:table-cell office:value-type="string">
            <text:p>-0.11892</text:p>
          </table:table-cell>
          <table:table-cell office:value-type="string">
            <text:p>-0.27807</text:p>
          </table:table-cell>
          <table:table-cell office:value-type="string">
            <text:p>0.31635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0.01012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-3.37268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-0.03629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-0.1333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1021</text:p>
          </table:table-cell>
          <table:table-cell office:value-type="string">
            <text:p>0.81739</text:p>
          </table:table-cell>
          <table:table-cell office:value-type="string">
            <text:p>0.79269</text:p>
          </table:table-cell>
          <table:table-cell office:value-type="string">
            <text:p>-0.1333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string">
            <text:p>-0.48791</text:p>
          </table:table-cell>
          <table:table-cell office:value-type="string">
            <text:p>0.1021</text:p>
          </table:table-cell>
          <table:table-cell office:value-type="string">
            <text:p>-0.1886</text:p>
          </table:table-cell>
          <table:table-cell office:value-type="string">
            <text:p>0.46057</text:p>
          </table:table-cell>
          <table:table-cell office:value-type="string">
            <text:p>2.03478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">
            <text:p>1</text:p>
          </table:table-cell>
          <table:table-cell office:value-type="string">
            <text:p>-1.5552</text:p>
          </table:table-cell>
          <table:table-cell office:value-type="string">
            <text:p>-0.03629</text:p>
          </table:table-cell>
          <table:table-cell office:value-type="string">
            <text:p>-0.1886</text:p>
          </table:table-cell>
          <table:table-cell office:value-type="string">
            <text:p>-2.01938</text:p>
          </table:table-cell>
          <table:table-cell office:value-type="string">
            <text:p>0.60871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-0.11892</text:p>
          </table:table-cell>
          <table:table-cell office:value-type="string">
            <text:p>-0.27807</text:p>
          </table:table-cell>
          <table:table-cell office:value-type="string">
            <text:p>-0.75901</text:p>
          </table:table-cell>
          <table:table-cell office:value-type="string">
            <text:p>-0.00687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0.01857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0.1298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">
            <text:p>1</text:p>
          </table:table-cell>
          <table:table-cell office:value-type="string">
            <text:p>-0.00751</text:p>
          </table:table-cell>
          <table:table-cell office:value-type="string">
            <text:p>0.1021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2.03478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">
            <text:p>0</text:p>
          </table:table-cell>
          <table:table-cell office:value-type="string">
            <text:p>-0.48791</text:p>
          </table:table-cell>
          <table:table-cell office:value-type="string">
            <text:p>-0.03629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-3.37268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-0.03629</text:p>
          </table:table-cell>
          <table:table-cell office:value-type="string">
            <text:p>-0.1886</text:p>
          </table:table-cell>
          <table:table-cell office:value-type="string">
            <text:p>0.46057</text:p>
          </table:table-cell>
          <table:table-cell office:value-type="string">
            <text:p>0.50836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1021</text:p>
          </table:table-cell>
          <table:table-cell office:value-type="string">
            <text:p>-0.27807</text:p>
          </table:table-cell>
          <table:table-cell office:value-type="string">
            <text:p>-2.01938</text:p>
          </table:table-cell>
          <table:table-cell office:value-type="string">
            <text:p>-0.00687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string">
            <text:p>0.24368</text:p>
          </table:table-cell>
          <table:table-cell office:value-type="string">
            <text:p>0.01012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-0.68024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">
            <text:p>1</text:p>
          </table:table-cell>
          <table:table-cell office:value-type="string">
            <text:p>-0.00751</text:p>
          </table:table-cell>
          <table:table-cell office:value-type="string">
            <text:p>0.01012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857</text:p>
          </table:table-cell>
          <table:table-cell office:value-type="string">
            <text:p>-3.32151</text:p>
          </table:table-cell>
          <table:table-cell office:value-type="string">
            <text:p>0.31635</text:p>
          </table:table-cell>
          <table:table-cell office:value-type="string">
            <text:p>-1.99435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0.01857</text:p>
          </table:table-cell>
          <table:table-cell office:value-type="string">
            <text:p>-1.86088</text:p>
          </table:table-cell>
          <table:table-cell office:value-type="string">
            <text:p>-2.55422</text:p>
          </table:table-cell>
          <table:table-cell office:value-type="string">
            <text:p>-0.48902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-0.11892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  <table:table-cell office:value-type="string">
            <text:p>-0.00751</text:p>
          </table:table-cell>
          <table:table-cell office:value-type="string">
            <text:p>0.01857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-0.03249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office:value-type="string">
            <text:p>-0.48791</text:p>
          </table:table-cell>
          <table:table-cell office:value-type="string">
            <text:p>-0.11892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-0.1333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">
            <text:p>0</text:p>
          </table:table-cell>
          <table:table-cell office:value-type="string">
            <text:p>-0.48791</text:p>
          </table:table-cell>
          <table:table-cell office:value-type="string">
            <text:p>0.01857</text:p>
          </table:table-cell>
          <table:table-cell office:value-type="string">
            <text:p>-1.05396</text:p>
          </table:table-cell>
          <table:table-cell office:value-type="string">
            <text:p>0.19777</text:p>
          </table:table-cell>
          <table:table-cell office:value-type="string">
            <text:p>0.1298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1021</text:p>
          </table:table-cell>
          <table:table-cell office:value-type="string">
            <text:p>1.65844</text:p>
          </table:table-cell>
          <table:table-cell office:value-type="string">
            <text:p>1.11861</text:p>
          </table:table-cell>
          <table:table-cell office:value-type="string">
            <text:p>0.44898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">
            <text:p>0</text:p>
          </table:table-cell>
          <table:table-cell office:value-type="string">
            <text:p>-0.48791</text:p>
          </table:table-cell>
          <table:table-cell office:value-type="string">
            <text:p>0.01857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">
            <text:p>1</text:p>
          </table:table-cell>
          <table:table-cell office:value-type="string">
            <text:p>-0.00751</text:p>
          </table:table-cell>
          <table:table-cell office:value-type="string">
            <text:p>0.01012</text:p>
          </table:table-cell>
          <table:table-cell office:value-type="string">
            <text:p>-1.86088</text:p>
          </table:table-cell>
          <table:table-cell office:value-type="string">
            <text:p>0.31635</text:p>
          </table:table-cell>
          <table:table-cell office:value-type="string">
            <text:p>0.44898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1021</text:p>
          </table:table-cell>
          <table:table-cell office:value-type="string">
            <text:p>-1.05396</text:p>
          </table:table-cell>
          <table:table-cell office:value-type="string">
            <text:p>0.19777</text:p>
          </table:table-cell>
          <table:table-cell office:value-type="string">
            <text:p>0.60871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0.01857</text:p>
          </table:table-cell>
          <table:table-cell office:value-type="string">
            <text:p>-1.05396</text:p>
          </table:table-cell>
          <table:table-cell office:value-type="string">
            <text:p>0.19777</text:p>
          </table:table-cell>
          <table:table-cell office:value-type="string">
            <text:p>0.1298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-0.03629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">
            <text:p>0</text:p>
          </table:table-cell>
          <table:table-cell office:value-type="string">
            <text:p>-0.48791</text:p>
          </table:table-cell>
          <table:table-cell office:value-type="string">
            <text:p>0.01857</text:p>
          </table:table-cell>
          <table:table-cell office:value-type="string">
            <text:p>0.81739</text:p>
          </table:table-cell>
          <table:table-cell office:value-type="string">
            <text:p>0.27136</text:p>
          </table:table-cell>
          <table:table-cell office:value-type="string">
            <text:p>-3.37268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  <table:table-cell office:value-type="string">
            <text:p>-0.00751</text:p>
          </table:table-cell>
          <table:table-cell office:value-type="string">
            <text:p>0.01012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0.1298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0.01857</text:p>
          </table:table-cell>
          <table:table-cell office:value-type="string">
            <text:p>-3.42525</text:p>
          </table:table-cell>
          <table:table-cell office:value-type="string">
            <text:p>-3.4703</text:p>
          </table:table-cell>
          <table:table-cell office:value-type="string">
            <text:p>0.1298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-0.03629</text:p>
          </table:table-cell>
          <table:table-cell office:value-type="string">
            <text:p>-1.05396</text:p>
          </table:table-cell>
          <table:table-cell office:value-type="string">
            <text:p>0.27136</text:p>
          </table:table-cell>
          <table:table-cell office:value-type="string">
            <text:p>0.60871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0.01012</text:p>
          </table:table-cell>
          <table:table-cell office:value-type="string">
            <text:p>-0.01797</text:p>
          </table:table-cell>
          <table:table-cell office:value-type="string">
            <text:p>-0.01196</text:p>
          </table:table-cell>
          <table:table-cell office:value-type="string">
            <text:p>-1.28064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-0.03629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-1.28064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0.01857</text:p>
          </table:table-cell>
          <table:table-cell office:value-type="string">
            <text:p>0.81739</text:p>
          </table:table-cell>
          <table:table-cell office:value-type="string">
            <text:p>0.31635</text:p>
          </table:table-cell>
          <table:table-cell office:value-type="string">
            <text:p>0.50836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1">
            <text:p>1</text:p>
          </table:table-cell>
          <table:table-cell office:value-type="string">
            <text:p>-0.00751</text:p>
          </table:table-cell>
          <table:table-cell office:value-type="string">
            <text:p>0.1021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-0.1333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0.01857</text:p>
          </table:table-cell>
          <table:table-cell office:value-type="string">
            <text:p>0.59507</text:p>
          </table:table-cell>
          <table:table-cell office:value-type="string">
            <text:p>1.25739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1">
            <text:p>1</text:p>
          </table:table-cell>
          <table:table-cell office:value-type="string">
            <text:p>-0.48791</text:p>
          </table:table-cell>
          <table:table-cell office:value-type="string">
            <text:p>0.01857</text:p>
          </table:table-cell>
          <table:table-cell office:value-type="string">
            <text:p>-0.27807</text:p>
          </table:table-cell>
          <table:table-cell office:value-type="string">
            <text:p>0.31635</text:p>
          </table:table-cell>
          <table:table-cell office:value-type="string">
            <text:p>0.1048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">
            <text:p>0</text:p>
          </table:table-cell>
          <table:table-cell office:value-type="string">
            <text:p>-0.48791</text:p>
          </table:table-cell>
          <table:table-cell office:value-type="string">
            <text:p>0.01012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-1.99435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">
            <text:p>1</text:p>
          </table:table-cell>
          <table:table-cell office:value-type="string">
            <text:p>-0.00751</text:p>
          </table:table-cell>
          <table:table-cell office:value-type="string">
            <text:p>-0.03629</text:p>
          </table:table-cell>
          <table:table-cell office:value-type="string">
            <text:p>-0.1886</text:p>
          </table:table-cell>
          <table:table-cell office:value-type="string">
            <text:p>0.46057</text:p>
          </table:table-cell>
          <table:table-cell office:value-type="string">
            <text:p>0.5979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">
            <text:p>0</text:p>
          </table:table-cell>
          <table:table-cell office:value-type="string">
            <text:p>-0.48791</text:p>
          </table:table-cell>
          <table:table-cell office:value-type="string">
            <text:p>-0.11892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-0.37788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">
            <text:p>0</text:p>
          </table:table-cell>
          <table:table-cell office:value-type="string">
            <text:p>0.24368</text:p>
          </table:table-cell>
          <table:table-cell office:value-type="string">
            <text:p>0.01857</text:p>
          </table:table-cell>
          <table:table-cell office:value-type="string">
            <text:p>-0.1886</text:p>
          </table:table-cell>
          <table:table-cell office:value-type="string">
            <text:p>-2.01938</text:p>
          </table:table-cell>
          <table:table-cell office:value-type="string">
            <text:p>-3.37268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03629</text:p>
          </table:table-cell>
          <table:table-cell office:value-type="string">
            <text:p>-0.01394</text:p>
          </table:table-cell>
          <table:table-cell office:value-type="string">
            <text:p>0.27136</text:p>
          </table:table-cell>
          <table:table-cell office:value-type="string">
            <text:p>-0.37788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03629</text:p>
          </table:table-cell>
          <table:table-cell office:value-type="string">
            <text:p>0.03755</text:p>
          </table:table-cell>
          <table:table-cell office:value-type="string">
            <text:p>0.31635</text:p>
          </table:table-cell>
          <table:table-cell office:value-type="string">
            <text:p>0.50836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-0.11892</text:p>
          </table:table-cell>
          <table:table-cell office:value-type="string">
            <text:p>-1.05396</text:p>
          </table:table-cell>
          <table:table-cell office:value-type="string">
            <text:p>-1.28381</text:p>
          </table:table-cell>
          <table:table-cell office:value-type="string">
            <text:p>-3.37268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">
            <text:p>0</text:p>
          </table:table-cell>
          <table:table-cell office:value-type="string">
            <text:p>-0.48791</text:p>
          </table:table-cell>
          <table:table-cell office:value-type="string">
            <text:p>0.1021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-0.37788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">
            <text:p>0</text:p>
          </table:table-cell>
          <table:table-cell office:value-type="string">
            <text:p>-0.00751</text:p>
          </table:table-cell>
          <table:table-cell office:value-type="string">
            <text:p>0.01012</text:p>
          </table:table-cell>
          <table:table-cell office:value-type="string">
            <text:p>-3.42525</text:p>
          </table:table-cell>
          <table:table-cell office:value-type="string">
            <text:p>-3.4703</text:p>
          </table:table-cell>
          <table:table-cell office:value-type="string">
            <text:p>-0.1333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">
            <text:p>0</text:p>
          </table:table-cell>
          <table:table-cell office:value-type="string">
            <text:p>-0.48791</text:p>
          </table:table-cell>
          <table:table-cell office:value-type="string">
            <text:p>0.01012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0.01857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-3.37268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string">
            <text:p>-0.48791</text:p>
          </table:table-cell>
          <table:table-cell office:value-type="string">
            <text:p>0.01857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-0.03249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">
            <text:p>1</text:p>
          </table:table-cell>
          <table:table-cell office:value-type="string">
            <text:p>-0.00751</text:p>
          </table:table-cell>
          <table:table-cell office:value-type="string">
            <text:p>0.1021</text:p>
          </table:table-cell>
          <table:table-cell office:value-type="string">
            <text:p>0.70113</text:p>
          </table:table-cell>
          <table:table-cell office:value-type="string">
            <text:p>1.49331</text:p>
          </table:table-cell>
          <table:table-cell office:value-type="string">
            <text:p>0.1298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">
            <text:p>0</text:p>
          </table:table-cell>
          <table:table-cell office:value-type="string">
            <text:p>0.24368</text:p>
          </table:table-cell>
          <table:table-cell office:value-type="string">
            <text:p>0.01012</text:p>
          </table:table-cell>
          <table:table-cell office:value-type="string">
            <text:p>-3.42525</text:p>
          </table:table-cell>
          <table:table-cell office:value-type="string">
            <text:p>-3.4703</text:p>
          </table:table-cell>
          <table:table-cell office:value-type="string">
            <text:p>-3.37268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-0.11892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-0.37788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0.1021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-0.1333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string">
            <text:p>0.24368</text:p>
          </table:table-cell>
          <table:table-cell office:value-type="string">
            <text:p>-0.03629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-1.28064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1021</text:p>
          </table:table-cell>
          <table:table-cell office:value-type="string">
            <text:p>1.01003</text:p>
          </table:table-cell>
          <table:table-cell office:value-type="string">
            <text:p>0.27136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-0.03629</text:p>
          </table:table-cell>
          <table:table-cell office:value-type="string">
            <text:p>1.02107</text:p>
          </table:table-cell>
          <table:table-cell office:value-type="string">
            <text:p>-0.75901</text:p>
          </table:table-cell>
          <table:table-cell office:value-type="string">
            <text:p>-0.3554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-0.11892</text:p>
          </table:table-cell>
          <table:table-cell office:value-type="string">
            <text:p>-0.00596</text:p>
          </table:table-cell>
          <table:table-cell office:value-type="string">
            <text:p>-0.00587</text:p>
          </table:table-cell>
          <table:table-cell office:value-type="string">
            <text:p>-1.28064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 office:value-type="string">
            <text:p>-0.48791</text:p>
          </table:table-cell>
          <table:table-cell office:value-type="string">
            <text:p>0.1021</text:p>
          </table:table-cell>
          <table:table-cell office:value-type="string">
            <text:p>-3.42525</text:p>
          </table:table-cell>
          <table:table-cell office:value-type="string">
            <text:p>-3.4703</text:p>
          </table:table-cell>
          <table:table-cell office:value-type="string">
            <text:p>-3.37268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0.01012</text:p>
          </table:table-cell>
          <table:table-cell office:value-type="string">
            <text:p>-0.01777</text:p>
          </table:table-cell>
          <table:table-cell office:value-type="string">
            <text:p>-0.0173</text:p>
          </table:table-cell>
          <table:table-cell office:value-type="string">
            <text:p>-1.99435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string">
            <text:p>-0.00751</text:p>
          </table:table-cell>
          <table:table-cell office:value-type="string">
            <text:p>0.01857</text:p>
          </table:table-cell>
          <table:table-cell office:value-type="string">
            <text:p>-3.42525</text:p>
          </table:table-cell>
          <table:table-cell office:value-type="string">
            <text:p>-3.4703</text:p>
          </table:table-cell>
          <table:table-cell office:value-type="string">
            <text:p>-3.37268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">
            <text:p>1</text:p>
          </table:table-cell>
          <table:table-cell office:value-type="string">
            <text:p>-0.00751</text:p>
          </table:table-cell>
          <table:table-cell office:value-type="string">
            <text:p>0.01012</text:p>
          </table:table-cell>
          <table:table-cell office:value-type="string">
            <text:p>-0.1886</text:p>
          </table:table-cell>
          <table:table-cell office:value-type="string">
            <text:p>0.46057</text:p>
          </table:table-cell>
          <table:table-cell office:value-type="string">
            <text:p>-0.1333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  <table:table-cell office:value-type="string">
            <text:p>-0.00751</text:p>
          </table:table-cell>
          <table:table-cell office:value-type="string">
            <text:p>-0.11892</text:p>
          </table:table-cell>
          <table:table-cell office:value-type="string">
            <text:p>-0.18635</text:p>
          </table:table-cell>
          <table:table-cell office:value-type="string">
            <text:p>-2.01938</text:p>
          </table:table-cell>
          <table:table-cell office:value-type="string">
            <text:p>-1.28064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">
            <text:p>0</text:p>
          </table:table-cell>
          <table:table-cell office:value-type="string">
            <text:p>-0.48791</text:p>
          </table:table-cell>
          <table:table-cell office:value-type="string">
            <text:p>0.1021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">
            <text:p>0</text:p>
          </table:table-cell>
          <table:table-cell office:value-type="string">
            <text:p>-0.48791</text:p>
          </table:table-cell>
          <table:table-cell office:value-type="string">
            <text:p>-0.11892</text:p>
          </table:table-cell>
          <table:table-cell office:value-type="string">
            <text:p>-0.00277</text:p>
          </table:table-cell>
          <table:table-cell office:value-type="string">
            <text:p>0.46057</text:p>
          </table:table-cell>
          <table:table-cell office:value-type="string">
            <text:p>-1.28064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857</text:p>
          </table:table-cell>
          <table:table-cell office:value-type="string">
            <text:p>0.03755</text:p>
          </table:table-cell>
          <table:table-cell office:value-type="string">
            <text:p>-0.00102</text:p>
          </table:table-cell>
          <table:table-cell office:value-type="string">
            <text:p>0.60871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0.1021</text:p>
          </table:table-cell>
          <table:table-cell office:value-type="string">
            <text:p>-0.27807</text:p>
          </table:table-cell>
          <table:table-cell office:value-type="string">
            <text:p>-0.75901</text:p>
          </table:table-cell>
          <table:table-cell office:value-type="string">
            <text:p>-2.09639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">
            <text:p>0</text:p>
          </table:table-cell>
          <table:table-cell office:value-type="string">
            <text:p>-0.48791</text:p>
          </table:table-cell>
          <table:table-cell office:value-type="string">
            <text:p>-0.03629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0.1298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">
            <text:p>1</text:p>
          </table:table-cell>
          <table:table-cell office:value-type="string">
            <text:p>-0.00751</text:p>
          </table:table-cell>
          <table:table-cell office:value-type="string">
            <text:p>-0.11892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-0.11892</text:p>
          </table:table-cell>
          <table:table-cell office:value-type="string">
            <text:p>-0.01797</text:p>
          </table:table-cell>
          <table:table-cell office:value-type="string">
            <text:p>-0.01196</text:p>
          </table:table-cell>
          <table:table-cell office:value-type="string">
            <text:p>-1.28064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">
            <text:p>0</text:p>
          </table:table-cell>
          <table:table-cell office:value-type="string">
            <text:p>-0.48791</text:p>
          </table:table-cell>
          <table:table-cell office:value-type="string">
            <text:p>0.01857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0.5979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">
            <text:p>1</text:p>
          </table:table-cell>
          <table:table-cell office:value-type="string">
            <text:p>-0.00751</text:p>
          </table:table-cell>
          <table:table-cell office:value-type="string">
            <text:p>0.01012</text:p>
          </table:table-cell>
          <table:table-cell office:value-type="string">
            <text:p>0.81739</text:p>
          </table:table-cell>
          <table:table-cell office:value-type="string">
            <text:p>1.25739</text:p>
          </table:table-cell>
          <table:table-cell office:value-type="string">
            <text:p>1.82967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string">
            <text:p>-0.00751</text:p>
          </table:table-cell>
          <table:table-cell office:value-type="string">
            <text:p>-0.11892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-3.37268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office:value-type="string">
            <text:p>-0.48791</text:p>
          </table:table-cell>
          <table:table-cell office:value-type="string">
            <text:p>0.1021</text:p>
          </table:table-cell>
          <table:table-cell office:value-type="string">
            <text:p>-0.01797</text:p>
          </table:table-cell>
          <table:table-cell office:value-type="string">
            <text:p>0.46057</text:p>
          </table:table-cell>
          <table:table-cell office:value-type="string">
            <text:p>-1.28064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">
            <text:p>1</text:p>
          </table:table-cell>
          <table:table-cell office:value-type="string">
            <text:p>-0.48791</text:p>
          </table:table-cell>
          <table:table-cell office:value-type="string">
            <text:p>0.1021</text:p>
          </table:table-cell>
          <table:table-cell office:value-type="string">
            <text:p>0.81739</text:p>
          </table:table-cell>
          <table:table-cell office:value-type="string">
            <text:p>0.86529</text:p>
          </table:table-cell>
          <table:table-cell office:value-type="string">
            <text:p>0.37233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">
            <text:p>0</text:p>
          </table:table-cell>
          <table:table-cell office:value-type="string">
            <text:p>-0.00751</text:p>
          </table:table-cell>
          <table:table-cell office:value-type="string">
            <text:p>0.01012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-0.3554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">
            <text:p>1</text:p>
          </table:table-cell>
          <table:table-cell office:value-type="string">
            <text:p>-0.48791</text:p>
          </table:table-cell>
          <table:table-cell office:value-type="string">
            <text:p>0.1021</text:p>
          </table:table-cell>
          <table:table-cell office:value-type="string">
            <text:p>0.81739</text:p>
          </table:table-cell>
          <table:table-cell office:value-type="string">
            <text:p>0.31635</text:p>
          </table:table-cell>
          <table:table-cell office:value-type="string">
            <text:p>0.50836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">
            <text:p>1</text:p>
          </table:table-cell>
          <table:table-cell office:value-type="string">
            <text:p>-0.48791</text:p>
          </table:table-cell>
          <table:table-cell office:value-type="string">
            <text:p>-0.11892</text:p>
          </table:table-cell>
          <table:table-cell office:value-type="string">
            <text:p>-0.0011</text:p>
          </table:table-cell>
          <table:table-cell office:value-type="string">
            <text:p>0.74795</text:p>
          </table:table-cell>
          <table:table-cell office:value-type="string">
            <text:p>0.57591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-0.03629</text:p>
          </table:table-cell>
          <table:table-cell office:value-type="string">
            <text:p>1.6436</text:p>
          </table:table-cell>
          <table:table-cell office:value-type="string">
            <text:p>0.46057</text:p>
          </table:table-cell>
          <table:table-cell office:value-type="string">
            <text:p>0.1298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string">
            <text:p>-0.48791</text:p>
          </table:table-cell>
          <table:table-cell office:value-type="string">
            <text:p>-0.11892</text:p>
          </table:table-cell>
          <table:table-cell office:value-type="string">
            <text:p>-0.00596</text:p>
          </table:table-cell>
          <table:table-cell office:value-type="string">
            <text:p>-0.00587</text:p>
          </table:table-cell>
          <table:table-cell office:value-type="string">
            <text:p>-1.28064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0.1021</text:p>
          </table:table-cell>
          <table:table-cell office:value-type="string">
            <text:p>-0.01777</text:p>
          </table:table-cell>
          <table:table-cell office:value-type="string">
            <text:p>-0.0173</text:p>
          </table:table-cell>
          <table:table-cell office:value-type="string">
            <text:p>-1.28064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0.1021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0.60871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-0.03629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-0.1333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0.01857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-0.97521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0.1021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0.1298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-0.11892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-0.48112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-0.11892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-1.28064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0.01012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0.25369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0.1021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0.25369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string">
            <text:p>-0.48791</text:p>
          </table:table-cell>
          <table:table-cell office:value-type="string">
            <text:p>-0.11892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0.1298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-0.03629</text:p>
          </table:table-cell>
          <table:table-cell office:value-type="string">
            <text:p>-3.42525</text:p>
          </table:table-cell>
          <table:table-cell office:value-type="string">
            <text:p>-3.4703</text:p>
          </table:table-cell>
          <table:table-cell office:value-type="string">
            <text:p>-0.48902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-0.03629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-1.99435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0.01857</text:p>
          </table:table-cell>
          <table:table-cell office:value-type="string">
            <text:p>-3.42525</text:p>
          </table:table-cell>
          <table:table-cell office:value-type="string">
            <text:p>-3.4703</text:p>
          </table:table-cell>
          <table:table-cell office:value-type="string">
            <text:p>-0.1333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0.01012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-1.28064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string">
            <text:p>-0.48791</text:p>
          </table:table-cell>
          <table:table-cell office:value-type="string">
            <text:p>-0.11892</text:p>
          </table:table-cell>
          <table:table-cell office:value-type="string">
            <text:p>-0.01777</text:p>
          </table:table-cell>
          <table:table-cell office:value-type="string">
            <text:p>-0.0173</text:p>
          </table:table-cell>
          <table:table-cell office:value-type="string">
            <text:p>-0.68024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-0.11892</text:p>
          </table:table-cell>
          <table:table-cell office:value-type="string">
            <text:p>-0.01777</text:p>
          </table:table-cell>
          <table:table-cell office:value-type="string">
            <text:p>-0.0173</text:p>
          </table:table-cell>
          <table:table-cell office:value-type="string">
            <text:p>-1.99435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-0.03629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-0.0007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0.1021</text:p>
          </table:table-cell>
          <table:table-cell office:value-type="string">
            <text:p>-0.01797</text:p>
          </table:table-cell>
          <table:table-cell office:value-type="string">
            <text:p>-0.01196</text:p>
          </table:table-cell>
          <table:table-cell office:value-type="string">
            <text:p>-1.28064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0.1021</text:p>
          </table:table-cell>
          <table:table-cell office:value-type="string">
            <text:p>-3.32151</text:p>
          </table:table-cell>
          <table:table-cell office:value-type="string">
            <text:p>0.31635</text:p>
          </table:table-cell>
          <table:table-cell office:value-type="string">
            <text:p>-1.99435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-0.03629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0.01857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-1.99435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-0.11892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0.1298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-0.03629</text:p>
          </table:table-cell>
          <table:table-cell office:value-type="string">
            <text:p>0.81739</text:p>
          </table:table-cell>
          <table:table-cell office:value-type="string">
            <text:p>0.72213</text:p>
          </table:table-cell>
          <table:table-cell office:value-type="string">
            <text:p>0.25369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-0.03629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-1.99435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-0.03629</text:p>
          </table:table-cell>
          <table:table-cell office:value-type="string">
            <text:p>-3.42525</text:p>
          </table:table-cell>
          <table:table-cell office:value-type="string">
            <text:p>-3.4703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-0.03629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0.5979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-0.03629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0.01012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-3.37268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0.01857</text:p>
          </table:table-cell>
          <table:table-cell office:value-type="string">
            <text:p>-0.01777</text:p>
          </table:table-cell>
          <table:table-cell office:value-type="string">
            <text:p>-0.0173</text:p>
          </table:table-cell>
          <table:table-cell office:value-type="string">
            <text:p>-1.99435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-0.03629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-0.03629</text:p>
          </table:table-cell>
          <table:table-cell office:value-type="string">
            <text:p>-0.01797</text:p>
          </table:table-cell>
          <table:table-cell office:value-type="string">
            <text:p>-0.01196</text:p>
          </table:table-cell>
          <table:table-cell office:value-type="string">
            <text:p>-1.28064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1021</text:p>
          </table:table-cell>
          <table:table-cell office:value-type="string">
            <text:p>-0.00097</text:p>
          </table:table-cell>
          <table:table-cell office:value-type="string">
            <text:p>-2.55422</text:p>
          </table:table-cell>
          <table:table-cell office:value-type="string">
            <text:p>-0.68024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0.01012</text:p>
          </table:table-cell>
          <table:table-cell office:value-type="string">
            <text:p>0.70113</text:p>
          </table:table-cell>
          <table:table-cell office:value-type="string">
            <text:p>1.49331</text:p>
          </table:table-cell>
          <table:table-cell office:value-type="string">
            <text:p>0.50836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1021</text:p>
          </table:table-cell>
          <table:table-cell office:value-type="string">
            <text:p>1.65844</text:p>
          </table:table-cell>
          <table:table-cell office:value-type="string">
            <text:p>1.11861</text:p>
          </table:table-cell>
          <table:table-cell office:value-type="string">
            <text:p>0.25369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11892</text:p>
          </table:table-cell>
          <table:table-cell office:value-type="string">
            <text:p>0.62242</text:p>
          </table:table-cell>
          <table:table-cell office:value-type="string">
            <text:p>1.11861</text:p>
          </table:table-cell>
          <table:table-cell office:value-type="string">
            <text:p>0.25369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11892</text:p>
          </table:table-cell>
          <table:table-cell office:value-type="string">
            <text:p>0.62242</text:p>
          </table:table-cell>
          <table:table-cell office:value-type="string">
            <text:p>1.11861</text:p>
          </table:table-cell>
          <table:table-cell office:value-type="string">
            <text:p>0.25369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012</text:p>
          </table:table-cell>
          <table:table-cell office:value-type="string">
            <text:p>0.62242</text:p>
          </table:table-cell>
          <table:table-cell office:value-type="string">
            <text:p>1.11861</text:p>
          </table:table-cell>
          <table:table-cell office:value-type="string">
            <text:p>-0.1333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012</text:p>
          </table:table-cell>
          <table:table-cell office:value-type="string">
            <text:p>0.62242</text:p>
          </table:table-cell>
          <table:table-cell office:value-type="string">
            <text:p>1.11861</text:p>
          </table:table-cell>
          <table:table-cell office:value-type="string">
            <text:p>-0.1333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03629</text:p>
          </table:table-cell>
          <table:table-cell office:value-type="string">
            <text:p>0.62242</text:p>
          </table:table-cell>
          <table:table-cell office:value-type="string">
            <text:p>1.11861</text:p>
          </table:table-cell>
          <table:table-cell office:value-type="string">
            <text:p>-0.37788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1021</text:p>
          </table:table-cell>
          <table:table-cell office:value-type="string">
            <text:p>1.46841</text:p>
          </table:table-cell>
          <table:table-cell office:value-type="string">
            <text:p>0.79269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012</text:p>
          </table:table-cell>
          <table:table-cell office:value-type="string">
            <text:p>-1.05396</text:p>
          </table:table-cell>
          <table:table-cell office:value-type="string">
            <text:p>0.79269</text:p>
          </table:table-cell>
          <table:table-cell office:value-type="string">
            <text:p>-3.37268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857</text:p>
          </table:table-cell>
          <table:table-cell office:value-type="string">
            <text:p>-0.01394</text:p>
          </table:table-cell>
          <table:table-cell office:value-type="string">
            <text:p>-2.55422</text:p>
          </table:table-cell>
          <table:table-cell office:value-type="string">
            <text:p>-0.00393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857</text:p>
          </table:table-cell>
          <table:table-cell office:value-type="string">
            <text:p>-3.32151</text:p>
          </table:table-cell>
          <table:table-cell office:value-type="string">
            <text:p>-2.55422</text:p>
          </table:table-cell>
          <table:table-cell office:value-type="string">
            <text:p>0.1048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857</text:p>
          </table:table-cell>
          <table:table-cell office:value-type="string">
            <text:p>-0.01394</text:p>
          </table:table-cell>
          <table:table-cell office:value-type="string">
            <text:p>0.79269</text:p>
          </table:table-cell>
          <table:table-cell office:value-type="string">
            <text:p>-1.99435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03629</text:p>
          </table:table-cell>
          <table:table-cell office:value-type="string">
            <text:p>-1.86088</text:p>
          </table:table-cell>
          <table:table-cell office:value-type="string">
            <text:p>0.79269</text:p>
          </table:table-cell>
          <table:table-cell office:value-type="string">
            <text:p>-0.1333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11892</text:p>
          </table:table-cell>
          <table:table-cell office:value-type="string">
            <text:p>-0.01394</text:p>
          </table:table-cell>
          <table:table-cell office:value-type="string">
            <text:p>0.27136</text:p>
          </table:table-cell>
          <table:table-cell office:value-type="string">
            <text:p>-0.37788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012</text:p>
          </table:table-cell>
          <table:table-cell office:value-type="string">
            <text:p>-0.01394</text:p>
          </table:table-cell>
          <table:table-cell office:value-type="string">
            <text:p>-2.55422</text:p>
          </table:table-cell>
          <table:table-cell office:value-type="string">
            <text:p>-0.68024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-0.11892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-0.01035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1021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0.37233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1021</text:p>
          </table:table-cell>
          <table:table-cell office:value-type="string">
            <text:p>-1.86088</text:p>
          </table:table-cell>
          <table:table-cell office:value-type="string">
            <text:p>-2.55422</text:p>
          </table:table-cell>
          <table:table-cell office:value-type="string">
            <text:p>0.44898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1021</text:p>
          </table:table-cell>
          <table:table-cell office:value-type="string">
            <text:p>-1.86088</text:p>
          </table:table-cell>
          <table:table-cell office:value-type="string">
            <text:p>-2.55422</text:p>
          </table:table-cell>
          <table:table-cell office:value-type="string">
            <text:p>0.1048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857</text:p>
          </table:table-cell>
          <table:table-cell office:value-type="string">
            <text:p>0.03755</text:p>
          </table:table-cell>
          <table:table-cell office:value-type="string">
            <text:p>-0.00102</text:p>
          </table:table-cell>
          <table:table-cell office:value-type="string">
            <text:p>0.60871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03629</text:p>
          </table:table-cell>
          <table:table-cell office:value-type="string">
            <text:p>0.03755</text:p>
          </table:table-cell>
          <table:table-cell office:value-type="string">
            <text:p>0.79269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857</text:p>
          </table:table-cell>
          <table:table-cell office:value-type="string">
            <text:p>-0.01394</text:p>
          </table:table-cell>
          <table:table-cell office:value-type="string">
            <text:p>0.27136</text:p>
          </table:table-cell>
          <table:table-cell office:value-type="string">
            <text:p>-1.99435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1021</text:p>
          </table:table-cell>
          <table:table-cell office:value-type="string">
            <text:p>-1.86088</text:p>
          </table:table-cell>
          <table:table-cell office:value-type="string">
            <text:p>-2.55422</text:p>
          </table:table-cell>
          <table:table-cell office:value-type="string">
            <text:p>0.44898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0.1021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0.60871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office:value-type="string">
            <text:p>-1.5552</text:p>
          </table:table-cell>
          <table:table-cell office:value-type="string">
            <text:p>-0.03629</text:p>
          </table:table-cell>
          <table:table-cell office:value-type="string">
            <text:p>-0.01797</text:p>
          </table:table-cell>
          <table:table-cell office:value-type="string">
            <text:p>-0.01196</text:p>
          </table:table-cell>
          <table:table-cell office:value-type="string">
            <text:p>-1.28064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0.01857</text:p>
          </table:table-cell>
          <table:table-cell office:value-type="string">
            <text:p>-0.01797</text:p>
          </table:table-cell>
          <table:table-cell office:value-type="string">
            <text:p>-0.01196</text:p>
          </table:table-cell>
          <table:table-cell office:value-type="string">
            <text:p>-1.28064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0.1021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-1.99435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-0.11892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-1.99435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0.01857</text:p>
          </table:table-cell>
          <table:table-cell office:value-type="string">
            <text:p>-3.42525</text:p>
          </table:table-cell>
          <table:table-cell office:value-type="string">
            <text:p>-3.4703</text:p>
          </table:table-cell>
          <table:table-cell office:value-type="string">
            <text:p>-0.01035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0.01857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-0.1333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-0.03629</text:p>
          </table:table-cell>
          <table:table-cell office:value-type="string">
            <text:p>-0.01777</text:p>
          </table:table-cell>
          <table:table-cell office:value-type="string">
            <text:p>-0.0173</text:p>
          </table:table-cell>
          <table:table-cell office:value-type="string">
            <text:p>-1.99435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">
            <text:p>1</text:p>
          </table:table-cell>
          <table:table-cell office:value-type="string">
            <text:p>-1.5552</text:p>
          </table:table-cell>
          <table:table-cell office:value-type="string">
            <text:p>0.01012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0.37233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-0.03629</text:p>
          </table:table-cell>
          <table:table-cell office:value-type="string">
            <text:p>1.01003</text:p>
          </table:table-cell>
          <table:table-cell office:value-type="string">
            <text:p>0.27136</text:p>
          </table:table-cell>
          <table:table-cell office:value-type="string">
            <text:p>0.50836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string">
            <text:p>-0.48791</text:p>
          </table:table-cell>
          <table:table-cell office:value-type="string">
            <text:p>-0.11892</text:p>
          </table:table-cell>
          <table:table-cell office:value-type="string">
            <text:p>-3.42525</text:p>
          </table:table-cell>
          <table:table-cell office:value-type="string">
            <text:p>-3.4703</text:p>
          </table:table-cell>
          <table:table-cell office:value-type="string">
            <text:p>-3.37268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-0.03629</text:p>
          </table:table-cell>
          <table:table-cell office:value-type="string">
            <text:p>0.81739</text:p>
          </table:table-cell>
          <table:table-cell office:value-type="string">
            <text:p>0.31635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1021</text:p>
          </table:table-cell>
          <table:table-cell office:value-type="string">
            <text:p>0.81739</text:p>
          </table:table-cell>
          <table:table-cell office:value-type="string">
            <text:p>1.25739</text:p>
          </table:table-cell>
          <table:table-cell office:value-type="string">
            <text:p>0.1298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-0.03629</text:p>
          </table:table-cell>
          <table:table-cell office:value-type="string">
            <text:p>-0.27807</text:p>
          </table:table-cell>
          <table:table-cell office:value-type="string">
            <text:p>-0.75901</text:p>
          </table:table-cell>
          <table:table-cell office:value-type="string">
            <text:p>-0.00687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">
            <text:p>1</text:p>
          </table:table-cell>
          <table:table-cell office:value-type="string">
            <text:p>-1.5552</text:p>
          </table:table-cell>
          <table:table-cell office:value-type="string">
            <text:p>-0.11892</text:p>
          </table:table-cell>
          <table:table-cell office:value-type="string">
            <text:p>-0.1886</text:p>
          </table:table-cell>
          <table:table-cell office:value-type="string">
            <text:p>0.46057</text:p>
          </table:table-cell>
          <table:table-cell office:value-type="string">
            <text:p>-0.1333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0.1021</text:p>
          </table:table-cell>
          <table:table-cell office:value-type="string">
            <text:p>-0.27807</text:p>
          </table:table-cell>
          <table:table-cell office:value-type="string">
            <text:p>0.46057</text:p>
          </table:table-cell>
          <table:table-cell office:value-type="string">
            <text:p>0.25369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0.1021</text:p>
          </table:table-cell>
          <table:table-cell office:value-type="string">
            <text:p>0.03755</text:p>
          </table:table-cell>
          <table:table-cell office:value-type="string">
            <text:p>1.25739</text:p>
          </table:table-cell>
          <table:table-cell office:value-type="string">
            <text:p>-0.48902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0.1021</text:p>
          </table:table-cell>
          <table:table-cell office:value-type="string">
            <text:p>0.81739</text:p>
          </table:table-cell>
          <table:table-cell office:value-type="string">
            <text:p>-1.37207</text:p>
          </table:table-cell>
          <table:table-cell office:value-type="string">
            <text:p>-0.68024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0.01857</text:p>
          </table:table-cell>
          <table:table-cell office:value-type="string">
            <text:p>-1.86088</text:p>
          </table:table-cell>
          <table:table-cell office:value-type="string">
            <text:p>-2.55422</text:p>
          </table:table-cell>
          <table:table-cell office:value-type="string">
            <text:p>0.25369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">
            <text:p>1</text:p>
          </table:table-cell>
          <table:table-cell office:value-type="string">
            <text:p>-0.00751</text:p>
          </table:table-cell>
          <table:table-cell office:value-type="string">
            <text:p>0.1021</text:p>
          </table:table-cell>
          <table:table-cell office:value-type="string">
            <text:p>-0.27807</text:p>
          </table:table-cell>
          <table:table-cell office:value-type="string">
            <text:p>0.31635</text:p>
          </table:table-cell>
          <table:table-cell office:value-type="string">
            <text:p>0.1048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857</text:p>
          </table:table-cell>
          <table:table-cell office:value-type="string">
            <text:p>-0.01394</text:p>
          </table:table-cell>
          <table:table-cell office:value-type="string">
            <text:p>0.27136</text:p>
          </table:table-cell>
          <table:table-cell office:value-type="string">
            <text:p>0.25369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0.1021</text:p>
          </table:table-cell>
          <table:table-cell office:value-type="string">
            <text:p>1.6436</text:p>
          </table:table-cell>
          <table:table-cell office:value-type="string">
            <text:p>0.46057</text:p>
          </table:table-cell>
          <table:table-cell office:value-type="string">
            <text:p>-0.1333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string">
            <text:p>-0.48791</text:p>
          </table:table-cell>
          <table:table-cell office:value-type="string">
            <text:p>0.01857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0.37233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">
            <text:p>1</text:p>
          </table:table-cell>
          <table:table-cell office:value-type="string">
            <text:p>-1.5552</text:p>
          </table:table-cell>
          <table:table-cell office:value-type="string">
            <text:p>-0.11892</text:p>
          </table:table-cell>
          <table:table-cell office:value-type="string">
            <text:p>-1.86088</text:p>
          </table:table-cell>
          <table:table-cell office:value-type="string">
            <text:p>0.31635</text:p>
          </table:table-cell>
          <table:table-cell office:value-type="string">
            <text:p>-1.99435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0.01857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0.1298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03629</text:p>
          </table:table-cell>
          <table:table-cell office:value-type="string">
            <text:p>-1.86088</text:p>
          </table:table-cell>
          <table:table-cell office:value-type="string">
            <text:p>-2.55422</text:p>
          </table:table-cell>
          <table:table-cell office:value-type="string">
            <text:p>0.1048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office:value-type="string">
            <text:p>-0.00751</text:p>
          </table:table-cell>
          <table:table-cell office:value-type="string">
            <text:p>-0.03629</text:p>
          </table:table-cell>
          <table:table-cell office:value-type="string">
            <text:p>-2.6771</text:p>
          </table:table-cell>
          <table:table-cell office:value-type="string">
            <text:p>-2.55422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857</text:p>
          </table:table-cell>
          <table:table-cell office:value-type="string">
            <text:p>-0.27807</text:p>
          </table:table-cell>
          <table:table-cell office:value-type="string">
            <text:p>0.31635</text:p>
          </table:table-cell>
          <table:table-cell office:value-type="string">
            <text:p>0.1298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-0.03629</text:p>
          </table:table-cell>
          <table:table-cell office:value-type="string">
            <text:p>-0.27807</text:p>
          </table:table-cell>
          <table:table-cell office:value-type="string">
            <text:p>0.31635</text:p>
          </table:table-cell>
          <table:table-cell office:value-type="string">
            <text:p>-1.99435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0.1021</text:p>
          </table:table-cell>
          <table:table-cell office:value-type="string">
            <text:p>0.81739</text:p>
          </table:table-cell>
          <table:table-cell office:value-type="string">
            <text:p>-0.75901</text:p>
          </table:table-cell>
          <table:table-cell office:value-type="string">
            <text:p>0.25369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string">
            <text:p>-0.48791</text:p>
          </table:table-cell>
          <table:table-cell office:value-type="string">
            <text:p>-0.11892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-1.99435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1021</text:p>
          </table:table-cell>
          <table:table-cell office:value-type="string">
            <text:p>-1.86088</text:p>
          </table:table-cell>
          <table:table-cell office:value-type="string">
            <text:p>0.79269</text:p>
          </table:table-cell>
          <table:table-cell office:value-type="string">
            <text:p>-0.1333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string">
            <text:p>-0.48791</text:p>
          </table:table-cell>
          <table:table-cell office:value-type="string">
            <text:p>0.1021</text:p>
          </table:table-cell>
          <table:table-cell office:value-type="string">
            <text:p>-3.42525</text:p>
          </table:table-cell>
          <table:table-cell office:value-type="string">
            <text:p>-3.4703</text:p>
          </table:table-cell>
          <table:table-cell office:value-type="string">
            <text:p>-0.68024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string">
            <text:p>-0.48791</text:p>
          </table:table-cell>
          <table:table-cell office:value-type="string">
            <text:p>-0.03629</text:p>
          </table:table-cell>
          <table:table-cell office:value-type="string">
            <text:p>-1.86088</text:p>
          </table:table-cell>
          <table:table-cell office:value-type="string">
            <text:p>0.31635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string">
            <text:p>0.24368</text:p>
          </table:table-cell>
          <table:table-cell office:value-type="string">
            <text:p>0.01012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-1.28064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">
            <text:p>1</text:p>
          </table:table-cell>
          <table:table-cell office:value-type="string">
            <text:p>-0.48791</text:p>
          </table:table-cell>
          <table:table-cell office:value-type="string">
            <text:p>-0.11892</text:p>
          </table:table-cell>
          <table:table-cell office:value-type="string">
            <text:p>-1.05396</text:p>
          </table:table-cell>
          <table:table-cell office:value-type="string">
            <text:p>0.19777</text:p>
          </table:table-cell>
          <table:table-cell office:value-type="string">
            <text:p>-0.00029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0.01012</text:p>
          </table:table-cell>
          <table:table-cell office:value-type="string">
            <text:p>-0.00596</text:p>
          </table:table-cell>
          <table:table-cell office:value-type="string">
            <text:p>-0.00587</text:p>
          </table:table-cell>
          <table:table-cell office:value-type="string">
            <text:p>-1.28064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0.01857</text:p>
          </table:table-cell>
          <table:table-cell office:value-type="string">
            <text:p>-3.42525</text:p>
          </table:table-cell>
          <table:table-cell office:value-type="string">
            <text:p>-3.4703</text:p>
          </table:table-cell>
          <table:table-cell office:value-type="string">
            <text:p>-0.37788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0.01012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0.37233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0.01012</text:p>
          </table:table-cell>
          <table:table-cell office:value-type="string">
            <text:p>-0.01797</text:p>
          </table:table-cell>
          <table:table-cell office:value-type="string">
            <text:p>-0.01196</text:p>
          </table:table-cell>
          <table:table-cell office:value-type="string">
            <text:p>-1.28064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-0.03629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-0.1333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-0.03629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-0.01035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-0.03629</text:p>
          </table:table-cell>
          <table:table-cell office:value-type="string">
            <text:p>-3.42525</text:p>
          </table:table-cell>
          <table:table-cell office:value-type="string">
            <text:p>-3.4703</text:p>
          </table:table-cell>
          <table:table-cell office:value-type="string">
            <text:p>-3.37268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-0.03629</text:p>
          </table:table-cell>
          <table:table-cell office:value-type="string">
            <text:p>-0.00596</text:p>
          </table:table-cell>
          <table:table-cell office:value-type="string">
            <text:p>-0.00587</text:p>
          </table:table-cell>
          <table:table-cell office:value-type="string">
            <text:p>-1.28064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-0.11892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-0.68024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-0.03629</text:p>
          </table:table-cell>
          <table:table-cell office:value-type="string">
            <text:p>-0.1886</text:p>
          </table:table-cell>
          <table:table-cell office:value-type="string">
            <text:p>-2.01938</text:p>
          </table:table-cell>
          <table:table-cell office:value-type="string">
            <text:p>-0.1333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-0.03629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0.1298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-0.03629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-1.99435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">
            <text:p>1</text:p>
          </table:table-cell>
          <table:table-cell office:value-type="string">
            <text:p>-0.00751</text:p>
          </table:table-cell>
          <table:table-cell office:value-type="string">
            <text:p>0.01857</text:p>
          </table:table-cell>
          <table:table-cell office:value-type="string">
            <text:p>0.81739</text:p>
          </table:table-cell>
          <table:table-cell office:value-type="string">
            <text:p>0.72213</text:p>
          </table:table-cell>
          <table:table-cell office:value-type="string">
            <text:p>0.37233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11892</text:p>
          </table:table-cell>
          <table:table-cell office:value-type="string">
            <text:p>0.81739</text:p>
          </table:table-cell>
          <table:table-cell office:value-type="string">
            <text:p>0.31635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string">
            <text:p>-0.48791</text:p>
          </table:table-cell>
          <table:table-cell office:value-type="string">
            <text:p>0.01857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-0.03249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03629</text:p>
          </table:table-cell>
          <table:table-cell office:value-type="string">
            <text:p>0.62242</text:p>
          </table:table-cell>
          <table:table-cell office:value-type="string">
            <text:p>1.11861</text:p>
          </table:table-cell>
          <table:table-cell office:value-type="string">
            <text:p>-0.48902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 office:value-type="string">
            <text:p>-0.00751</text:p>
          </table:table-cell>
          <table:table-cell office:value-type="string">
            <text:p>-0.03629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string">
            <text:p>-0.48791</text:p>
          </table:table-cell>
          <table:table-cell office:value-type="string">
            <text:p>-0.11892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0.1298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string">
            <text:p>-0.00751</text:p>
          </table:table-cell>
          <table:table-cell office:value-type="string">
            <text:p>-0.11892</text:p>
          </table:table-cell>
          <table:table-cell office:value-type="string">
            <text:p>0.03755</text:p>
          </table:table-cell>
          <table:table-cell office:value-type="string">
            <text:p>0.31635</text:p>
          </table:table-cell>
          <table:table-cell office:value-type="string">
            <text:p>-0.37788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-0.11892</text:p>
          </table:table-cell>
          <table:table-cell office:value-type="string">
            <text:p>-0.1886</text:p>
          </table:table-cell>
          <table:table-cell office:value-type="string">
            <text:p>-2.01938</text:p>
          </table:table-cell>
          <table:table-cell office:value-type="string">
            <text:p>-0.01035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string">
            <text:p>-0.48791</text:p>
          </table:table-cell>
          <table:table-cell office:value-type="string">
            <text:p>-0.11892</text:p>
          </table:table-cell>
          <table:table-cell table:number-columns-repeated="2" office:value-type="string">
            <text:p>-0.00238</text:p>
          </table:table-cell>
          <table:table-cell office:value-type="string">
            <text:p>-0.00239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">
            <text:p>1</text:p>
          </table:table-cell>
          <table:table-cell office:value-type="string">
            <text:p>-0.00751</text:p>
          </table:table-cell>
          <table:table-cell office:value-type="string">
            <text:p>0.01857</text:p>
          </table:table-cell>
          <table:table-cell office:value-type="string">
            <text:p>-0.27807</text:p>
          </table:table-cell>
          <table:table-cell office:value-type="string">
            <text:p>0.31635</text:p>
          </table:table-cell>
          <table:table-cell office:value-type="string">
            <text:p>0.25369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">
            <text:p>1</text:p>
          </table:table-cell>
          <table:table-cell office:value-type="string">
            <text:p>-0.00751</text:p>
          </table:table-cell>
          <table:table-cell office:value-type="string">
            <text:p>0.01012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-0.1333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">
            <text:p>1</text:p>
          </table:table-cell>
          <table:table-cell office:value-type="string">
            <text:p>-0.00751</text:p>
          </table:table-cell>
          <table:table-cell office:value-type="string">
            <text:p>-0.03629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0.60871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">
            <text:p>1</text:p>
          </table:table-cell>
          <table:table-cell office:value-type="string">
            <text:p>-1.5552</text:p>
          </table:table-cell>
          <table:table-cell office:value-type="string">
            <text:p>0.01012</text:p>
          </table:table-cell>
          <table:table-cell office:value-type="string">
            <text:p>0.70113</text:p>
          </table:table-cell>
          <table:table-cell office:value-type="string">
            <text:p>-2.02158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string">
            <text:p>-0.48791</text:p>
          </table:table-cell>
          <table:table-cell office:value-type="string">
            <text:p>0.01012</text:p>
          </table:table-cell>
          <table:table-cell office:value-type="string">
            <text:p>0.81739</text:p>
          </table:table-cell>
          <table:table-cell office:value-type="string">
            <text:p>-0.20999</text:p>
          </table:table-cell>
          <table:table-cell office:value-type="string">
            <text:p>-0.00085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string">
            <text:p>-0.00751</text:p>
          </table:table-cell>
          <table:table-cell office:value-type="string">
            <text:p>0.01857</text:p>
          </table:table-cell>
          <table:table-cell office:value-type="string">
            <text:p>-0.27807</text:p>
          </table:table-cell>
          <table:table-cell office:value-type="string">
            <text:p>0.31635</text:p>
          </table:table-cell>
          <table:table-cell office:value-type="string">
            <text:p>-0.37788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string">
            <text:p>-0.00751</text:p>
          </table:table-cell>
          <table:table-cell office:value-type="string">
            <text:p>0.1021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11892</text:p>
          </table:table-cell>
          <table:table-cell office:value-type="string">
            <text:p>-0.1886</text:p>
          </table:table-cell>
          <table:table-cell office:value-type="string">
            <text:p>0.46057</text:p>
          </table:table-cell>
          <table:table-cell office:value-type="string">
            <text:p>-3.37268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0.01857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0.1298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0.01012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office:value-type="string">
            <text:p>-0.00751</text:p>
          </table:table-cell>
          <table:table-cell office:value-type="string">
            <text:p>0.01012</text:p>
          </table:table-cell>
          <table:table-cell office:value-type="string">
            <text:p>-1.05396</text:p>
          </table:table-cell>
          <table:table-cell office:value-type="string">
            <text:p>0.19777</text:p>
          </table:table-cell>
          <table:table-cell office:value-type="string">
            <text:p>-0.1333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string">
            <text:p>-1.5552</text:p>
          </table:table-cell>
          <table:table-cell office:value-type="string">
            <text:p>-0.11892</text:p>
          </table:table-cell>
          <table:table-cell office:value-type="string">
            <text:p>-1.05396</text:p>
          </table:table-cell>
          <table:table-cell office:value-type="string">
            <text:p>-2.01938</text:p>
          </table:table-cell>
          <table:table-cell office:value-type="string">
            <text:p>-0.48112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03629</text:p>
          </table:table-cell>
          <table:table-cell office:value-type="string">
            <text:p>1.6436</text:p>
          </table:table-cell>
          <table:table-cell office:value-type="string">
            <text:p>0.46057</text:p>
          </table:table-cell>
          <table:table-cell office:value-type="string">
            <text:p>0.1048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1021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-0.03629</text:p>
          </table:table-cell>
          <table:table-cell office:value-type="string">
            <text:p>-0.1886</text:p>
          </table:table-cell>
          <table:table-cell office:value-type="string">
            <text:p>0.46057</text:p>
          </table:table-cell>
          <table:table-cell office:value-type="string">
            <text:p>1.03459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11892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0.1298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11892</text:p>
          </table:table-cell>
          <table:table-cell office:value-type="string">
            <text:p>0.81739</text:p>
          </table:table-cell>
          <table:table-cell office:value-type="string">
            <text:p>0.79269</text:p>
          </table:table-cell>
          <table:table-cell office:value-type="string">
            <text:p>-1.99435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857</text:p>
          </table:table-cell>
          <table:table-cell office:value-type="string">
            <text:p>0.03755</text:p>
          </table:table-cell>
          <table:table-cell office:value-type="string">
            <text:p>0.79269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0.01857</text:p>
          </table:table-cell>
          <table:table-cell office:value-type="string">
            <text:p>0.81739</text:p>
          </table:table-cell>
          <table:table-cell office:value-type="string">
            <text:p>0.86529</text:p>
          </table:table-cell>
          <table:table-cell office:value-type="string">
            <text:p>-1.99435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012</text:p>
          </table:table-cell>
          <table:table-cell office:value-type="string">
            <text:p>-0.1886</text:p>
          </table:table-cell>
          <table:table-cell office:value-type="string">
            <text:p>0.46057</text:p>
          </table:table-cell>
          <table:table-cell office:value-type="string">
            <text:p>0.5979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012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0.37233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857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0.37233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1021</text:p>
          </table:table-cell>
          <table:table-cell office:value-type="string">
            <text:p>-1.05396</text:p>
          </table:table-cell>
          <table:table-cell office:value-type="string">
            <text:p>-1.28381</text:p>
          </table:table-cell>
          <table:table-cell office:value-type="string">
            <text:p>-0.37788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0.1021</text:p>
          </table:table-cell>
          <table:table-cell office:value-type="string">
            <text:p>-1.05396</text:p>
          </table:table-cell>
          <table:table-cell office:value-type="string">
            <text:p>0.86529</text:p>
          </table:table-cell>
          <table:table-cell office:value-type="string">
            <text:p>0.1298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012</text:p>
          </table:table-cell>
          <table:table-cell office:value-type="string">
            <text:p>0.59507</text:p>
          </table:table-cell>
          <table:table-cell office:value-type="string">
            <text:p>1.25739</text:p>
          </table:table-cell>
          <table:table-cell office:value-type="string">
            <text:p>2.03478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03629</text:p>
          </table:table-cell>
          <table:table-cell office:value-type="string">
            <text:p>0.59507</text:p>
          </table:table-cell>
          <table:table-cell office:value-type="string">
            <text:p>0.79269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1021</text:p>
          </table:table-cell>
          <table:table-cell office:value-type="string">
            <text:p>0.03755</text:p>
          </table:table-cell>
          <table:table-cell office:value-type="string">
            <text:p>0.79269</text:p>
          </table:table-cell>
          <table:table-cell office:value-type="string">
            <text:p>-0.3554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012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0.37233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012</text:p>
          </table:table-cell>
          <table:table-cell office:value-type="string">
            <text:p>0.59507</text:p>
          </table:table-cell>
          <table:table-cell office:value-type="string">
            <text:p>0.79269</text:p>
          </table:table-cell>
          <table:table-cell office:value-type="string">
            <text:p>2.03478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857</text:p>
          </table:table-cell>
          <table:table-cell office:value-type="string">
            <text:p>0.81739</text:p>
          </table:table-cell>
          <table:table-cell office:value-type="string">
            <text:p>1.25739</text:p>
          </table:table-cell>
          <table:table-cell office:value-type="string">
            <text:p>2.03478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11892</text:p>
          </table:table-cell>
          <table:table-cell office:value-type="string">
            <text:p>0.03755</text:p>
          </table:table-cell>
          <table:table-cell office:value-type="string">
            <text:p>0.79269</text:p>
          </table:table-cell>
          <table:table-cell office:value-type="string">
            <text:p>-0.48902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012</text:p>
          </table:table-cell>
          <table:table-cell office:value-type="string">
            <text:p>0.81739</text:p>
          </table:table-cell>
          <table:table-cell office:value-type="string">
            <text:p>0.67366</text:p>
          </table:table-cell>
          <table:table-cell office:value-type="string">
            <text:p>0.37233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11892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1.82967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0.1021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1.82967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11892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0.37233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1021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0.3723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857</text:p>
          </table:table-cell>
          <table:table-cell office:value-type="string">
            <text:p>0.81739</text:p>
          </table:table-cell>
          <table:table-cell office:value-type="string">
            <text:p>0.19777</text:p>
          </table:table-cell>
          <table:table-cell office:value-type="string">
            <text:p>0.60871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1021</text:p>
          </table:table-cell>
          <table:table-cell office:value-type="string">
            <text:p>0.59507</text:p>
          </table:table-cell>
          <table:table-cell office:value-type="string">
            <text:p>1.25739</text:p>
          </table:table-cell>
          <table:table-cell office:value-type="string">
            <text:p>1.82967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857</text:p>
          </table:table-cell>
          <table:table-cell office:value-type="string">
            <text:p>-1.05396</text:p>
          </table:table-cell>
          <table:table-cell office:value-type="string">
            <text:p>0.79269</text:p>
          </table:table-cell>
          <table:table-cell office:value-type="string">
            <text:p>0.5979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857</text:p>
          </table:table-cell>
          <table:table-cell office:value-type="string">
            <text:p>1.65844</text:p>
          </table:table-cell>
          <table:table-cell office:value-type="string">
            <text:p>1.11861</text:p>
          </table:table-cell>
          <table:table-cell office:value-type="string">
            <text:p>0.44898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857</text:p>
          </table:table-cell>
          <table:table-cell office:value-type="string">
            <text:p>1.01003</text:p>
          </table:table-cell>
          <table:table-cell office:value-type="string">
            <text:p>0.86529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857</text:p>
          </table:table-cell>
          <table:table-cell office:value-type="string">
            <text:p>1.65844</text:p>
          </table:table-cell>
          <table:table-cell office:value-type="string">
            <text:p>1.11861</text:p>
          </table:table-cell>
          <table:table-cell office:value-type="string">
            <text:p>0.44898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1021</text:p>
          </table:table-cell>
          <table:table-cell office:value-type="string">
            <text:p>0.62242</text:p>
          </table:table-cell>
          <table:table-cell office:value-type="string">
            <text:p>1.11861</text:p>
          </table:table-cell>
          <table:table-cell office:value-type="string">
            <text:p>0.1048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03629</text:p>
          </table:table-cell>
          <table:table-cell office:value-type="string">
            <text:p>-3.32151</text:p>
          </table:table-cell>
          <table:table-cell office:value-type="string">
            <text:p>0.79269</text:p>
          </table:table-cell>
          <table:table-cell office:value-type="string">
            <text:p>0.25369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03629</text:p>
          </table:table-cell>
          <table:table-cell office:value-type="string">
            <text:p>-0.00068</text:p>
          </table:table-cell>
          <table:table-cell office:value-type="string">
            <text:p>-0.17583</text:p>
          </table:table-cell>
          <table:table-cell office:value-type="string">
            <text:p>0.1298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012</text:p>
          </table:table-cell>
          <table:table-cell office:value-type="string">
            <text:p>0.81739</text:p>
          </table:table-cell>
          <table:table-cell office:value-type="string">
            <text:p>1.25739</text:p>
          </table:table-cell>
          <table:table-cell office:value-type="string">
            <text:p>0.37233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012</text:p>
          </table:table-cell>
          <table:table-cell office:value-type="string">
            <text:p>0.81739</text:p>
          </table:table-cell>
          <table:table-cell office:value-type="string">
            <text:p>1.25739</text:p>
          </table:table-cell>
          <table:table-cell office:value-type="string">
            <text:p>1.82967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857</text:p>
          </table:table-cell>
          <table:table-cell office:value-type="string">
            <text:p>-0.27807</text:p>
          </table:table-cell>
          <table:table-cell office:value-type="string">
            <text:p>0.27136</text:p>
          </table:table-cell>
          <table:table-cell office:value-type="string">
            <text:p>0.57591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0.1021</text:p>
          </table:table-cell>
          <table:table-cell office:value-type="string">
            <text:p>1.6436</text:p>
          </table:table-cell>
          <table:table-cell office:value-type="string">
            <text:p>0.79269</text:p>
          </table:table-cell>
          <table:table-cell office:value-type="string">
            <text:p>-0.3778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03629</text:p>
          </table:table-cell>
          <table:table-cell office:value-type="string">
            <text:p>-0.27807</text:p>
          </table:table-cell>
          <table:table-cell office:value-type="string">
            <text:p>0.79269</text:p>
          </table:table-cell>
          <table:table-cell office:value-type="string">
            <text:p>-0.37788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-0.03629</text:p>
          </table:table-cell>
          <table:table-cell office:value-type="string">
            <text:p>-0.27807</text:p>
          </table:table-cell>
          <table:table-cell office:value-type="string">
            <text:p>0.31635</text:p>
          </table:table-cell>
          <table:table-cell office:value-type="string">
            <text:p>0.25369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03629</text:p>
          </table:table-cell>
          <table:table-cell office:value-type="string">
            <text:p>-0.27807</text:p>
          </table:table-cell>
          <table:table-cell office:value-type="string">
            <text:p>0.31635</text:p>
          </table:table-cell>
          <table:table-cell office:value-type="string">
            <text:p>-0.37788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11892</text:p>
          </table:table-cell>
          <table:table-cell office:value-type="string">
            <text:p>1.6436</text:p>
          </table:table-cell>
          <table:table-cell office:value-type="string">
            <text:p>0.27136</text:p>
          </table:table-cell>
          <table:table-cell office:value-type="string">
            <text:p>-0.133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03629</text:p>
          </table:table-cell>
          <table:table-cell office:value-type="string">
            <text:p>-1.05396</text:p>
          </table:table-cell>
          <table:table-cell office:value-type="string">
            <text:p>0.64818</text:p>
          </table:table-cell>
          <table:table-cell office:value-type="string">
            <text:p>-2.09639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012</text:p>
          </table:table-cell>
          <table:table-cell office:value-type="string">
            <text:p>1.6436</text:p>
          </table:table-cell>
          <table:table-cell office:value-type="string">
            <text:p>0.46057</text:p>
          </table:table-cell>
          <table:table-cell office:value-type="string">
            <text:p>0.5979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857</text:p>
          </table:table-cell>
          <table:table-cell office:value-type="string">
            <text:p>0.62242</text:p>
          </table:table-cell>
          <table:table-cell office:value-type="string">
            <text:p>1.11861</text:p>
          </table:table-cell>
          <table:table-cell office:value-type="string">
            <text:p>0.1048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1021</text:p>
          </table:table-cell>
          <table:table-cell office:value-type="string">
            <text:p>1.6436</text:p>
          </table:table-cell>
          <table:table-cell office:value-type="string">
            <text:p>0.27136</text:p>
          </table:table-cell>
          <table:table-cell office:value-type="string">
            <text:p>0.1298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012</text:p>
          </table:table-cell>
          <table:table-cell office:value-type="string">
            <text:p>1.6436</text:p>
          </table:table-cell>
          <table:table-cell office:value-type="string">
            <text:p>0.46057</text:p>
          </table:table-cell>
          <table:table-cell office:value-type="string">
            <text:p>-0.1333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857</text:p>
          </table:table-cell>
          <table:table-cell office:value-type="string">
            <text:p>1.65844</text:p>
          </table:table-cell>
          <table:table-cell office:value-type="string">
            <text:p>1.11861</text:p>
          </table:table-cell>
          <table:table-cell office:value-type="string">
            <text:p>0.50836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03629</text:p>
          </table:table-cell>
          <table:table-cell office:value-type="string">
            <text:p>0.70113</text:p>
          </table:table-cell>
          <table:table-cell office:value-type="string">
            <text:p>1.49331</text:p>
          </table:table-cell>
          <table:table-cell office:value-type="string">
            <text:p>0.44898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1021</text:p>
          </table:table-cell>
          <table:table-cell office:value-type="string">
            <text:p>1.65844</text:p>
          </table:table-cell>
          <table:table-cell office:value-type="string">
            <text:p>1.11861</text:p>
          </table:table-cell>
          <table:table-cell office:value-type="string">
            <text:p>0.25369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857</text:p>
          </table:table-cell>
          <table:table-cell office:value-type="string">
            <text:p>0.81739</text:p>
          </table:table-cell>
          <table:table-cell office:value-type="string">
            <text:p>0.79269</text:p>
          </table:table-cell>
          <table:table-cell office:value-type="string">
            <text:p>1.03459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11892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0.50836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1021</text:p>
          </table:table-cell>
          <table:table-cell office:value-type="string">
            <text:p>0.81739</text:p>
          </table:table-cell>
          <table:table-cell office:value-type="string">
            <text:p>0.31635</text:p>
          </table:table-cell>
          <table:table-cell office:value-type="string">
            <text:p>0.50836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03629</text:p>
          </table:table-cell>
          <table:table-cell office:value-type="string">
            <text:p>0.81739</text:p>
          </table:table-cell>
          <table:table-cell office:value-type="string">
            <text:p>0.31635</text:p>
          </table:table-cell>
          <table:table-cell office:value-type="string">
            <text:p>0.50836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0.1021</text:p>
          </table:table-cell>
          <table:table-cell office:value-type="string">
            <text:p>-0.27807</text:p>
          </table:table-cell>
          <table:table-cell office:value-type="string">
            <text:p>0.31635</text:p>
          </table:table-cell>
          <table:table-cell office:value-type="string">
            <text:p>0.253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0.1021</text:p>
          </table:table-cell>
          <table:table-cell office:value-type="string">
            <text:p>-0.1886</text:p>
          </table:table-cell>
          <table:table-cell office:value-type="string">
            <text:p>0.31635</text:p>
          </table:table-cell>
          <table:table-cell office:value-type="string">
            <text:p>0.5083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11892</text:p>
          </table:table-cell>
          <table:table-cell office:value-type="string">
            <text:p>0.03755</text:p>
          </table:table-cell>
          <table:table-cell office:value-type="string">
            <text:p>0.46057</text:p>
          </table:table-cell>
          <table:table-cell office:value-type="string">
            <text:p>-0.3554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012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-1.9943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012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0.1298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11892</text:p>
          </table:table-cell>
          <table:table-cell office:value-type="string">
            <text:p>0.81739</text:p>
          </table:table-cell>
          <table:table-cell office:value-type="string">
            <text:p>1.25739</text:p>
          </table:table-cell>
          <table:table-cell office:value-type="string">
            <text:p>0.1048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0.01012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0.50836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11892</text:p>
          </table:table-cell>
          <table:table-cell office:value-type="string">
            <text:p>-0.1886</text:p>
          </table:table-cell>
          <table:table-cell office:value-type="string">
            <text:p>0.46057</text:p>
          </table:table-cell>
          <table:table-cell office:value-type="string">
            <text:p>-0.68024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857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0.44898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0.1021</text:p>
          </table:table-cell>
          <table:table-cell table:number-columns-repeated="2" office:value-type="string">
            <text:p>0.89312</text:p>
          </table:table-cell>
          <table:table-cell office:value-type="string">
            <text:p>0.50836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857</text:p>
          </table:table-cell>
          <table:table-cell office:value-type="string">
            <text:p>0.81739</text:p>
          </table:table-cell>
          <table:table-cell office:value-type="string">
            <text:p>1.25739</text:p>
          </table:table-cell>
          <table:table-cell office:value-type="string">
            <text:p>0.50836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03629</text:p>
          </table:table-cell>
          <table:table-cell office:value-type="string">
            <text:p>0.81739</text:p>
          </table:table-cell>
          <table:table-cell office:value-type="string">
            <text:p>0.79269</text:p>
          </table:table-cell>
          <table:table-cell office:value-type="string">
            <text:p>0.60871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012</text:p>
          </table:table-cell>
          <table:table-cell office:value-type="string">
            <text:p>0.81739</text:p>
          </table:table-cell>
          <table:table-cell office:value-type="string">
            <text:p>0.79269</text:p>
          </table:table-cell>
          <table:table-cell office:value-type="string">
            <text:p>0.5979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11892</text:p>
          </table:table-cell>
          <table:table-cell office:value-type="string">
            <text:p>-2.6771</text:p>
          </table:table-cell>
          <table:table-cell office:value-type="string">
            <text:p>0.31635</text:p>
          </table:table-cell>
          <table:table-cell office:value-type="string">
            <text:p>0.60871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1021</text:p>
          </table:table-cell>
          <table:table-cell office:value-type="string">
            <text:p>-2.6771</text:p>
          </table:table-cell>
          <table:table-cell office:value-type="string">
            <text:p>0.79269</text:p>
          </table:table-cell>
          <table:table-cell office:value-type="string">
            <text:p>0.60871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857</text:p>
          </table:table-cell>
          <table:table-cell office:value-type="string">
            <text:p>-1.86088</text:p>
          </table:table-cell>
          <table:table-cell office:value-type="string">
            <text:p>0.31635</text:p>
          </table:table-cell>
          <table:table-cell office:value-type="string">
            <text:p>-0.37788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1021</text:p>
          </table:table-cell>
          <table:table-cell office:value-type="string">
            <text:p>0.81739</text:p>
          </table:table-cell>
          <table:table-cell office:value-type="string">
            <text:p>0.79269</text:p>
          </table:table-cell>
          <table:table-cell office:value-type="string">
            <text:p>0.57591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1021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0.57591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11892</text:p>
          </table:table-cell>
          <table:table-cell office:value-type="string">
            <text:p>1.02107</text:p>
          </table:table-cell>
          <table:table-cell office:value-type="string">
            <text:p>0.46057</text:p>
          </table:table-cell>
          <table:table-cell office:value-type="string">
            <text:p>0.60871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857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012</text:p>
          </table:table-cell>
          <table:table-cell office:value-type="string">
            <text:p>0.70113</text:p>
          </table:table-cell>
          <table:table-cell office:value-type="string">
            <text:p>1.49331</text:p>
          </table:table-cell>
          <table:table-cell office:value-type="string">
            <text:p>0.60871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11892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0.1048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03629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0.1048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857</text:p>
          </table:table-cell>
          <table:table-cell office:value-type="string">
            <text:p>-0.1886</text:p>
          </table:table-cell>
          <table:table-cell office:value-type="string">
            <text:p>0.46057</text:p>
          </table:table-cell>
          <table:table-cell office:value-type="string">
            <text:p>-0.37788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857</text:p>
          </table:table-cell>
          <table:table-cell office:value-type="string">
            <text:p>-1.86088</text:p>
          </table:table-cell>
          <table:table-cell office:value-type="string">
            <text:p>-2.55422</text:p>
          </table:table-cell>
          <table:table-cell office:value-type="string">
            <text:p>-0.1333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03629</text:p>
          </table:table-cell>
          <table:table-cell office:value-type="string">
            <text:p>0.81739</text:p>
          </table:table-cell>
          <table:table-cell office:value-type="string">
            <text:p>0.79269</text:p>
          </table:table-cell>
          <table:table-cell office:value-type="string">
            <text:p>0.1298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857</text:p>
          </table:table-cell>
          <table:table-cell office:value-type="string">
            <text:p>1.6436</text:p>
          </table:table-cell>
          <table:table-cell office:value-type="string">
            <text:p>0.27136</text:p>
          </table:table-cell>
          <table:table-cell office:value-type="string">
            <text:p>0.1298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1021</text:p>
          </table:table-cell>
          <table:table-cell office:value-type="string">
            <text:p>0.81739</text:p>
          </table:table-cell>
          <table:table-cell office:value-type="string">
            <text:p>0.79269</text:p>
          </table:table-cell>
          <table:table-cell office:value-type="string">
            <text:p>1.03459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03629</text:p>
          </table:table-cell>
          <table:table-cell office:value-type="string">
            <text:p>0.81739</text:p>
          </table:table-cell>
          <table:table-cell office:value-type="string">
            <text:p>0.79269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1021</text:p>
          </table:table-cell>
          <table:table-cell office:value-type="string">
            <text:p>1.65844</text:p>
          </table:table-cell>
          <table:table-cell office:value-type="string">
            <text:p>1.11861</text:p>
          </table:table-cell>
          <table:table-cell office:value-type="string">
            <text:p>0.44898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857</text:p>
          </table:table-cell>
          <table:table-cell office:value-type="string">
            <text:p>1.01003</text:p>
          </table:table-cell>
          <table:table-cell office:value-type="string">
            <text:p>0.31635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0.1021</text:p>
          </table:table-cell>
          <table:table-cell office:value-type="string">
            <text:p>1.01003</text:p>
          </table:table-cell>
          <table:table-cell office:value-type="string">
            <text:p>0.31635</text:p>
          </table:table-cell>
          <table:table-cell office:value-type="string">
            <text:p>0.50836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03629</text:p>
          </table:table-cell>
          <table:table-cell office:value-type="string">
            <text:p>0.81739</text:p>
          </table:table-cell>
          <table:table-cell office:value-type="string">
            <text:p>0.67366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857</text:p>
          </table:table-cell>
          <table:table-cell office:value-type="string">
            <text:p>-0.1886</text:p>
          </table:table-cell>
          <table:table-cell office:value-type="string">
            <text:p>0.67366</text:p>
          </table:table-cell>
          <table:table-cell office:value-type="string">
            <text:p>0.50836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857</text:p>
          </table:table-cell>
          <table:table-cell office:value-type="string">
            <text:p>1.01003</text:p>
          </table:table-cell>
          <table:table-cell office:value-type="string">
            <text:p>0.31635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0.01857</text:p>
          </table:table-cell>
          <table:table-cell office:value-type="string">
            <text:p>1.01003</text:p>
          </table:table-cell>
          <table:table-cell office:value-type="string">
            <text:p>0.31635</text:p>
          </table:table-cell>
          <table:table-cell office:value-type="string">
            <text:p>0.50836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1021</text:p>
          </table:table-cell>
          <table:table-cell office:value-type="string">
            <text:p>0.70113</text:p>
          </table:table-cell>
          <table:table-cell office:value-type="string">
            <text:p>1.49331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1021</text:p>
          </table:table-cell>
          <table:table-cell office:value-type="string">
            <text:p>0.70113</text:p>
          </table:table-cell>
          <table:table-cell office:value-type="string">
            <text:p>-2.02158</text:p>
          </table:table-cell>
          <table:table-cell office:value-type="string">
            <text:p>0.44898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012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0.50836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1021</text:p>
          </table:table-cell>
          <table:table-cell office:value-type="string">
            <text:p>0.81739</text:p>
          </table:table-cell>
          <table:table-cell office:value-type="string">
            <text:p>1.25739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012</text:p>
          </table:table-cell>
          <table:table-cell office:value-type="string">
            <text:p>0.81739</text:p>
          </table:table-cell>
          <table:table-cell office:value-type="string">
            <text:p>1.25739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-0.03629</text:p>
          </table:table-cell>
          <table:table-cell office:value-type="string">
            <text:p>-0.1886</text:p>
          </table:table-cell>
          <table:table-cell office:value-type="string">
            <text:p>0.46057</text:p>
          </table:table-cell>
          <table:table-cell office:value-type="string">
            <text:p>-0.48902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11892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-0.48902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03629</text:p>
          </table:table-cell>
          <table:table-cell office:value-type="string">
            <text:p>0.70113</text:p>
          </table:table-cell>
          <table:table-cell office:value-type="string">
            <text:p>1.49331</text:p>
          </table:table-cell>
          <table:table-cell office:value-type="string">
            <text:p>0.44898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1021</text:p>
          </table:table-cell>
          <table:table-cell office:value-type="string">
            <text:p>0.62242</text:p>
          </table:table-cell>
          <table:table-cell office:value-type="string">
            <text:p>1.11861</text:p>
          </table:table-cell>
          <table:table-cell office:value-type="string">
            <text:p>0.44898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857</text:p>
          </table:table-cell>
          <table:table-cell office:value-type="string">
            <text:p>-2.6771</text:p>
          </table:table-cell>
          <table:table-cell office:value-type="string">
            <text:p>0.79269</text:p>
          </table:table-cell>
          <table:table-cell office:value-type="string">
            <text:p>0.57591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03629</text:p>
          </table:table-cell>
          <table:table-cell office:value-type="string">
            <text:p>0.03755</text:p>
          </table:table-cell>
          <table:table-cell office:value-type="string">
            <text:p>0.31635</text:p>
          </table:table-cell>
          <table:table-cell office:value-type="string">
            <text:p>-0.1333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1021</text:p>
          </table:table-cell>
          <table:table-cell office:value-type="string">
            <text:p>0.81739</text:p>
          </table:table-cell>
          <table:table-cell office:value-type="string">
            <text:p>0.27136</text:p>
          </table:table-cell>
          <table:table-cell office:value-type="string">
            <text:p>0.50836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03629</text:p>
          </table:table-cell>
          <table:table-cell office:value-type="string">
            <text:p>0.81739</text:p>
          </table:table-cell>
          <table:table-cell office:value-type="string">
            <text:p>0.27136</text:p>
          </table:table-cell>
          <table:table-cell office:value-type="string">
            <text:p>0.50836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012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-0.37788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string">
            <text:p>0.24368</text:p>
          </table:table-cell>
          <table:table-cell office:value-type="string">
            <text:p>0.1021</text:p>
          </table:table-cell>
          <table:table-cell office:value-type="string">
            <text:p>0.81739</text:p>
          </table:table-cell>
          <table:table-cell office:value-type="string">
            <text:p>0.27136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1021</text:p>
          </table:table-cell>
          <table:table-cell office:value-type="string">
            <text:p>0.03755</text:p>
          </table:table-cell>
          <table:table-cell office:value-type="string">
            <text:p>0.31635</text:p>
          </table:table-cell>
          <table:table-cell office:value-type="string">
            <text:p>0.50836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1021</text:p>
          </table:table-cell>
          <table:table-cell office:value-type="string">
            <text:p>0.81739</text:p>
          </table:table-cell>
          <table:table-cell office:value-type="string">
            <text:p>0.46057</text:p>
          </table:table-cell>
          <table:table-cell office:value-type="string">
            <text:p>-0.02813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11892</text:p>
          </table:table-cell>
          <table:table-cell office:value-type="string">
            <text:p>-1.05396</text:p>
          </table:table-cell>
          <table:table-cell office:value-type="string">
            <text:p>0.46057</text:p>
          </table:table-cell>
          <table:table-cell office:value-type="string">
            <text:p>0.60871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-0.03629</text:p>
          </table:table-cell>
          <table:table-cell office:value-type="string">
            <text:p>1.46841</text:p>
          </table:table-cell>
          <table:table-cell office:value-type="string">
            <text:p>0.31635</text:p>
          </table:table-cell>
          <table:table-cell office:value-type="string">
            <text:p>0.25369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012</text:p>
          </table:table-cell>
          <table:table-cell office:value-type="string">
            <text:p>-0.27807</text:p>
          </table:table-cell>
          <table:table-cell office:value-type="string">
            <text:p>0.79269</text:p>
          </table:table-cell>
          <table:table-cell office:value-type="string">
            <text:p>-0.1333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857</text:p>
          </table:table-cell>
          <table:table-cell office:value-type="string">
            <text:p>0.59507</text:p>
          </table:table-cell>
          <table:table-cell office:value-type="string">
            <text:p>0.79269</text:p>
          </table:table-cell>
          <table:table-cell office:value-type="string">
            <text:p>2.03478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string">
            <text:p>0.37989</text:p>
          </table:table-cell>
          <table:table-cell office:value-type="string">
            <text:p>0.01012</text:p>
          </table:table-cell>
          <table:table-cell office:value-type="string">
            <text:p>0.81739</text:p>
          </table:table-cell>
          <table:table-cell office:value-type="string">
            <text:p>1.25739</text:p>
          </table:table-cell>
          <table:table-cell office:value-type="string">
            <text:p>2.03478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9">19/03/2020</text:date>, <text:time>19:49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7:22:25.41</meta:creation-date>
    <dc:date>2020-03-19T19:49:46.79</dc:date>
    <meta:editing-duration>PT11M18S</meta:editing-duration>
    <meta:editing-cycles>6</meta:editing-cycles>
    <meta:generator>OpenOffice/4.1.7$Win32 OpenOffice.org_project/417m1$Build-9800</meta:generator>
    <meta:document-statistic meta:table-count="3" meta:cell-count="8020" meta:object-count="0"/>
  </office:meta>
</office:document-meta>
</file>